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3" manifest:media-type="audio/mpeg"/>
  <manifest:file-entry manifest:full-path="media/media2.mp3" manifest:media-type="audio/mpeg"/>
  <manifest:file-entry manifest:full-path="media/media3.mp3" manifest:media-type="audio/mpeg"/>
  <manifest:file-entry manifest:full-path="media/media4.mp3" manifest:media-type="audio/mpeg"/>
  <manifest:file-entry manifest:full-path="media/media5.mp3" manifest:media-type="audio/mpeg"/>
  <manifest:file-entry manifest:full-path="media/media6.mp3" manifest:media-type="audio/mpeg"/>
  <manifest:file-entry manifest:full-path="media/media7.mp3" manifest:media-type="audio/mpeg"/>
  <manifest:file-entry manifest:full-path="media/media8.mp3" manifest:media-type="audio/mpeg"/>
  <manifest:file-entry manifest:full-path="media/media9.mp3" manifest:media-type="audio/mpeg"/>
  <manifest:file-entry manifest:full-path="media/media10.mp3" manifest:media-type="audio/mpeg"/>
  <manifest:file-entry manifest:full-path="media/media11.mp3" manifest:media-type="audio/mpeg"/>
  <manifest:file-entry manifest:full-path="media/media12.mp3" manifest:media-type="audio/mpeg"/>
  <manifest:file-entry manifest:full-path="media/media13.mp3" manifest:media-type="audio/mpeg"/>
  <manifest:file-entry manifest:full-path="media/media14.mp3" manifest:media-type="audio/mpeg"/>
  <manifest:file-entry manifest:full-path="media/media15.mp3" manifest:media-type="audio/mpeg"/>
  <manifest:file-entry manifest:full-path="media/media16.mp3" manifest:media-type="audio/mpeg"/>
  <manifest:file-entry manifest:full-path="media/media17.mp3" manifest:media-type="audio/mpeg"/>
  <manifest:file-entry manifest:full-path="media/media18.mp3" manifest:media-type="audio/mpeg"/>
  <manifest:file-entry manifest:full-path="media/media19.mp3" manifest:media-type="audio/mpeg"/>
  <manifest:file-entry manifest:full-path="media/media20.mp3" manifest:media-type="audio/mpeg"/>
  <manifest:file-entry manifest:full-path="media/media21.mp3" manifest:media-type="audio/mpeg"/>
  <manifest:file-entry manifest:full-path="media/media22.mp3" manifest:media-type="audio/mpeg"/>
  <manifest:file-entry manifest:full-path="media/media23.mp3" manifest:media-type="audio/mpeg"/>
  <manifest:file-entry manifest:full-path="media/media24.mp3" manifest:media-type="audio/mpeg"/>
  <manifest:file-entry manifest:full-path="media/media25.mp3" manifest:media-type="audio/mpeg"/>
  <manifest:file-entry manifest:full-path="media/media26.mp3" manifest:media-type="audio/mpeg"/>
  <manifest:file-entry manifest:full-path="media/media27.mp3" manifest:media-type="audio/mpeg"/>
  <manifest:file-entry manifest:full-path="media/media28.mp3" manifest:media-type="audio/mpeg"/>
  <manifest:file-entry manifest:full-path="media/media29.mp3" manifest:media-type="audio/mpeg"/>
  <manifest:file-entry manifest:full-path="media/media30.mp3" manifest:media-type="audio/mpeg"/>
  <manifest:file-entry manifest:full-path="media/media31.mp3" manifest:media-type="audio/mpeg"/>
  <manifest:file-entry manifest:full-path="media/media32.mp3" manifest:media-type="audio/mpeg"/>
  <manifest:file-entry manifest:full-path="media/media33.mp3" manifest:media-type="audio/mpeg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g" manifest:media-type="image/pn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png"/>
  <manifest:file-entry manifest:full-path="media/image15.jpg" manifest:media-type="image/jpeg"/>
  <manifest:file-entry manifest:full-path="media/image16.png" manifest:media-type="image/pn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e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37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8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7" style:parent-style-name="Graphics">
      <style:graphic-properties draw:fill="none" draw:stroke="none"/>
    </style:style>
    <style:style style:family="graphic" style:name="a1838" style:parent-style-name="Graphics">
      <style:graphic-properties draw:fill="none" draw:stroke="non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4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1" style:parent-style-name="Graphics">
      <style:graphic-properties draw:fill="none" draw:stroke="none"/>
    </style:style>
    <style:style style:family="graphic" style:name="a1592" style:parent-style-name="Graphics">
      <style:graphic-properties draw:fill="none" fo:clip="rect(0.03118in, 0in, 0in, -0.01242in)" draw:stroke="non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0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4" style:parent-style-name="Graphics">
      <style:graphic-properties draw:fill="none" draw:stroke="none"/>
    </style:style>
    <style:style style:family="graphic" style:name="a1865" style:parent-style-name="Graphics">
      <style:graphic-properties draw:fill="none" draw:stroke="non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7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 style:parent-style-name="Graphics">
      <style:graphic-properties draw:fill="none" draw:stroke="non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3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4" style:parent-style-name="Graphics">
      <style:graphic-properties draw:fill="none" draw:stroke="none"/>
    </style:style>
    <style:style style:family="graphic" style:name="a2115" style:parent-style-name="Graphics">
      <style:graphic-properties draw:fill="none" draw:stroke="non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0" style:parent-style-name="Graphics">
      <style:graphic-properties draw:fill="none" draw:stroke="non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1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147">
      <style:table-properties style:writing-mode="lr-tb"/>
    </style:style>
    <style:style style:family="table-column" style:name="a1148">
      <style:table-column-properties style:column-width="2.45984in"/>
    </style:style>
    <style:style style:family="table-column" style:name="a1149">
      <style:table-column-properties style:column-width="2.45984in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cc33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12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40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olumn" style:name="a1150">
      <style:table-column-properties style:column-width="3.39567in"/>
    </style:style>
    <style:style style:family="table-row" style:name="a1151">
      <style:table-row-properties style:row-height="0.01in"/>
    </style:style>
    <style:style style:family="text" style:name="a115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cc33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11">
      <style:table-row-properties style:row-height="0.01in"/>
    </style:style>
    <style:style style:family="text" style:name="a21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39" style:parent-style-name="Graphics">
      <style:graphic-properties draw:fill="none" draw:stroke="none"/>
    </style:style>
    <style:style style:family="paragraph" style:name="a141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57795in"/>
    </style:style>
    <style:style style:family="text" style:name="a116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3">
      <style:table-row-properties style:row-height="0.01in"/>
    </style:style>
    <style:style style:family="text" style:name="a116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40" style:parent-style-name="Graphics">
      <style:graphic-properties draw:fill="none" draw:stroke="non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14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42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57795in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7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4">
      <style:table-row-properties style:row-height="0.57795in"/>
    </style:style>
    <style:style style:family="presentation" style:name="a2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407" style:parent-style-name="Graphics">
      <style:graphic-properties draw:fill="none" draw:stroke="none"/>
    </style:style>
    <style:style style:family="paragraph" style:name="a117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graphic" style:name="a2408" style:parent-style-name="Graphics">
      <style:graphic-properties draw:fill="none" draw:stroke="none"/>
    </style:style>
    <style:style style:family="table-cell" style:name="a11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3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1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8">
      <style:table-row-properties style:row-height="0.57795in"/>
    </style:style>
    <style:style style:family="text" style:name="a143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row" style:name="a1185">
      <style:table-row-properties style:row-height="0.57795in"/>
    </style:style>
    <style:style style:family="presentation" style:name="a241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18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drawing-page" style:name="a2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67" style:parent-style-name="Graphics">
      <style:graphic-properties draw:fill="none" draw:stroke="none"/>
    </style:style>
    <style:style style:family="text" style:name="a144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168" style:parent-style-name="Graphics">
      <style:graphic-properties draw:fill="none" draw:stroke="none"/>
    </style:style>
    <style:style style:family="text" style:name="a144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9">
      <style:table-row-properties style:row-height="0.57795in"/>
    </style:style>
    <style:style style:family="drawing-page" style:name="a2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4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4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row" style:name="a1196">
      <style:table-row-properties style:row-height="0.57795in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17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graphic" style:name="a2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45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9">
      <style:table-row-properties style:row-height="0.57795in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2" style:parent-style-name="Graphics">
      <style:graphic-properties draw:fill="none" draw:stroke="none"/>
    </style:style>
    <style:style style:family="text" style:name="a24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713" style:parent-style-name="Graphics">
      <style:graphic-properties draw:fill="none" draw:stroke="non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6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6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6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2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4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92" style:parent-style-name="Graphics">
      <style:graphic-properties draw:fill="none" draw:stroke="none"/>
    </style:style>
    <style:style style:family="table-row" style:name="a1470">
      <style:table-row-properties style:row-height="0.57756in"/>
    </style:style>
    <style:style style:family="graphic" style:name="a2193" style:parent-style-name="Graphics">
      <style:graphic-properties draw:fill="none" draw:stroke="none"/>
    </style:style>
    <style:style style:family="text" style:name="a147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 style:parent-style-name="Graphics">
      <style:graphic-properties draw:fill="none" draw:stroke="none"/>
    </style:style>
    <style:style style:family="graphic" style:name="a1738" style:parent-style-name="Graphics">
      <style:graphic-properties draw:fill="none" draw:stroke="non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74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2" style:parent-style-name="Graphics">
      <style:graphic-properties draw:fill="none" draw:stroke="none"/>
    </style:style>
    <style:style style:family="graphic" style:name="a1763" style:parent-style-name="Graphics">
      <style:graphic-properties draw:fill="none" draw:stroke="non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77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7" style:parent-style-name="Graphics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8" style:parent-style-name="Graphics">
      <style:graphic-properties draw:fill="none" fo:clip="rect(0.7474in, 0.01615in, 0.79963in, -0.01615in)" draw:stroke="none"/>
    </style:style>
    <style:style style:family="text" style:name="a1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4" style:parent-style-name="Graphics">
      <style:graphic-properties draw:fill="none" draw:stroke="none"/>
    </style:style>
    <style:style style:family="graphic" style:name="a2015" style:parent-style-name="Graphics">
      <style:graphic-properties draw:fill="none" fo:clip="rect(0.04318in, 0.06237in, 0.05331in, 0.03564in)" draw:stroke="non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79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02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30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304">
      <style:table-row-properties style:row-height="0.57795in"/>
    </style:style>
    <style:style style:family="drawing-page" style:name="a2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0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graphic" style:name="a2039" style:parent-style-name="Graphics">
      <style:graphic-properties draw:fill="none" draw:stroke="non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8">
      <style:table-row-properties style:row-height="0.57795in"/>
    </style:style>
    <style:style style:family="text" style:name="a131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040" style:parent-style-name="Graphics">
      <style:graphic-properties draw:fill="none" draw:stroke="non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04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32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02" style:parent-style-name="Graphics">
      <style:graphic-properties draw:fill="none" draw:stroke="non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03" style:parent-style-name="Graphics">
      <style:graphic-properties draw:fill="none" draw:stroke="non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33">
      <style:table-row-properties style:row-height="0.57795in"/>
    </style:style>
    <style:style style:family="text" style:name="a20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31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0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0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graphic" style:name="a2064" style:parent-style-name="Graphics">
      <style:graphic-properties draw:fill="none" draw:stroke="none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65" style:parent-style-name="Graphics">
      <style:graphic-properties draw:fill="none" draw:stroke="none"/>
    </style:style>
    <style:style style:family="text" style:name="a134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47">
      <style:table-row-properties style:row-height="0.57795in"/>
    </style:style>
    <style:style style:family="text" style:name="a134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7" style:parent-style-name="Graphics">
      <style:graphic-properties draw:fill="none" draw:stroke="none"/>
    </style:style>
    <style:style style:family="drawing-page" style:name="a1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07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6" style:parent-style-name="Graphics">
      <style:graphic-properties draw:fill="none" draw:stroke="none"/>
    </style:style>
    <style:style style:family="drawing-page" style:name="a2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7" style:parent-style-name="Graphics">
      <style:graphic-properties draw:fill="none" fo:clip="rect(0.38266in, 0.1055in, 0.94894in, 0in)" draw:stroke="non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row" style:name="a1362">
      <style:table-row-properties style:row-height="0.57756in"/>
    </style:style>
    <style:style style:family="text" style:name="a2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89" style:parent-style-name="Graphics">
      <style:graphic-properties draw:fill="none" draw:stroke="none"/>
    </style:style>
    <style:style style:family="text" style:name="a136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4625in" style:font-size-asian="0.4625in" style:font-size-complex="0.4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0" style:parent-style-name="Graphics">
      <style:graphic-properties draw:fill="none" fo:clip="rect(0in, 0in, 0.1099in, 0in)" draw:stroke="non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9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1" style:parent-style-name="Graphics">
      <style:graphic-properties draw:fill="none" draw:stroke="none"/>
    </style:style>
    <style:style style:family="graphic" style:name="a2352" style:parent-style-name="Graphics">
      <style:graphic-properties draw:fill="none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89">
      <style:table-properties style:writing-mode="lr-tb"/>
    </style:style>
    <style:style style:family="graphic" style:name="a2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6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1" style:parent-style-name="Graphics">
      <style:graphic-properties draw:fill="none" draw:stroke="none"/>
    </style:style>
    <style:style style:family="drawing-page" style:name="a2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2" style:parent-style-name="Graphics">
      <style:graphic-properties draw:fill="none" fo:clip="rect(0.10475in, 0in, 0in, 0in)" draw:stroke="non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90">
      <style:table-column-properties style:column-width="1.89829in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391">
      <style:table-column-properties style:column-width="1.89829in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392">
      <style:table-column-properties style:column-width="1.89829in"/>
    </style:style>
    <style:style style:family="drawing-page" style:name="a1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393">
      <style:table-column-properties style:column-width="2.62048in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row" style:name="a1394">
      <style:table-row-properties style:row-height="0.49868in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55556in" style:font-size-asian="0.55556in" style:font-size-complex="0.55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55556in" style:font-size-asian="0.55556in" style:font-size-complex="0.55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9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5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3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4" style:parent-style-name="Graphics">
      <style:graphic-properties draw:fill="none" draw:stroke="none"/>
    </style:style>
    <style:style style:family="graphic" style:name="a1915" style:parent-style-name="Graphics">
      <style:graphic-properties draw:fill="none" draw:stroke="non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2" style:parent-style-name="Graphics">
      <style:graphic-properties draw:fill="none" draw:stroke="none"/>
    </style:style>
    <style:style style:family="graphic" style:name="a2383" style:parent-style-name="Graphics">
      <style:graphic-properties draw:fill="none" fo:clip="rect(0in, 0in, 0in, 0.99513in)" draw:stroke="none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 style:parent-style-name="Graphics">
      <style:graphic-properties draw:fill="none" draw:stroke="non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 style:parent-style-name="Graphics">
      <style:graphic-properties draw:fill="none" draw:stroke="none"/>
    </style:style>
    <style:style style:family="paragraph" style:name="a2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2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9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drawing-page" style:name="a2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9" style:parent-style-name="Graphics">
      <style:graphic-properties draw:fill="none" draw:stroke="non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7" style:parent-style-name="Graphics">
      <style:graphic-properties draw:fill="none" draw:stroke="none"/>
    </style:style>
    <style:style style:family="graphic" style:name="a1688" style:parent-style-name="Graphics">
      <style:graphic-properties draw:fill="none" draw:stroke="non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 style:parent-style-name="Graphics">
      <style:graphic-properties draw:fill="none" fo:clip="rect(0.00002in, 0in, 1.06685in, 0in)" draw:stroke="non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4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9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19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7">
      <style:table-row-properties style:row-height="0.57795in"/>
    </style:style>
    <style:style style:family="text" style:name="a120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19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4" style:parent-style-name="Graphics">
      <style:graphic-properties draw:fill="none" draw:stroke="none"/>
    </style:style>
    <style:style style:family="graphic" style:name="a1965" style:parent-style-name="Graphics">
      <style:graphic-properties draw:fill="none" draw:stroke="non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8">
      <style:table-row-properties style:row-height="0.57795in"/>
    </style:style>
    <style:style style:family="text" style:name="a121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7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9">
      <style:table-row-properties style:row-height="0.57756in"/>
    </style:style>
    <style:style style:family="paragraph" style:name="a2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20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9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graphic" style:name="a1989" style:parent-style-name="Graphics">
      <style:graphic-properties draw:fill="none" draw:stroke="none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7" style:parent-style-name="Graphics">
      <style:graphic-properties draw:fill="none" draw:stroke="none"/>
    </style:style>
    <style:style style:family="graphic" style:name="a2218" style:parent-style-name="Graphics">
      <style:graphic-properties draw:fill="none" draw:stroke="non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 style:parent-style-name="Graphics">
      <style:graphic-properties draw:fill="none" fo:clip="rect(0in, 0.11735in, 0.12558in, 0in)" draw:stroke="non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5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60">
      <style:table-properties style:writing-mode="lr-tb"/>
    </style:style>
    <style:style style:family="table-column" style:name="a1261">
      <style:table-column-properties style:column-width="2.45984in"/>
    </style:style>
    <style:style style:family="table-column" style:name="a1262">
      <style:table-column-properties style:column-width="2.45984in"/>
    </style:style>
    <style:style style:family="table-column" style:name="a1263">
      <style:table-column-properties style:column-width="3.39567in"/>
    </style:style>
    <style:style style:family="table-row" style:name="a1264">
      <style:table-row-properties style:row-height="0.49868in"/>
    </style:style>
    <style:style style:family="text" style:name="a126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cc33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49" style:parent-style-name="Graphics">
      <style:graphic-properties draw:fill="none" draw:stroke="none"/>
    </style:style>
    <style:style style:family="text" style:name="a15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6">
      <style:table-row-properties style:row-height="0.01in"/>
    </style:style>
    <style:style style:family="text" style:name="a127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250" style:parent-style-name="Graphics">
      <style:graphic-properties draw:fill="none" draw:stroke="non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5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53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9">
      <style:table-row-properties style:row-height="0.57795in"/>
    </style:style>
    <style:style style:family="presentation" style:name="a2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6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cc33" style:text-line-through-type="none" style:text-line-through-style="none" style:text-line-through-width="auto" style:text-line-through-color="font-color" fo:font-family="Liberation Sans" style:font-family-asian="AR PL New Sung" style:font-family-complex="Tahoma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size="0.30556in" style:font-size-asian="0.30556in" style:font-size-complex="0.30556in"/>
    </style:style>
    <style:style style:family="text" style:name="a180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277" style:parent-style-name="Graphics">
      <style:graphic-properties draw:fill="none" draw:stroke="non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 style:parent-style-name="Graphics">
      <style:graphic-properties draw:fill="none" fo:clip="rect(0.29541in, 0.90289in, 0.56509in, 0.18499in)" draw:stroke="non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graphic" style:name="a1813" style:parent-style-name="Graphics">
      <style:graphic-properties draw:fill="none" fo:clip="rect(0in, 0.21647in, 0.24998in, 0.33727in)" draw:stroke="non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8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69">
      <style:text-properties fo:font-variant="normal" fo:text-transform="none" fo:color="#f8cba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82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1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draw:fill="none" draw:stroke="solid" svg:stroke-width="0.08333in" svg:stroke-color="#70ad47" draw:marker-end="a1573" svg:stroke-opacity="100%" draw:stroke-linejoin="miter" svg:stroke-linecap="butt"/>
    </style:style>
    <style:style style:family="text" style:name="a22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58889in" style:font-size-asian="0.58889in" style:font-size-complex="0.5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576">
      <style:graphic-properties draw:fill="none" draw:stroke="solid" svg:stroke-width="0.08333in" svg:stroke-color="#70ad47" draw:marker-end="a1575" svg:stroke-opacity="100%" draw:stroke-linejoin="miter" svg:stroke-linecap="butt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4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04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43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43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44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027" draw:master-page-name="Master2-Layout7-blank-Blank" presentation:presentation-page-layout-name="Master2-PPL7" draw:id="Slide-256">
        <draw:frame draw:id="id174" presentation:style-name="a1030" draw:name="Title 1" svg:x="0.15748in" svg:y="0.32953in" svg:width="10.70866in" svg:height="1.04843in" presentation:class="title" presentation:placeholder="false">
          <draw:text-box>
            <text:p text:style-name="a1029" text:class-names="" text:cond-style-name=""><text:span text:style-name="a1028" text:class-names="">In the name of who created the world</text:span></text:p>
          </draw:text-box>
          <svg:title/>
          <svg:desc/>
        </draw:frame>
        <draw:frame draw:id="id175" presentation:style-name="a1056" draw:name="Text Placeholder 2" svg:x="0.3937in" svg:y="2.16535in" svg:width="10.23622in" svg:height="5.51181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A presentation aiming to teach how to talk about personality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4" text:class-names="">Created by:<text:s text:c="1"/></text:span><text:span text:style-name="a1035" text:class-names="">Amirreza</text:span><text:span text:style-name="a1036" text:class-names=""><text:s text:c="1"/></text:span><text:span text:style-name="a1037" text:class-names="">Firoozi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This document is available under Gnu Free Document License</text:span></text:p>
              </text:list-item>
            </text:list>
          </draw:text-box>
          <svg:title/>
          <svg:desc/>
        </draw:frame>
        <presentation:notes draw:style-name="a1067">
          <draw:frame draw:id="id176" draw:style-name="a1060" draw:name="Slide Number Placeholder 6" svg:x="4.67953in" svg:y="11.10827in" svg:width="3.5878in" svg:height="0.58425in">
            <draw:text-box>
              <text:p text:style-name="a1059" text:class-names="" text:cond-style-name=""><text:span text:style-name="a1057" text:class-names=""><text:page-number style:num-format="1" text:fixed="false">1</text:page-number></text:span><text:span text:style-name="a1058" text:class-names=""/></text:p>
            </draw:text-box>
            <svg:title/>
            <svg:desc/>
          </draw:frame>
          <draw:frame draw:id="id177" draw:style-name="a1064" draw:name="Slide Number Placeholder 6" svg:x="4.67953in" svg:y="11.10827in" svg:width="3.5878in" svg:height="0.58425in">
            <draw:text-box>
              <text:p text:style-name="a1063" text:class-names="" text:cond-style-name=""><text:span text:style-name="a1061" text:class-names=""><text:page-number style:num-format="1" text:fixed="false">1</text:page-number></text:span><text:span text:style-name="a1062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8" presentation:style-name="a1065" draw:name="Slide Image Placeholder 1">
            <svg:title/>
            <svg:desc/>
          </draw:page-thumbnail>
          <draw:frame draw:id="id179" presentation:style-name="a10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68" draw:master-page-name="Master2-Layout7-blank-Blank" presentation:presentation-page-layout-name="Master2-PPL7" draw:id="Slide-257">
        <draw:frame draw:id="id180" presentation:style-name="a1075" draw:name="Title 1" svg:x="0.3937in" svg:y="0.32953in" svg:width="10.23622in" svg:height="1.04843in" presentation:class="title" presentation:placeholder="false">
          <draw:text-box>
            <text:p text:style-name="a1074" text:class-names="" text:cond-style-name=""><text:span text:style-name="a1069" text:class-names=""><text:s text:c="1"/>We are going to<text:s text:c="1"/></text:span><text:span text:style-name="a1070" text:class-names="">learn</text:span><text:span text:style-name="a1071" text:class-names=""><text:s text:c="1"/></text:span><text:span text:style-name="a1072" text:class-names="">…<text:tab/></text:span><text:span text:style-name="a1073" text:class-names=""/></text:p>
          </draw:text-box>
          <svg:title/>
          <svg:desc/>
        </draw:frame>
        <draw:frame draw:id="id181" presentation:style-name="a1093" draw:name="Text Placeholder 2" svg:x="0.3937in" svg:y="2.16535in" svg:width="10.23622in" svg:height="5.51181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6" text:class-names="">what<text:s text:c="1"/></text:span><text:span text:style-name="a1077" text:class-names="">personality mean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some<text:s text:c="1"/></text:span><text:span text:style-name="a1081" text:class-names="">words we use to talk about personality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<text:tab/>words` meanings aren`t the most complete but They are the simplest.</text:span><text:span text:style-name="a1085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8" text:class-names="">How to ask<text:s text:c="1"/></text:span><text:span text:style-name="a1089" text:class-names="">questions<text:s text:c="1"/></text:span><text:span text:style-name="a1090" text:class-names="">about personality</text:span></text:p>
              </text:list-item>
            </text:list>
          </draw:text-box>
          <svg:title/>
          <svg:desc/>
        </draw:frame>
        <presentation:notes draw:style-name="a1104">
          <draw:frame draw:id="id182" draw:style-name="a1097" draw:name="Slide Number Placeholder 6" svg:x="4.67953in" svg:y="11.10827in" svg:width="3.5878in" svg:height="0.58425in">
            <draw:text-box>
              <text:p text:style-name="a1096" text:class-names="" text:cond-style-name=""><text:span text:style-name="a1094" text:class-names=""><text:page-number style:num-format="1" text:fixed="false">2</text:page-number></text:span><text:span text:style-name="a1095" text:class-names=""/></text:p>
            </draw:text-box>
            <svg:title/>
            <svg:desc/>
          </draw:frame>
          <draw:frame draw:id="id183" draw:style-name="a1101" draw:name="Slide Number Placeholder 6" svg:x="4.67953in" svg:y="11.10827in" svg:width="3.5878in" svg:height="0.58425in">
            <draw:text-box>
              <text:p text:style-name="a1100" text:class-names="" text:cond-style-name=""><text:span text:style-name="a1098" text:class-names=""><text:page-number style:num-format="1" text:fixed="false">2</text:page-number></text:span><text:span text:style-name="a1099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4" presentation:style-name="a1102" draw:name="Slide Image Placeholder 1">
            <svg:title/>
            <svg:desc/>
          </draw:page-thumbnail>
          <draw:frame draw:id="id185" presentation:style-name="a11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05" draw:master-page-name="Master2-Layout7-blank-Blank" presentation:presentation-page-layout-name="Master2-PPL7" draw:id="Slide-258">
        <draw:frame draw:id="id186" presentation:style-name="a1108" draw:name="Title 1" svg:x="0.31496in" svg:y="0.3689in" svg:width="10.23622in" svg:height="1.04843in" presentation:class="title" presentation:placeholder="false">
          <draw:text-box>
            <text:p text:style-name="a1107" text:class-names="" text:cond-style-name=""><text:span text:style-name="a1106" text:class-names="">Personality</text:span></text:p>
          </draw:text-box>
          <svg:title/>
          <svg:desc/>
        </draw:frame>
        <draw:frame draw:id="id187" presentation:style-name="a1123" draw:name="Subtitle 2" svg:x="0.3937in" svg:y="2.16535in" svg:width="10.23622in" svg:height="3.8876in" presentation:class="subtitle" presentation:placeholder="false">
          <draw:text-box>
            <text:p text:style-name="a1112" text:class-names="" text:cond-style-name=""><text:span text:style-name="a1109" text:class-names="">According to the Longman Dictionary the word<text:s text:c="1"/></text:span><text:span text:style-name="a1110" text:class-names="">personality means : Someone`s character,<text:s text:c="1"/></text:span><text:span text:style-name="a1111" text:class-names="">especially the way they behave towards other people.</text:span></text:p>
            <text:p text:style-name="a1116" text:class-names="" text:cond-style-name=""><text:span text:style-name="a1113" text:class-names="">But<text:s text:c="1"/></text:span><text:span text:style-name="a1114" text:class-names="">here<text:s text:c="1"/></text:span><text:span text:style-name="a1115" text:class-names="">might be a better definition for it:</text:span></text:p>
            <text:p text:style-name="a1120" text:class-names="" text:cond-style-name=""><text:span text:style-name="a1117" text:class-names="">Personality refers to individual differences in characteristic patterns of thinking, feeling and<text:s text:c="1"/></text:span><text:span text:style-name="a1118" text:class-names="">behaving.</text:span><text:span text:style-name="a1119" text:class-names=""/></text:p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88" draw:style-name="a1124" draw:name="personality" svg:x="3.36857in" svg:y="0.72828in" svg:width="0.71142in" svg:height="0.71142in" style:rel-width="scale" style:rel-height="scale">
          <draw:plugin draw:mime-type="audio/mpeg" xlink:href="media/media1.mp3" xlink:type="simple" xlink:show="embed" xlink:actuate="onLoad"/>
          <draw:image xlink:href="media/image1.png" xlink:type="simple" xlink:show="embed" xlink:actuate="onLoad"/>
          <svg:title/>
          <svg:desc/>
        </draw:frame>
        <presentation:notes draw:style-name="a1135">
          <draw:frame draw:id="id189" draw:style-name="a1128" draw:name="Slide Number Placeholder 6" svg:x="4.67953in" svg:y="11.10827in" svg:width="3.5878in" svg:height="0.58425in">
            <draw:text-box>
              <text:p text:style-name="a1127" text:class-names="" text:cond-style-name=""><text:span text:style-name="a1125" text:class-names=""><text:page-number style:num-format="1" text:fixed="false">3</text:page-number></text:span><text:span text:style-name="a1126" text:class-names=""/></text:p>
            </draw:text-box>
            <svg:title/>
            <svg:desc/>
          </draw:frame>
          <draw:frame draw:id="id190" draw:style-name="a1132" draw:name="Slide Number Placeholder 6" svg:x="4.67953in" svg:y="11.10827in" svg:width="3.5878in" svg:height="0.58425in">
            <draw:text-box>
              <text:p text:style-name="a1131" text:class-names="" text:cond-style-name=""><text:span text:style-name="a1129" text:class-names=""><text:page-number style:num-format="1" text:fixed="false">3</text:page-number></text:span><text:span text:style-name="a1130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1" presentation:style-name="a1133" draw:name="Slide Image Placeholder 1">
            <svg:title/>
            <svg:desc/>
          </draw:page-thumbnail>
          <draw:frame draw:id="id192" presentation:style-name="a11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36" draw:master-page-name="Master2-Layout7-blank-Blank" presentation:presentation-page-layout-name="Master2-PPL7" draw:id="Slide-259">
        <draw:frame draw:id="id193" presentation:style-name="a1139" draw:name="Title 1" svg:x="0.55118in" svg:y="0.32953in" svg:width="9.92126in" svg:height="1.37992in" presentation:class="title" presentation:placeholder="false">
          <draw:text-box>
            <text:p text:style-name="a1138" text:class-names="" text:cond-style-name=""><text:span text:style-name="a1137" text:class-names="">Grammatical Points<text:tab/></text:span></text:p>
          </draw:text-box>
          <svg:title/>
          <svg:desc/>
        </draw:frame>
        <draw:frame draw:id="id194" presentation:style-name="a1146" draw:name="Text Placeholder 2" svg:x="0.55118in" svg:y="1.93425in" svg:width="9.92126in" svg:height="0.66417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We use this structure to talk about personality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  <draw:frame draw:id="id195" draw:name="Table 3" svg:x="0.94488in" svg:y="2.67717in" svg:width="8.31535in" svg:height="4.40064in">
          <table:table table:style-name="a1147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148" table:default-cell-style-name=""/>
            <table:table-column table:style-name="a1149" table:default-cell-style-name=""/>
            <table:table-column table:style-name="a1150" table:default-cell-style-name=""/>
            <table:table-row table:style-name="a1151" table:default-cell-style-name="">
              <table:table-cell table:style-name="a1154">
                <text:p text:style-name="a1153" text:class-names="" text:cond-style-name=""><text:span text:style-name="a1152" text:class-names="">Subject</text:span></text:p>
              </table:table-cell>
              <table:table-cell table:style-name="a1159">
                <text:p text:style-name="a1158" text:class-names="" text:cond-style-name=""><text:span text:style-name="a1155" text:class-names="">To</text:span><text:span text:style-name="a1156" text:class-names=""><text:s text:c="1"/>be</text:span><text:span text:style-name="a1157" text:class-names=""><text:s text:c="1"/>verbs</text:span></text:p>
              </table:table-cell>
              <table:table-cell table:style-name="a1162">
                <text:p text:style-name="a1161" text:class-names="" text:cond-style-name=""><text:span text:style-name="a1160" text:class-names="">Personality adjectives</text:span></text:p>
              </table:table-cell>
            </table:table-row>
            <table:table-row table:style-name="a1163" table:default-cell-style-name="">
              <table:table-cell table:style-name="a1166">
                <text:p text:style-name="a1165" text:class-names="" text:cond-style-name=""><text:span text:style-name="a1164" text:class-names="">I</text:span></text:p>
              </table:table-cell>
              <table:table-cell table:style-name="a1169">
                <text:p text:style-name="a1168" text:class-names="" text:cond-style-name=""><text:span text:style-name="a1167" text:class-names="">am</text:span></text:p>
              </table:table-cell>
              <table:table-cell table:style-name="a1173">
                <text:p text:style-name="a1172" text:class-names="" text:cond-style-name=""><text:span text:style-name="a1170" text:class-names="">untidy .</text:span><text:span text:style-name="a1171" text:class-names=""/></text:p>
              </table:table-cell>
            </table:table-row>
            <table:table-row table:style-name="a1174" table:default-cell-style-name="">
              <table:table-cell table:style-name="a1177">
                <text:p text:style-name="a1176" text:class-names="" text:cond-style-name=""><text:span text:style-name="a1175" text:class-names="">You</text:span></text:p>
              </table:table-cell>
              <table:table-cell table:style-name="a1180">
                <text:p text:style-name="a1179" text:class-names="" text:cond-style-name=""><text:span text:style-name="a1178" text:class-names="">are</text:span></text:p>
              </table:table-cell>
              <table:table-cell table:style-name="a1184">
                <text:p text:style-name="a1183" text:class-names="" text:cond-style-name=""><text:span text:style-name="a1181" text:class-names="">generous .</text:span><text:span text:style-name="a1182" text:class-names=""/></text:p>
              </table:table-cell>
            </table:table-row>
            <table:table-row table:style-name="a1185" table:default-cell-style-name="">
              <table:table-cell table:style-name="a1188">
                <text:p text:style-name="a1187" text:class-names="" text:cond-style-name=""><text:span text:style-name="a1186" text:class-names="">He</text:span></text:p>
              </table:table-cell>
              <table:table-cell table:style-name="a1191">
                <text:p text:style-name="a1190" text:class-names="" text:cond-style-name=""><text:span text:style-name="a1189" text:class-names="">is</text:span></text:p>
              </table:table-cell>
              <table:table-cell table:style-name="a1195">
                <text:p text:style-name="a1194" text:class-names="" text:cond-style-name=""><text:span text:style-name="a1192" text:class-names="">polite .</text:span><text:span text:style-name="a1193" text:class-names=""/></text:p>
              </table:table-cell>
            </table:table-row>
            <table:table-row table:style-name="a1196" table:default-cell-style-name="">
              <table:table-cell table:style-name="a1199">
                <text:p text:style-name="a1198" text:class-names="" text:cond-style-name=""><text:span text:style-name="a1197" text:class-names="">She</text:span></text:p>
              </table:table-cell>
              <table:table-cell table:style-name="a1202">
                <text:p text:style-name="a1201" text:class-names="" text:cond-style-name=""><text:span text:style-name="a1200" text:class-names="">is</text:span></text:p>
              </table:table-cell>
              <table:table-cell table:style-name="a1206">
                <text:p text:style-name="a1205" text:class-names="" text:cond-style-name=""><text:span text:style-name="a1203" text:class-names="">shy .</text:span><text:span text:style-name="a1204" text:class-names=""/></text:p>
              </table:table-cell>
            </table:table-row>
            <table:table-row table:style-name="a1207" table:default-cell-style-name="">
              <table:table-cell table:style-name="a1210">
                <text:p text:style-name="a1209" text:class-names="" text:cond-style-name=""><text:span text:style-name="a1208" text:class-names="">We</text:span></text:p>
              </table:table-cell>
              <table:table-cell table:style-name="a1213">
                <text:p text:style-name="a1212" text:class-names="" text:cond-style-name=""><text:span text:style-name="a1211" text:class-names="">are</text:span></text:p>
              </table:table-cell>
              <table:table-cell table:style-name="a1217">
                <text:p text:style-name="a1216" text:class-names="" text:cond-style-name=""><text:span text:style-name="a1214" text:class-names="">intelligent .</text:span><text:span text:style-name="a1215" text:class-names=""/></text:p>
              </table:table-cell>
            </table:table-row>
            <table:table-row table:style-name="a1218" table:default-cell-style-name="">
              <table:table-cell table:style-name="a1221">
                <text:p text:style-name="a1220" text:class-names="" text:cond-style-name=""><text:span text:style-name="a1219" text:class-names="">You</text:span></text:p>
              </table:table-cell>
              <table:table-cell table:style-name="a1224">
                <text:p text:style-name="a1223" text:class-names="" text:cond-style-name=""><text:span text:style-name="a1222" text:class-names="">are</text:span></text:p>
              </table:table-cell>
              <table:table-cell table:style-name="a1228">
                <text:p text:style-name="a1227" text:class-names="" text:cond-style-name=""><text:span text:style-name="a1225" text:class-names="">helpful .</text:span><text:span text:style-name="a1226" text:class-names=""/></text:p>
              </table:table-cell>
            </table:table-row>
            <table:table-row table:style-name="a1229" table:default-cell-style-name="">
              <table:table-cell table:style-name="a1232">
                <text:p text:style-name="a1231" text:class-names="" text:cond-style-name=""><text:span text:style-name="a1230" text:class-names="">They</text:span></text:p>
              </table:table-cell>
              <table:table-cell table:style-name="a1235">
                <text:p text:style-name="a1234" text:class-names="" text:cond-style-name=""><text:span text:style-name="a1233" text:class-names="">are</text:span></text:p>
              </table:table-cell>
              <table:table-cell table:style-name="a1239">
                <text:p text:style-name="a1238" text:class-names="" text:cond-style-name=""><text:span text:style-name="a1236" text:class-names="">hard-working .</text:span><text:span text:style-name="a1237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246">
          <draw:frame draw:id="id196" draw:style-name="a1243" draw:name="Slide Number Placeholder 6" svg:x="4.67953in" svg:y="11.10827in" svg:width="3.5878in" svg:height="0.58425in">
            <draw:text-box>
              <text:p text:style-name="a1242" text:class-names="" text:cond-style-name=""><text:span text:style-name="a1240" text:class-names=""><text:page-number style:num-format="1" text:fixed="false">4</text:page-number></text:span><text:span text:style-name="a1241" text:class-names=""/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97" presentation:style-name="a1244" draw:name="Slide Image Placeholder 1">
            <svg:title/>
            <svg:desc/>
          </draw:page-thumbnail>
          <draw:frame draw:id="id198" presentation:style-name="a1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0" draw:style-name="a1247" draw:master-page-name="Master2-Layout7-blank-Blank" presentation:presentation-page-layout-name="Master2-PPL7" draw:id="Slide-295">
        <draw:frame draw:id="id199" presentation:style-name="a1255" draw:name="Text Placeholder 2" svg:x="0.33871in" svg:y="1.78909in" svg:width="11.02431in" svg:height="0.72704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48" text:class-names="">We</text:span><text:span text:style-name="a1249" text:class-names=""><text:s text:c="1"/></text:span><text:span text:style-name="a1250" text:class-names="">use</text:span><text:span text:style-name="a1251" text:class-names=""><text:s text:c="1"/></text:span><text:span text:style-name="a1252" text:class-names="">this structure to ask a question about personality</text:span></text:p>
              </text:list-item>
            </text:list>
          </draw:text-box>
          <svg:title/>
          <svg:desc/>
        </draw:frame>
        <draw:frame draw:id="id200" draw:style-name="a1259" draw:name="Title 1" svg:x="0.58344in" svg:y="0.14136in" svg:width="9.92126in" svg:height="1.37992in">
          <draw:text-box>
            <text:p text:style-name="a1258" text:class-names="" text:cond-style-name=""><text:span text:style-name="a1256" text:class-names="">Grammatical Points<text:tab/></text:span><text:span text:style-name="a1257" text:class-names=""/></text:p>
          </draw:text-box>
          <svg:title/>
          <svg:desc/>
        </draw:frame>
        <draw:frame draw:id="id201" draw:name="Table 5" svg:x="0.94488in" svg:y="2.64516in" svg:width="8.31535in" svg:height="4.43265in">
          <table:table table:style-name="a126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61" table:default-cell-style-name=""/>
            <table:table-column table:style-name="a1262" table:default-cell-style-name=""/>
            <table:table-column table:style-name="a1263" table:default-cell-style-name=""/>
            <table:table-row table:style-name="a1264" table:default-cell-style-name="">
              <table:table-cell table:style-name="a1269">
                <text:p text:style-name="a1268" text:class-names="" text:cond-style-name=""><text:span text:style-name="a1265" text:class-names="">To</text:span><text:span text:style-name="a1266" text:class-names=""><text:s text:c="1"/>be</text:span><text:span text:style-name="a1267" text:class-names=""><text:s text:c="1"/>verbs</text:span></text:p>
              </table:table-cell>
              <table:table-cell table:style-name="a1272">
                <text:p text:style-name="a1271" text:class-names="" text:cond-style-name=""><text:span text:style-name="a1270" text:class-names="">Subject</text:span></text:p>
              </table:table-cell>
              <table:table-cell table:style-name="a1275">
                <text:p text:style-name="a1274" text:class-names="" text:cond-style-name=""><text:span text:style-name="a1273" text:class-names="">Personality adjectives</text:span></text:p>
              </table:table-cell>
            </table:table-row>
            <table:table-row table:style-name="a1276" table:default-cell-style-name="">
              <table:table-cell table:style-name="a1281">
                <text:p text:style-name="a1280" text:class-names="" text:cond-style-name=""><text:span text:style-name="a1277" text:class-names="">A</text:span><text:span text:style-name="a1278" text:class-names="">m</text:span><text:span text:style-name="a1279" text:class-names=""/></text:p>
              </table:table-cell>
              <table:table-cell table:style-name="a1284">
                <text:p text:style-name="a1283" text:class-names="" text:cond-style-name=""><text:span text:style-name="a1282" text:class-names="">I</text:span></text:p>
              </table:table-cell>
              <table:table-cell table:style-name="a1288">
                <text:p text:style-name="a1287" text:class-names="" text:cond-style-name=""><text:span text:style-name="a1285" text:class-names="">untidy ?</text:span><text:span text:style-name="a1286" text:class-names=""/></text:p>
              </table:table-cell>
            </table:table-row>
            <table:table-row table:style-name="a1289" table:default-cell-style-name="">
              <table:table-cell table:style-name="a1294">
                <text:p text:style-name="a1293" text:class-names="" text:cond-style-name=""><text:span text:style-name="a1290" text:class-names="">A</text:span><text:span text:style-name="a1291" text:class-names="">re</text:span><text:span text:style-name="a1292" text:class-names=""/></text:p>
              </table:table-cell>
              <table:table-cell table:style-name="a1299">
                <text:p text:style-name="a1298" text:class-names="" text:cond-style-name=""><text:span text:style-name="a1295" text:class-names="">y</text:span><text:span text:style-name="a1296" text:class-names="">ou</text:span><text:span text:style-name="a1297" text:class-names=""/></text:p>
              </table:table-cell>
              <table:table-cell table:style-name="a1303">
                <text:p text:style-name="a1302" text:class-names="" text:cond-style-name=""><text:span text:style-name="a1300" text:class-names="">generous ?</text:span><text:span text:style-name="a1301" text:class-names=""/></text:p>
              </table:table-cell>
            </table:table-row>
            <table:table-row table:style-name="a1304" table:default-cell-style-name="">
              <table:table-cell table:style-name="a1309">
                <text:p text:style-name="a1308" text:class-names="" text:cond-style-name=""><text:span text:style-name="a1305" text:class-names="">I</text:span><text:span text:style-name="a1306" text:class-names="">s</text:span><text:span text:style-name="a1307" text:class-names=""/></text:p>
              </table:table-cell>
              <table:table-cell table:style-name="a1313">
                <text:p text:style-name="a1312" text:class-names="" text:cond-style-name=""><text:span text:style-name="a1310" text:class-names="">he</text:span><text:span text:style-name="a1311" text:class-names=""/></text:p>
              </table:table-cell>
              <table:table-cell table:style-name="a1317">
                <text:p text:style-name="a1316" text:class-names="" text:cond-style-name=""><text:span text:style-name="a1314" text:class-names="">polite ?</text:span><text:span text:style-name="a1315" text:class-names=""/></text:p>
              </table:table-cell>
            </table:table-row>
            <table:table-row table:style-name="a1318" table:default-cell-style-name="">
              <table:table-cell table:style-name="a1323">
                <text:p text:style-name="a1322" text:class-names="" text:cond-style-name=""><text:span text:style-name="a1319" text:class-names="">I</text:span><text:span text:style-name="a1320" text:class-names="">s</text:span><text:span text:style-name="a1321" text:class-names=""/></text:p>
              </table:table-cell>
              <table:table-cell table:style-name="a1328">
                <text:p text:style-name="a1327" text:class-names="" text:cond-style-name=""><text:span text:style-name="a1324" text:class-names="">s</text:span><text:span text:style-name="a1325" text:class-names="">he</text:span><text:span text:style-name="a1326" text:class-names=""/></text:p>
              </table:table-cell>
              <table:table-cell table:style-name="a1332">
                <text:p text:style-name="a1331" text:class-names="" text:cond-style-name=""><text:span text:style-name="a1329" text:class-names="">shy ?</text:span><text:span text:style-name="a1330" text:class-names=""/></text:p>
              </table:table-cell>
            </table:table-row>
            <table:table-row table:style-name="a1333" table:default-cell-style-name="">
              <table:table-cell table:style-name="a1338">
                <text:p text:style-name="a1337" text:class-names="" text:cond-style-name=""><text:span text:style-name="a1334" text:class-names="">A</text:span><text:span text:style-name="a1335" text:class-names="">re</text:span><text:span text:style-name="a1336" text:class-names=""/></text:p>
              </table:table-cell>
              <table:table-cell table:style-name="a1342">
                <text:p text:style-name="a1341" text:class-names="" text:cond-style-name=""><text:span text:style-name="a1339" text:class-names="">we</text:span><text:span text:style-name="a1340" text:class-names=""/></text:p>
              </table:table-cell>
              <table:table-cell table:style-name="a1346">
                <text:p text:style-name="a1345" text:class-names="" text:cond-style-name=""><text:span text:style-name="a1343" text:class-names="">intelligent ?</text:span><text:span text:style-name="a1344" text:class-names=""/></text:p>
              </table:table-cell>
            </table:table-row>
            <table:table-row table:style-name="a1347" table:default-cell-style-name="">
              <table:table-cell table:style-name="a1352">
                <text:p text:style-name="a1351" text:class-names="" text:cond-style-name=""><text:span text:style-name="a1348" text:class-names="">A</text:span><text:span text:style-name="a1349" text:class-names="">re</text:span><text:span text:style-name="a1350" text:class-names=""/></text:p>
              </table:table-cell>
              <table:table-cell table:style-name="a1357">
                <text:p text:style-name="a1356" text:class-names="" text:cond-style-name=""><text:span text:style-name="a1353" text:class-names="">y</text:span><text:span text:style-name="a1354" text:class-names="">ou</text:span><text:span text:style-name="a1355" text:class-names=""/></text:p>
              </table:table-cell>
              <table:table-cell table:style-name="a1361">
                <text:p text:style-name="a1360" text:class-names="" text:cond-style-name=""><text:span text:style-name="a1358" text:class-names="">helpful ?</text:span><text:span text:style-name="a1359" text:class-names=""/></text:p>
              </table:table-cell>
            </table:table-row>
            <table:table-row table:style-name="a1362" table:default-cell-style-name="">
              <table:table-cell table:style-name="a1366">
                <text:p text:style-name="a1365" text:class-names="" text:cond-style-name=""><text:span text:style-name="a1363" text:class-names="">Are</text:span><text:span text:style-name="a1364" text:class-names=""/></text:p>
              </table:table-cell>
              <table:table-cell table:style-name="a1371">
                <text:p text:style-name="a1370" text:class-names="" text:cond-style-name=""><text:span text:style-name="a1367" text:class-names="">t</text:span><text:span text:style-name="a1368" text:class-names="">hey</text:span><text:span text:style-name="a1369" text:class-names=""/></text:p>
              </table:table-cell>
              <table:table-cell table:style-name="a1375">
                <text:p text:style-name="a1374" text:class-names="" text:cond-style-name=""><text:span text:style-name="a1372" text:class-names="">hard-working ?</text:span><text:span text:style-name="a1373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2" draw:style-name="a1376" draw:master-page-name="Master2-Layout7-blank-Blank" presentation:presentation-page-layout-name="Master2-PPL7" draw:id="Slide-297">
        <draw:frame draw:id="id202" presentation:style-name="a1380" draw:name="Title 1" svg:x="0.3937in" svg:y="0.32953in" svg:width="10.23622in" svg:height="1.04843in" presentation:class="title" presentation:placeholder="false">
          <draw:text-box>
            <text:p text:style-name="a1379" text:class-names="" text:cond-style-name=""><text:span text:style-name="a1377" text:class-names="">Grammatical Points<text:tab/></text:span><text:span text:style-name="a1378" text:class-names=""/></text:p>
          </draw:text-box>
          <svg:title/>
          <svg:desc/>
        </draw:frame>
        <draw:frame draw:id="id203" presentation:style-name="a1388" draw:name="Text Placeholder 2" svg:x="0.55118in" svg:y="1.93425in" svg:width="10.81979in" svg:height="0.72704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1" text:class-names="">We</text:span><text:span text:style-name="a1382" text:class-names=""><text:s text:c="1"/></text:span><text:span text:style-name="a1383" text:class-names="">use</text:span><text:span text:style-name="a1384" text:class-names=""><text:s text:c="1"/></text:span><text:span text:style-name="a1385" text:class-names="">this structure to ask a question about personality</text:span></text:p>
              </text:list-item>
            </text:list>
          </draw:text-box>
          <svg:title/>
          <svg:desc/>
        </draw:frame>
        <draw:frame draw:id="id204" draw:name="Table 5" svg:x="0.94488in" svg:y="2.64516in" svg:width="8.31535in" svg:height="4.43265in">
          <table:table table:style-name="a138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90" table:default-cell-style-name=""/>
            <table:table-column table:style-name="a1391" table:default-cell-style-name=""/>
            <table:table-column table:style-name="a1392" table:default-cell-style-name=""/>
            <table:table-column table:style-name="a1393" table:default-cell-style-name=""/>
            <table:table-row table:style-name="a1394" table:default-cell-style-name="">
              <table:table-cell table:style-name="a1398" table:number-rows-spanned="8">
                <text:p text:style-name="a1397" text:class-names="" text:cond-style-name=""><text:span text:style-name="a1395" text:class-names="">What</text:span><text:span text:style-name="a1396" text:class-names=""/></text:p>
              </table:table-cell>
              <table:table-cell table:style-name="a1403">
                <text:p text:style-name="a1402" text:class-names="" text:cond-style-name=""><text:span text:style-name="a1399" text:class-names="">To</text:span><text:span text:style-name="a1400" text:class-names=""><text:s text:c="1"/>be</text:span><text:span text:style-name="a1401" text:class-names=""><text:s text:c="1"/>verbs</text:span></text:p>
              </table:table-cell>
              <table:table-cell table:style-name="a1406">
                <text:p text:style-name="a1405" text:class-names="" text:cond-style-name=""><text:span text:style-name="a1404" text:class-names="">Subject</text:span></text:p>
              </table:table-cell>
              <table:table-cell table:style-name="a1410" table:number-rows-spanned="8">
                <text:p text:style-name="a1409" text:class-names="" text:cond-style-name=""><text:span text:style-name="a1407" text:class-names="">Like?</text:span><text:span text:style-name="a1408" text:class-names=""/></text:p>
              </table:table-cell>
            </table:table-row>
            <table:table-row table:style-name="a1411" table:default-cell-style-name="">
              <table:covered-table-cell table:style-name=""/>
              <table:table-cell table:style-name="a1415">
                <text:p text:style-name="a1414" text:class-names="" text:cond-style-name=""><text:span text:style-name="a1412" text:class-names="">am</text:span><text:span text:style-name="a1413" text:class-names=""/></text:p>
              </table:table-cell>
              <table:table-cell table:style-name="a1418">
                <text:p text:style-name="a1417" text:class-names="" text:cond-style-name=""><text:span text:style-name="a1416" text:class-names="">I</text:span></text:p>
              </table:table-cell>
              <table:covered-table-cell table:style-name=""/>
            </table:table-row>
            <table:table-row table:style-name="a1419" table:default-cell-style-name="">
              <table:covered-table-cell table:style-name=""/>
              <table:table-cell table:style-name="a1423">
                <text:p text:style-name="a1422" text:class-names="" text:cond-style-name=""><text:span text:style-name="a1420" text:class-names="">are</text:span><text:span text:style-name="a1421" text:class-names=""/></text:p>
              </table:table-cell>
              <table:table-cell table:style-name="a1428">
                <text:p text:style-name="a1427" text:class-names="" text:cond-style-name=""><text:span text:style-name="a1424" text:class-names="">y</text:span><text:span text:style-name="a1425" text:class-names="">ou</text:span><text:span text:style-name="a1426" text:class-names=""/></text:p>
              </table:table-cell>
              <table:covered-table-cell table:style-name=""/>
            </table:table-row>
            <table:table-row table:style-name="a1429" table:default-cell-style-name="">
              <table:covered-table-cell table:style-name=""/>
              <table:table-cell table:style-name="a1433">
                <text:p text:style-name="a1432" text:class-names="" text:cond-style-name=""><text:span text:style-name="a1430" text:class-names="">is</text:span><text:span text:style-name="a1431" text:class-names=""/></text:p>
              </table:table-cell>
              <table:table-cell table:style-name="a1437">
                <text:p text:style-name="a1436" text:class-names="" text:cond-style-name=""><text:span text:style-name="a1434" text:class-names="">he</text:span><text:span text:style-name="a1435" text:class-names=""/></text:p>
              </table:table-cell>
              <table:covered-table-cell table:style-name=""/>
            </table:table-row>
            <table:table-row table:style-name="a1438" table:default-cell-style-name="">
              <table:covered-table-cell table:style-name=""/>
              <table:table-cell table:style-name="a1443">
                <text:p text:style-name="a1442" text:class-names="" text:cond-style-name=""><text:span text:style-name="a1439" text:class-names="">i</text:span><text:span text:style-name="a1440" text:class-names="">s</text:span><text:span text:style-name="a1441" text:class-names=""/></text:p>
              </table:table-cell>
              <table:table-cell table:style-name="a1448">
                <text:p text:style-name="a1447" text:class-names="" text:cond-style-name=""><text:span text:style-name="a1444" text:class-names="">s</text:span><text:span text:style-name="a1445" text:class-names="">he</text:span><text:span text:style-name="a1446" text:class-names=""/></text:p>
              </table:table-cell>
              <table:covered-table-cell table:style-name=""/>
            </table:table-row>
            <table:table-row table:style-name="a1449" table:default-cell-style-name="">
              <table:covered-table-cell table:style-name=""/>
              <table:table-cell table:style-name="a1454">
                <text:p text:style-name="a1453" text:class-names="" text:cond-style-name=""><text:span text:style-name="a1450" text:class-names="">a</text:span><text:span text:style-name="a1451" text:class-names="">re</text:span><text:span text:style-name="a1452" text:class-names=""/></text:p>
              </table:table-cell>
              <table:table-cell table:style-name="a1458">
                <text:p text:style-name="a1457" text:class-names="" text:cond-style-name=""><text:span text:style-name="a1455" text:class-names="">we</text:span><text:span text:style-name="a1456" text:class-names=""/></text:p>
              </table:table-cell>
              <table:covered-table-cell table:style-name=""/>
            </table:table-row>
            <table:table-row table:style-name="a1459" table:default-cell-style-name="">
              <table:covered-table-cell table:style-name=""/>
              <table:table-cell table:style-name="a1464">
                <text:p text:style-name="a1463" text:class-names="" text:cond-style-name=""><text:span text:style-name="a1460" text:class-names="">a</text:span><text:span text:style-name="a1461" text:class-names="">re</text:span><text:span text:style-name="a1462" text:class-names=""/></text:p>
              </table:table-cell>
              <table:table-cell table:style-name="a1469">
                <text:p text:style-name="a1468" text:class-names="" text:cond-style-name=""><text:span text:style-name="a1465" text:class-names="">y</text:span><text:span text:style-name="a1466" text:class-names="">ou</text:span><text:span text:style-name="a1467" text:class-names=""/></text:p>
              </table:table-cell>
              <table:covered-table-cell table:style-name=""/>
            </table:table-row>
            <table:table-row table:style-name="a1470" table:default-cell-style-name="">
              <table:covered-table-cell table:style-name=""/>
              <table:table-cell table:style-name="a1474">
                <text:p text:style-name="a1473" text:class-names="" text:cond-style-name=""><text:span text:style-name="a1471" text:class-names="">are</text:span><text:span text:style-name="a1472" text:class-names=""/></text:p>
              </table:table-cell>
              <table:table-cell table:style-name="a1479">
                <text:p text:style-name="a1478" text:class-names="" text:cond-style-name=""><text:span text:style-name="a1475" text:class-names="">t</text:span><text:span text:style-name="a1476" text:class-names="">hey</text:span><text:span text:style-name="a1477" text:class-names=""/></text:p>
              </table:table-cell>
              <table:covered-table-cell table:style-name=""/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38" draw:style-name="a1480" draw:master-page-name="Master2-Layout7-blank-Blank" presentation:presentation-page-layout-name="Master2-PPL7" draw:id="Slide-260">
        <draw:frame draw:id="id205" draw:style-name="a1486" draw:name="TextBox 1" svg:x="0.61299in" svg:y="0.53228in" svg:width="8.40315in" svg:height="0.70669in">
          <draw:text-box>
            <text:p text:style-name="a1485" text:class-names="" text:cond-style-name=""><text:span text:style-name="a1481" text:class-names="">Let`s<text:s text:c="1"/></text:span><text:span text:style-name="a1482" text:class-names="">not make<text:s text:c="1"/></text:span><text:span text:style-name="a1483" text:class-names="">mistakes</text:span><text:span text:style-name="a1484" text:class-names=""/></text:p>
          </draw:text-box>
          <svg:title/>
          <svg:desc/>
        </draw:frame>
        <draw:frame draw:id="id206" draw:style-name="a1513" draw:name="TextBox 2" svg:x="0in" svg:y="1.93898in" svg:width="11.02441in" svg:height="6.0128in">
          <draw:text-box>
            <text:p text:style-name="a1488" text:class-names="" text:cond-style-name=""><text:span text:style-name="a1487" text:class-names="">When we want to ask about someone`s personality we use :</text:span></text:p>
            <text:p text:style-name="a1490" text:class-names="" text:cond-style-name=""><text:span text:style-name="a1489" text:class-names="">What is that person like?</text:span></text:p>
            <text:p text:style-name="a1492" text:class-names="" text:cond-style-name=""><text:span text:style-name="a1491" text:class-names="">But if we use :</text:span></text:p>
            <text:p text:style-name="a1494" text:class-names="" text:cond-style-name=""><text:span text:style-name="a1493" text:class-names="">What does he like?</text:span></text:p>
            <text:p text:style-name="a1496" text:class-names="" text:cond-style-name=""><text:span text:style-name="a1495" text:class-names="">We are asking about those things which he enjoys or he wants to have/do (His preference)</text:span></text:p>
            <text:p text:style-name="a1498" text:class-names="" text:cond-style-name=""><text:span text:style-name="a1497" text:class-names="">Or:</text:span></text:p>
            <text:p text:style-name="a1500" text:class-names="" text:cond-style-name=""><text:span text:style-name="a1499" text:class-names="">What does he look like?</text:span></text:p>
            <text:p text:style-name="a1502" text:class-names="" text:cond-style-name=""><text:span text:style-name="a1501" text:class-names="">We are now asking about his appearance</text:span></text:p>
            <text:p text:style-name="a1504" text:class-names="" text:cond-style-name=""><text:span text:style-name="a1503" text:class-names="">Example:</text:span></text:p>
            <text:p text:style-name="a1506" text:class-names="" text:cond-style-name=""><text:span text:style-name="a1505" text:class-names="">What do you like ? I like programming a lot / I like to program</text:span></text:p>
            <text:p text:style-name="a1512" text:class-names="" text:cond-style-name=""><text:span text:style-name="a1507" text:class-names="">As you can see the answer is an activity I<text:s text:c="1"/></text:span><text:span text:style-name="a1508" text:class-names="">like And it`s</text:span><text:span text:style-name="a1509" text:class-names=""><text:s text:c="1"/></text:span><text:span text:style-name="a1510" text:class-names="">not<text:s text:c="1"/></text:span><text:span text:style-name="a1511" text:class-names="">my personality.</text:span></text:p>
          </draw:text-box>
          <svg:title/>
          <svg:desc/>
        </draw:frame>
        <presentation:notes draw:style-name="a1520">
          <draw:frame draw:id="id207" draw:style-name="a1517" draw:name="Slide Number Placeholder 6" svg:x="4.67953in" svg:y="11.10827in" svg:width="3.5878in" svg:height="0.58425in">
            <draw:text-box>
              <text:p text:style-name="a1516" text:class-names="" text:cond-style-name=""><text:span text:style-name="a1514" text:class-names=""><text:page-number style:num-format="1" text:fixed="false">7</text:page-number></text:span><text:span text:style-name="a1515" text:class-names=""/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8" presentation:style-name="a1518" draw:name="Slide Image Placeholder 1">
            <svg:title/>
            <svg:desc/>
          </draw:page-thumbnail>
          <draw:frame draw:id="id209" presentation:style-name="a15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1521" draw:master-page-name="Master2-Layout7-blank-Blank" presentation:presentation-page-layout-name="Master2-PPL7" draw:id="Slide-296">
        <draw:frame draw:id="id210" presentation:style-name="a1562" draw:name="Text Placeholder 2" svg:x="0.3937in" svg:y="2.16535in" svg:width="10.23622in" svg:height="5.51181in" presentation:class="outline" presentation:placeholder="false">
          <draw:text-box>
            <text:list text:style-name="a1524">
              <text:list-item>
                <text:p text:style-name="a1523" text:class-names="" text:cond-style-name=""><text:span text:style-name="a1522" text:class-names="">What does he look like? He`s tall and slim and has dark hair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25" text:class-names="">We say either<text:s text:c="1"/></text:span><text:span text:style-name="a1526" text:class-names="">He</text:span><text:span text:style-name="a1527" text:class-names="">`s<text:s text:c="1"/></text:span><text:span text:style-name="a1528" text:class-names="">brave</text:span><text:span text:style-name="a1529" text:class-names=""><text:s text:c="1"/></text:span><text:span text:style-name="a1530" text:class-names="">or<text:s text:c="1"/></text:span><text:span text:style-name="a1531" text:class-names="">He</text:span><text:span text:style-name="a1532" text:class-names="">`s<text:s text:c="1"/></text:span><text:span text:style-name="a1533" text:class-names="">a</text:span><text:span text:style-name="a1534" text:class-names=""><text:s text:c="1"/></text:span><text:span text:style-name="a1535" text:class-names="">brave</text:span><text:span text:style-name="a1536" text:class-names=""><text:s text:c="1"/></text:span><text:span text:style-name="a1537" text:class-names="">man</text:span><text:span text:style-name="a1538" text:class-names=""><text:s text:c="1"/>which means If you want to say<text:s text:c="1"/></text:span><text:span text:style-name="a1539" text:class-names="">a/an</text:span><text:span text:style-name="a1540" text:class-names=""><text:s text:c="1"/>you must say a<text:s text:c="1"/></text:span><text:span text:style-name="a1541" text:class-names="">noun</text:span><text:span text:style-name="a1542" text:class-names=""><text:s text:c="1"/>after the<text:s text:c="1"/></text:span><text:span text:style-name="a1543" text:class-names="">(personality)<text:s text:c="1"/></text:span><text:span text:style-name="a1544" text:class-names="">adjective you say<text:s text:c="1"/></text:span><text:span text:style-name="a1545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Example: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<text:s text:c="1"/>He`s helpful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<text:s text:c="1"/>He`s a helpful<text:s text:c="1"/>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7" text:class-names=""><text:s text:c="1"/></text:span><text:span text:style-name="a1558" text:class-names="">He`s a helpful person<text:s text:c="1"/></text:span><text:span text:style-name="a1559" text:class-names=""/></text:p>
              </text:list-item>
            </text:list>
          </draw:text-box>
          <svg:title/>
          <svg:desc/>
        </draw:frame>
        <draw:frame draw:id="id211" draw:style-name="a1568" draw:name="TextBox 3" svg:x="0.61299in" svg:y="0.53228in" svg:width="8.40315in" svg:height="0.70669in">
          <draw:text-box>
            <text:p text:style-name="a1567" text:class-names="" text:cond-style-name=""><text:span text:style-name="a1563" text:class-names="">Let`s<text:s text:c="1"/></text:span><text:span text:style-name="a1564" text:class-names="">not make<text:s text:c="1"/></text:span><text:span text:style-name="a1565" text:class-names="">mistakes</text:span><text:span text:style-name="a1566" text:class-names=""/></text:p>
          </draw:text-box>
          <svg:title/>
          <svg:desc/>
        </draw:frame>
        <draw:custom-shape svg:x="3.03226in" svg:y="5.67932in" svg:width="0.67742in" svg:height="0.58065in" draw:id="id212" draw:style-name="a1572" draw:name="&quot;No&quot; Symbol 1">
          <svg:title/>
          <svg:desc/>
          <text:p text:style-name="a1570" text:class-names="" text:cond-style-name=""><text:span text:style-name="a15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123 ?f124 ?f125 ?f126 ?f2 ?f8 ?f120 ?f122  W ?f127 ?f128 ?f129 ?f130 ?f2 ?f8 ?f120 ?f122 Z M ?f60 ?f61 A ?f161 ?f162 ?f163 ?f164 ?f60 ?f61 ?f158 ?f160  W ?f165 ?f166 ?f167 ?f168 ?f60 ?f61 ?f158 ?f160 Z M ?f62 ?f63 A ?f204 ?f205 ?f206 ?f207 ?f62 ?f63 ?f201 ?f203  W ?f208 ?f209 ?f210 ?f211 ?f62 ?f63 ?f201 ?f203 Z N" draw:text-areas="?f73 ?f75 ?f74 ?f76" draw:glue-points="?f73 ?f75 ?f73 ?f76 ?f74 ?f76 ?f74 ?f75" draw:glue-point-leaving-directions="-360, -180, -180, -360" draw:modifiers="1875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180"/>
            <draw:equation draw:name="f15" draw:formula="$0"/>
            <draw:equation draw:name="f16" draw:formula="?f12 * ?f15 / 100000"/>
            <draw:equation draw:name="f17" draw:formula="?f10 - ?f16"/>
            <draw:equation draw:name="f18" draw:formula="?f7 - ?f16"/>
            <draw:equation draw:name="f19" draw:formula="0 - ?f9"/>
            <draw:equation draw:name="f20" draw:formula="0 - ?f6"/>
            <draw:equation draw:name="f21" draw:formula="atan2(?f19, ?f20)"/>
            <draw:equation draw:name="f22" draw:formula="0 - ?f21"/>
            <draw:equation draw:name="f23" draw:formula="?f22 * ?f0 / ?f13"/>
            <draw:equation draw:name="f24" draw:formula="?f23 - ?f1"/>
            <draw:equation draw:name="f25" draw:formula="?f24 + ?f1"/>
            <draw:equation draw:name="f26" draw:formula="?f25 * ?f13 / ?f0"/>
            <draw:equation draw:name="f27" draw:formula="0 - ?f26"/>
            <draw:equation draw:name="f28" draw:formula="sin(?f27)"/>
            <draw:equation draw:name="f29" draw:formula="0 - ?f28"/>
            <draw:equation draw:name="f30" draw:formula="?f29 * ?f18"/>
            <draw:equation draw:name="f31" draw:formula="cos(?f27)"/>
            <draw:equation draw:name="f32" draw:formula="0 - ?f31"/>
            <draw:equation draw:name="f33" draw:formula="?f32 * ?f17"/>
            <draw:equation draw:name="f34" draw:formula="sqrt(?f30 * ?f30 + ?f33 * ?f33 + 0 * 0)"/>
            <draw:equation draw:name="f35" draw:formula="?f17 * ?f18 / ?f34"/>
            <draw:equation draw:name="f36" draw:formula="?f16 / 2"/>
            <draw:equation draw:name="f37" draw:formula="0 - ?f35"/>
            <draw:equation draw:name="f38" draw:formula="0 - ?f36"/>
            <draw:equation draw:name="f39" draw:formula="atan2(?f37, ?f38)"/>
            <draw:equation draw:name="f40" draw:formula="0 - ?f39"/>
            <draw:equation draw:name="f41" draw:formula="?f40 * ?f0 / ?f13"/>
            <draw:equation draw:name="f42" draw:formula="?f41 - ?f1"/>
            <draw:equation draw:name="f43" draw:formula="?f42 * 2"/>
            <draw:equation draw:name="f44" draw:formula="-10800000 + ?f43"/>
            <draw:equation draw:name="f45" draw:formula="?f24 - ?f42"/>
            <draw:equation draw:name="f46" draw:formula="?f45 - ?f0"/>
            <draw:equation draw:name="f47" draw:formula="?f45 + ?f1"/>
            <draw:equation draw:name="f48" draw:formula="?f47 * ?f13 / ?f0"/>
            <draw:equation draw:name="f49" draw:formula="0 - ?f48"/>
            <draw:equation draw:name="f50" draw:formula="sin(?f49)"/>
            <draw:equation draw:name="f51" draw:formula="0 - ?f50"/>
            <draw:equation draw:name="f52" draw:formula="?f51 * ?f18"/>
            <draw:equation draw:name="f53" draw:formula="cos(?f49)"/>
            <draw:equation draw:name="f54" draw:formula="0 - ?f53"/>
            <draw:equation draw:name="f55" draw:formula="?f54 * ?f17"/>
            <draw:equation draw:name="f56" draw:formula="sqrt(?f52 * ?f52 + ?f55 * ?f55 + 0 * 0)"/>
            <draw:equation draw:name="f57" draw:formula="?f17 * ?f18 / ?f56"/>
            <draw:equation draw:name="f58" draw:formula="?f51 * ?f57"/>
            <draw:equation draw:name="f59" draw:formula="?f54 * ?f57"/>
            <draw:equation draw:name="f60" draw:formula="?f11 + ?f58"/>
            <draw:equation draw:name="f61" draw:formula="?f8 + ?f59"/>
            <draw:equation draw:name="f62" draw:formula="?f11 - ?f58"/>
            <draw:equation draw:name="f63" draw:formula="?f8 - ?f59"/>
            <draw:equation draw:name="f64" draw:formula="2700000 + ?f1"/>
            <draw:equation draw:name="f65" draw:formula="?f64 * ?f13 / ?f0"/>
            <draw:equation draw:name="f66" draw:formula="0 - ?f65"/>
            <draw:equation draw:name="f67" draw:formula="sin(?f66)"/>
            <draw:equation draw:name="f68" draw:formula="0 - ?f67"/>
            <draw:equation draw:name="f69" draw:formula="?f68 * ?f10"/>
            <draw:equation draw:name="f70" draw:formula="cos(?f66)"/>
            <draw:equation draw:name="f71" draw:formula="0 - ?f70"/>
            <draw:equation draw:name="f72" draw:formula="?f71 * ?f7"/>
            <draw:equation draw:name="f73" draw:formula="?f11 - ?f69"/>
            <draw:equation draw:name="f74" draw:formula="?f11 + ?f69"/>
            <draw:equation draw:name="f75" draw:formula="?f8 - ?f72"/>
            <draw:equation draw:name="f76" draw:formula="?f8 + ?f72"/>
            <draw:equation draw:name="f77" draw:formula="?f16 - 10800"/>
            <draw:equation draw:name="f78" draw:formula="?f8 - 10800"/>
            <draw:equation draw:name="f79" draw:formula="sqrt(?f77 * ?f77 + ?f78 * ?f78 + 0 * 0)"/>
            <draw:equation draw:name="f80" draw:formula="atan2(?f77, ?f78)"/>
            <draw:equation draw:name="f81" draw:formula="?f80 + ?f1"/>
            <draw:equation draw:name="f82" draw:formula="?f81 * ?f14 / ?f0"/>
            <draw:equation draw:name="f83" draw:formula="0 - ?f82"/>
            <draw:equation draw:name="f84" draw:formula="21550000 - 21600000"/>
            <draw:equation draw:name="f85" draw:formula="if(?f84, 21600000, 21550000)"/>
            <draw:equation draw:name="f86" draw:formula="-21550000 - ?f85"/>
            <draw:equation draw:name="f87" draw:formula="if(?f86, -21550000, ?f85)"/>
            <draw:equation draw:name="f88" draw:formula="?f0 + ?f87"/>
            <draw:equation draw:name="f89" draw:formula="?f0 + ?f1"/>
            <draw:equation draw:name="f90" draw:formula="?f89 * ?f13 / ?f0"/>
            <draw:equation draw:name="f91" draw:formula="0 - ?f90"/>
            <draw:equation draw:name="f92" draw:formula="cos(?f91)"/>
            <draw:equation draw:name="f93" draw:formula="0 - ?f92"/>
            <draw:equation draw:name="f94" draw:formula="?f93 * ?f10"/>
            <draw:equation draw:name="f95" draw:formula="sin(?f91)"/>
            <draw:equation draw:name="f96" draw:formula="0 - ?f95"/>
            <draw:equation draw:name="f97" draw:formula="?f96 * ?f7"/>
            <draw:equation draw:name="f98" draw:formula="sqrt(?f94 * ?f94 + ?f97 * ?f97 + 0 * 0)"/>
            <draw:equation draw:name="f99" draw:formula="?f10 * ?f7 / ?f98"/>
            <draw:equation draw:name="f100" draw:formula="?f96 * ?f99"/>
            <draw:equation draw:name="f101" draw:formula="?f2 - ?f100"/>
            <draw:equation draw:name="f102" draw:formula="?f93 * ?f99"/>
            <draw:equation draw:name="f103" draw:formula="?f8 - ?f102"/>
            <draw:equation draw:name="f104" draw:formula="?f101 - ?f10"/>
            <draw:equation draw:name="f105" draw:formula="?f103 - ?f7"/>
            <draw:equation draw:name="f106" draw:formula="?f101 + ?f10"/>
            <draw:equation draw:name="f107" draw:formula="?f103 + ?f7"/>
            <draw:equation draw:name="f108" draw:formula="?f88 + ?f1"/>
            <draw:equation draw:name="f109" draw:formula="?f108 * ?f13 / ?f0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7"/>
            <draw:equation draw:name="f117" draw:formula="sqrt(?f113 * ?f113 + ?f116 * ?f116 + 0 * 0)"/>
            <draw:equation draw:name="f118" draw:formula="?f10 * ?f7 / ?f117"/>
            <draw:equation draw:name="f119" draw:formula="?f115 * ?f118"/>
            <draw:equation draw:name="f120" draw:formula="?f101 + ?f119"/>
            <draw:equation draw:name="f121" draw:formula="?f112 * ?f118"/>
            <draw:equation draw:name="f122" draw:formula="?f103 + ?f121"/>
            <draw:equation draw:name="f123" draw:formula="if(?f87, ?f2, ?f104)"/>
            <draw:equation draw:name="f124" draw:formula="if(?f87, ?f8, ?f105)"/>
            <draw:equation draw:name="f125" draw:formula="if(?f87, ?f2, ?f106)"/>
            <draw:equation draw:name="f126" draw:formula="if(?f87, ?f8, ?f107)"/>
            <draw:equation draw:name="f127" draw:formula="if(?f87, ?f104, ?f120)"/>
            <draw:equation draw:name="f128" draw:formula="if(?f87, ?f105, ?f122)"/>
            <draw:equation draw:name="f129" draw:formula="if(?f87, ?f106, ?f120)"/>
            <draw:equation draw:name="f130" draw:formula="if(?f87, ?f107, ?f122)"/>
            <draw:equation draw:name="f131" draw:formula="21550000 - ?f44"/>
            <draw:equation draw:name="f132" draw:formula="if(?f131, ?f44, 21550000)"/>
            <draw:equation draw:name="f133" draw:formula="-21550000 - ?f132"/>
            <draw:equation draw:name="f134" draw:formula="if(?f133, -21550000, ?f132)"/>
            <draw:equation draw:name="f135" draw:formula="?f45 + ?f134"/>
            <draw:equation draw:name="f136" draw:formula="sqrt(?f55 * ?f55 + ?f52 * ?f52 + 0 * 0)"/>
            <draw:equation draw:name="f137" draw:formula="?f17 * ?f18 / ?f136"/>
            <draw:equation draw:name="f138" draw:formula="?f51 * ?f137"/>
            <draw:equation draw:name="f139" draw:formula="?f60 - ?f138"/>
            <draw:equation draw:name="f140" draw:formula="?f54 * ?f137"/>
            <draw:equation draw:name="f141" draw:formula="?f61 - ?f140"/>
            <draw:equation draw:name="f142" draw:formula="?f139 - ?f17"/>
            <draw:equation draw:name="f143" draw:formula="?f141 - ?f18"/>
            <draw:equation draw:name="f144" draw:formula="?f139 + ?f17"/>
            <draw:equation draw:name="f145" draw:formula="?f141 + ?f18"/>
            <draw:equation draw:name="f146" draw:formula="?f135 + ?f1"/>
            <draw:equation draw:name="f147" draw:formula="?f146 * ?f13 / ?f0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17"/>
            <draw:equation draw:name="f152" draw:formula="sin(?f148)"/>
            <draw:equation draw:name="f153" draw:formula="0 - ?f152"/>
            <draw:equation draw:name="f154" draw:formula="?f153 * ?f18"/>
            <draw:equation draw:name="f155" draw:formula="sqrt(?f151 * ?f151 + ?f154 * ?f154 + 0 * 0)"/>
            <draw:equation draw:name="f156" draw:formula="?f17 * ?f18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34, ?f60, ?f142)"/>
            <draw:equation draw:name="f162" draw:formula="if(?f134, ?f61, ?f143)"/>
            <draw:equation draw:name="f163" draw:formula="if(?f134, ?f60, ?f144)"/>
            <draw:equation draw:name="f164" draw:formula="if(?f134, ?f61, ?f145)"/>
            <draw:equation draw:name="f165" draw:formula="if(?f134, ?f142, ?f158)"/>
            <draw:equation draw:name="f166" draw:formula="if(?f134, ?f143, ?f160)"/>
            <draw:equation draw:name="f167" draw:formula="if(?f134, ?f144, ?f158)"/>
            <draw:equation draw:name="f168" draw:formula="if(?f134, ?f145, ?f160)"/>
            <draw:equation draw:name="f169" draw:formula="?f46 + ?f134"/>
            <draw:equation draw:name="f170" draw:formula="?f46 + ?f1"/>
            <draw:equation draw:name="f171" draw:formula="?f170 * ?f13 / ?f0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7"/>
            <draw:equation draw:name="f176" draw:formula="sin(?f172)"/>
            <draw:equation draw:name="f177" draw:formula="0 - ?f176"/>
            <draw:equation draw:name="f178" draw:formula="?f177 * ?f18"/>
            <draw:equation draw:name="f179" draw:formula="sqrt(?f175 * ?f175 + ?f178 * ?f178 + 0 * 0)"/>
            <draw:equation draw:name="f180" draw:formula="?f17 * ?f18 / ?f179"/>
            <draw:equation draw:name="f181" draw:formula="?f177 * ?f180"/>
            <draw:equation draw:name="f182" draw:formula="?f62 - ?f181"/>
            <draw:equation draw:name="f183" draw:formula="?f174 * ?f180"/>
            <draw:equation draw:name="f184" draw:formula="?f63 - ?f183"/>
            <draw:equation draw:name="f185" draw:formula="?f182 - ?f17"/>
            <draw:equation draw:name="f186" draw:formula="?f184 - ?f18"/>
            <draw:equation draw:name="f187" draw:formula="?f182 + ?f17"/>
            <draw:equation draw:name="f188" draw:formula="?f184 + ?f18"/>
            <draw:equation draw:name="f189" draw:formula="?f169 + ?f1"/>
            <draw:equation draw:name="f190" draw:formula="?f189 * ?f13 / ?f0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17"/>
            <draw:equation draw:name="f195" draw:formula="sin(?f191)"/>
            <draw:equation draw:name="f196" draw:formula="0 - ?f195"/>
            <draw:equation draw:name="f197" draw:formula="?f196 * ?f18"/>
            <draw:equation draw:name="f198" draw:formula="sqrt(?f194 * ?f194 + ?f197 * ?f197 + 0 * 0)"/>
            <draw:equation draw:name="f199" draw:formula="?f17 * ?f18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34, ?f62, ?f185)"/>
            <draw:equation draw:name="f205" draw:formula="if(?f134, ?f63, ?f186)"/>
            <draw:equation draw:name="f206" draw:formula="if(?f134, ?f62, ?f187)"/>
            <draw:equation draw:name="f207" draw:formula="if(?f134, ?f63, ?f188)"/>
            <draw:equation draw:name="f208" draw:formula="if(?f134, ?f185, ?f201)"/>
            <draw:equation draw:name="f209" draw:formula="if(?f134, ?f186, ?f203)"/>
            <draw:equation draw:name="f210" draw:formula="if(?f134, ?f187, ?f201)"/>
            <draw:equation draw:name="f211" draw:formula="if(?f134, ?f188, ?f203)"/>
          </draw:enhanced-geometry>
        </draw:custom-shape>
        <draw:connector draw:type="line" svg:x1="3.37097in" svg:y1="4.92125in" svg:x2="2.8871in" svg:y2="5.37477in" draw:id="id213" draw:style-name="a1574" draw:name="Straight Arrow Connector 6">
          <svg:title/>
          <svg:desc/>
        </draw:connector>
        <draw:connector draw:type="line" svg:x1="4.81456in" svg:y1="6.37824in" svg:x2="4.33069in" svg:y2="6.83176in" draw:id="id214" draw:style-name="a1576" draw:name="Straight Arrow Connector 7">
          <svg:title/>
          <svg:desc/>
        </draw:connector>
      </draw:page>
      <draw:page draw:name="Slide6" draw:style-name="a1577" draw:master-page-name="Master2-Layout7-blank-Blank" presentation:presentation-page-layout-name="Master2-PPL7" draw:id="Slide-261">
        <draw:frame draw:id="id215" presentation:style-name="a1580" draw:name="Title 1" svg:x="0.3937in" svg:y="0.32953in" svg:width="10.23622in" svg:height="1.04843in" presentation:class="title" presentation:placeholder="false">
          <draw:text-box>
            <text:p text:style-name="a1579" text:class-names="" text:cond-style-name=""><text:span text:style-name="a1578" text:class-names="">brave</text:span></text:p>
          </draw:text-box>
          <svg:title/>
          <svg:desc/>
        </draw:frame>
        <draw:frame draw:id="id216" presentation:style-name="a1590" draw:name="Text Placeholder 2" svg:x="0.3937in" svg:y="2.16535in" svg:width="10.23622in" svg:height="5.51181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Someone who doesn`t afraid of danger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Example sentence: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Mario is a coastguard. He is very brave. His job is to rescue people.</text:span></text:p>
              </text:list-item>
            </text:list>
          </draw:text-box>
          <svg:title/>
          <svg:desc/>
        </draw:frame>
        <draw:frame draw:id="id217" draw:style-name="a1591" draw:name="brave" svg:x="2.43689in" svg:y="0.52041in" svg:width="0.66667in" svg:height="0.66667in" style:rel-width="scale" style:rel-height="scale">
          <draw:plugin draw:mime-type="audio/mpeg" xlink:href="media/media2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18" draw:style-name="a1592" draw:name="Picture 4" svg:x="6.24194in" svg:y="4.54839in" svg:width="4.6016in" svg:height="3.30619in" style:rel-width="scale" style:rel-height="scale">
          <draw:image xlink:href="media/image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1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17"/>
                </anim:par>
              </anim:par>
            </anim:par>
          </anim:seq>
        </anim:par>
        <presentation:notes draw:style-name="a1603">
          <draw:frame draw:id="id219" draw:style-name="a1596" draw:name="Slide Number Placeholder 6" svg:x="4.67953in" svg:y="11.10827in" svg:width="3.5878in" svg:height="0.58425in">
            <draw:text-box>
              <text:p text:style-name="a1595" text:class-names="" text:cond-style-name=""><text:span text:style-name="a1593" text:class-names=""><text:page-number style:num-format="1" text:fixed="false">9</text:page-number></text:span><text:span text:style-name="a1594" text:class-names=""/></text:p>
            </draw:text-box>
            <svg:title/>
            <svg:desc/>
          </draw:frame>
          <draw:frame draw:id="id220" draw:style-name="a1600" draw:name="Slide Number Placeholder 6" svg:x="4.67953in" svg:y="11.10827in" svg:width="3.5878in" svg:height="0.58425in">
            <draw:text-box>
              <text:p text:style-name="a1599" text:class-names="" text:cond-style-name=""><text:span text:style-name="a1597" text:class-names=""><text:page-number style:num-format="1" text:fixed="false">9</text:page-number></text:span><text:span text:style-name="a1598" text:class-names=""/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1" presentation:style-name="a1601" draw:name="Slide Image Placeholder 1">
            <svg:title/>
            <svg:desc/>
          </draw:page-thumbnail>
          <draw:frame draw:id="id222" presentation:style-name="a16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604" draw:master-page-name="Master2-Layout7-blank-Blank" presentation:presentation-page-layout-name="Master2-PPL7" draw:id="Slide-262">
        <draw:frame draw:id="id223" presentation:style-name="a1607" draw:name="Title 1" svg:x="0.3937in" svg:y="0.32953in" svg:width="10.23622in" svg:height="1.04843in" presentation:class="title" presentation:placeholder="false">
          <draw:text-box>
            <text:p text:style-name="a1606" text:class-names="" text:cond-style-name=""><text:span text:style-name="a1605" text:class-names="">chatty</text:span></text:p>
          </draw:text-box>
          <svg:title/>
          <svg:desc/>
        </draw:frame>
        <draw:frame draw:id="id224" presentation:style-name="a1615" draw:name="Text Placeholder 2" svg:x="0.3937in" svg:y="2.16535in" svg:width="10.23622in" svg:height="5.51181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someone who talks a lot.</text:span></text:p>
              </text:list-item>
            </text:list>
            <text:list text:style-name="a1614">
              <text:list-item>
                <text:p text:style-name="a1613" text:class-names="" text:cond-style-name=""><text:span text:style-name="a1611" text:class-names="">Example sentence:</text:span><text:span text:style-name="a1612" text:class-names=""><text:s text:c="1"/>Maria is a very chatty person. She is always on the phone to friends</text:span></text:p>
              </text:list-item>
            </text:list>
          </draw:text-box>
          <svg:title/>
          <svg:desc/>
        </draw:frame>
        <draw:frame draw:id="id225" draw:style-name="a1616" draw:name="chatty" svg:x="2.5014in" svg:y="0.52041in" svg:width="0.66667in" svg:height="0.66667in" style:rel-width="scale" style:rel-height="scale">
          <draw:plugin draw:mime-type="audio/mpeg" xlink:href="media/media3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26" draw:style-name="a1617" draw:name="Picture 4" svg:x="6.22581in" svg:y="4.23607in" svg:width="4.29032in" svg:height="3.62807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2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25"/>
                </anim:par>
              </anim:par>
            </anim:par>
          </anim:seq>
        </anim:par>
        <presentation:notes draw:style-name="a1628">
          <draw:frame draw:id="id227" draw:style-name="a1621" draw:name="Slide Number Placeholder 6" svg:x="4.67953in" svg:y="11.10827in" svg:width="3.5878in" svg:height="0.58425in">
            <draw:text-box>
              <text:p text:style-name="a1620" text:class-names="" text:cond-style-name=""><text:span text:style-name="a1618" text:class-names=""><text:page-number style:num-format="1" text:fixed="false">10</text:page-number></text:span><text:span text:style-name="a1619" text:class-names=""/></text:p>
            </draw:text-box>
            <svg:title/>
            <svg:desc/>
          </draw:frame>
          <draw:frame draw:id="id228" draw:style-name="a1625" draw:name="Slide Number Placeholder 6" svg:x="4.67953in" svg:y="11.10827in" svg:width="3.5878in" svg:height="0.58425in">
            <draw:text-box>
              <text:p text:style-name="a1624" text:class-names="" text:cond-style-name=""><text:span text:style-name="a1622" text:class-names=""><text:page-number style:num-format="1" text:fixed="false">10</text:page-number></text:span><text:span text:style-name="a1623" text:class-names=""/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9" presentation:style-name="a1626" draw:name="Slide Image Placeholder 1">
            <svg:title/>
            <svg:desc/>
          </draw:page-thumbnail>
          <draw:frame draw:id="id230" presentation:style-name="a16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629" draw:master-page-name="Master2-Layout7-blank-Blank" presentation:presentation-page-layout-name="Master2-PPL7" draw:id="Slide-263">
        <draw:frame draw:id="id231" presentation:style-name="a1632" draw:name="Title 1" svg:x="0.3937in" svg:y="0.32953in" svg:width="10.23622in" svg:height="1.04843in" presentation:class="title" presentation:placeholder="false">
          <draw:text-box>
            <text:p text:style-name="a1631" text:class-names="" text:cond-style-name=""><text:span text:style-name="a1630" text:class-names="">clever</text:span></text:p>
          </draw:text-box>
          <svg:title/>
          <svg:desc/>
        </draw:frame>
        <draw:frame draw:id="id232" presentation:style-name="a1640" draw:name="Text Placeholder 2" svg:x="0.3937in" svg:y="2.16535in" svg:width="10.23622in" svg:height="5.51181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good at learning things.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6" text:class-names="">Example sentence:</text:span><text:span text:style-name="a1637" text:class-names=""><text:s text:c="1"/>Gerard is very clever. He always gets top marks in class.</text:span></text:p>
              </text:list-item>
            </text:list>
          </draw:text-box>
          <svg:title/>
          <svg:desc/>
        </draw:frame>
        <draw:frame draw:id="id233" draw:style-name="a1641" draw:name="clever" svg:x="2.5014in" svg:y="0.52041in" svg:width="0.66667in" svg:height="0.66667in" style:rel-width="scale" style:rel-height="scale">
          <draw:plugin draw:mime-type="audio/mpeg" xlink:href="media/media4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34" draw:style-name="a1642" draw:name="Picture 4" svg:x="5.47243in" svg:y="4.29664in" svg:width="3.67286in" svg:height="3.38052in" style:rel-width="scale" style:rel-height="scale">
          <draw:image xlink:href="media/image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3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33"/>
                </anim:par>
              </anim:par>
            </anim:par>
          </anim:seq>
        </anim:par>
        <presentation:notes draw:style-name="a1653">
          <draw:frame draw:id="id235" draw:style-name="a1646" draw:name="Slide Number Placeholder 6" svg:x="4.67953in" svg:y="11.10827in" svg:width="3.5878in" svg:height="0.58425in">
            <draw:text-box>
              <text:p text:style-name="a1645" text:class-names="" text:cond-style-name=""><text:span text:style-name="a1643" text:class-names=""><text:page-number style:num-format="1" text:fixed="false">11</text:page-number></text:span><text:span text:style-name="a1644" text:class-names=""/></text:p>
            </draw:text-box>
            <svg:title/>
            <svg:desc/>
          </draw:frame>
          <draw:frame draw:id="id236" draw:style-name="a1650" draw:name="Slide Number Placeholder 6" svg:x="4.67953in" svg:y="11.10827in" svg:width="3.5878in" svg:height="0.58425in">
            <draw:text-box>
              <text:p text:style-name="a1649" text:class-names="" text:cond-style-name=""><text:span text:style-name="a1647" text:class-names=""><text:page-number style:num-format="1" text:fixed="false">11</text:page-number></text:span><text:span text:style-name="a1648" text:class-names=""/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7" presentation:style-name="a1651" draw:name="Slide Image Placeholder 1">
            <svg:title/>
            <svg:desc/>
          </draw:page-thumbnail>
          <draw:frame draw:id="id238" presentation:style-name="a16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54" draw:master-page-name="Master2-Layout7-blank-Blank" presentation:presentation-page-layout-name="Master2-PPL7" draw:id="Slide-264">
        <draw:frame draw:id="id239" presentation:style-name="a1657" draw:name="Title 1" svg:x="0.3937in" svg:y="0.32953in" svg:width="10.23622in" svg:height="1.04843in" presentation:class="title" presentation:placeholder="false">
          <draw:text-box>
            <text:p text:style-name="a1656" text:class-names="" text:cond-style-name=""><text:span text:style-name="a1655" text:class-names="">cowardly</text:span></text:p>
          </draw:text-box>
          <svg:title/>
          <svg:desc/>
        </draw:frame>
        <draw:frame draw:id="id240" presentation:style-name="a1661" draw:name="Text Placeholder 2" svg:x="0.3937in" svg:y="2.00394in" svg:width="10.23622in" svg:height="5.51181in" presentation:class="outline" presentation:placeholder="false">
          <draw:text-box>
            <text:list text:style-name="a1660">
              <text:list-item>
                <text:p text:style-name="a1659" text:class-names="" text:cond-style-name=""><text:span text:style-name="a1658" text:class-names="">(mildly negative) someone who is afraid of things. (often described as "a bit of a coward")</text:span></text:p>
              </text:list-item>
            </text:list>
          </draw:text-box>
          <svg:title/>
          <svg:desc/>
        </draw:frame>
        <draw:frame draw:id="id241" draw:style-name="a1662" draw:name="cowardly" svg:x="3.14656in" svg:y="0.52041in" svg:width="0.66667in" svg:height="0.66667in" style:rel-width="scale" style:rel-height="scale">
          <draw:plugin draw:mime-type="audio/mpeg" xlink:href="media/media5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42" draw:style-name="a1663" draw:name="Picture 4" svg:x="5.05247in" svg:y="3.3979in" svg:width="3.56043in" svg:height="4.04702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4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1"/>
                </anim:par>
              </anim:par>
            </anim:par>
          </anim:seq>
        </anim:par>
        <presentation:notes draw:style-name="a1674">
          <draw:frame draw:id="id243" draw:style-name="a1667" draw:name="Slide Number Placeholder 6" svg:x="4.67953in" svg:y="11.10827in" svg:width="3.5878in" svg:height="0.58425in">
            <draw:text-box>
              <text:p text:style-name="a1666" text:class-names="" text:cond-style-name=""><text:span text:style-name="a1664" text:class-names=""><text:page-number style:num-format="1" text:fixed="false">12</text:page-number></text:span><text:span text:style-name="a1665" text:class-names=""/></text:p>
            </draw:text-box>
            <svg:title/>
            <svg:desc/>
          </draw:frame>
          <draw:frame draw:id="id244" draw:style-name="a1671" draw:name="Slide Number Placeholder 6" svg:x="4.67953in" svg:y="11.10827in" svg:width="3.5878in" svg:height="0.58425in">
            <draw:text-box>
              <text:p text:style-name="a1670" text:class-names="" text:cond-style-name=""><text:span text:style-name="a1668" text:class-names=""><text:page-number style:num-format="1" text:fixed="false">12</text:page-number></text:span><text:span text:style-name="a1669" text:class-names=""/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5" presentation:style-name="a1672" draw:name="Slide Image Placeholder 1">
            <svg:title/>
            <svg:desc/>
          </draw:page-thumbnail>
          <draw:frame draw:id="id246" presentation:style-name="a16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675" draw:master-page-name="Master2-Layout7-blank-Blank" presentation:presentation-page-layout-name="Master2-PPL7" draw:id="Slide-265">
        <draw:frame draw:id="id247" presentation:style-name="a1678" draw:name="Title 1" svg:x="0.3937in" svg:y="0.32953in" svg:width="10.23622in" svg:height="1.04843in" presentation:class="title" presentation:placeholder="false">
          <draw:text-box>
            <text:p text:style-name="a1677" text:class-names="" text:cond-style-name=""><text:span text:style-name="a1676" text:class-names="">friendly</text:span></text:p>
          </draw:text-box>
          <svg:title/>
          <svg:desc/>
        </draw:frame>
        <draw:frame draw:id="id248" presentation:style-name="a1686" draw:name="Text Placeholder 2" svg:x="0.3937in" svg:y="2.16535in" svg:width="10.23622in" svg:height="5.51181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9" text:class-names="">someone who is nice to other people.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2" text:class-names="">Example sentence:</text:span><text:span text:style-name="a1683" text:class-names=""><text:s text:c="1"/>The people in my office are really friendly! I love working there!</text:span></text:p>
              </text:list-item>
            </text:list>
          </draw:text-box>
          <svg:title/>
          <svg:desc/>
        </draw:frame>
        <draw:frame draw:id="id249" draw:style-name="a1687" draw:name="friendly" svg:x="2.93689in" svg:y="0.52041in" svg:width="0.66667in" svg:height="0.66667in" style:rel-width="scale" style:rel-height="scale">
          <draw:plugin draw:mime-type="audio/mpeg" xlink:href="media/media6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50" draw:style-name="a1688" draw:name="Picture 4" svg:x="6.43548in" svg:y="4.17239in" svg:width="3.64605in" svg:height="3.70985in" style:rel-width="scale" style:rel-height="scale">
          <draw:image xlink:href="media/image9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49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9"/>
                </anim:par>
              </anim:par>
            </anim:par>
          </anim:seq>
        </anim:par>
        <presentation:notes draw:style-name="a1699">
          <draw:frame draw:id="id251" draw:style-name="a1692" draw:name="Slide Number Placeholder 6" svg:x="4.67953in" svg:y="11.10827in" svg:width="3.5878in" svg:height="0.58425in">
            <draw:text-box>
              <text:p text:style-name="a1691" text:class-names="" text:cond-style-name=""><text:span text:style-name="a1689" text:class-names=""><text:page-number style:num-format="1" text:fixed="false">13</text:page-number></text:span><text:span text:style-name="a1690" text:class-names=""/></text:p>
            </draw:text-box>
            <svg:title/>
            <svg:desc/>
          </draw:frame>
          <draw:frame draw:id="id252" draw:style-name="a1696" draw:name="Slide Number Placeholder 6" svg:x="4.67953in" svg:y="11.10827in" svg:width="3.5878in" svg:height="0.58425in">
            <draw:text-box>
              <text:p text:style-name="a1695" text:class-names="" text:cond-style-name=""><text:span text:style-name="a1693" text:class-names=""><text:page-number style:num-format="1" text:fixed="false">13</text:page-number></text:span><text:span text:style-name="a1694" text:class-names=""/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53" presentation:style-name="a1697" draw:name="Slide Image Placeholder 1">
            <svg:title/>
            <svg:desc/>
          </draw:page-thumbnail>
          <draw:frame draw:id="id254" presentation:style-name="a16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700" draw:master-page-name="Master2-Layout7-blank-Blank" presentation:presentation-page-layout-name="Master2-PPL7" draw:id="Slide-266">
        <draw:frame draw:id="id255" presentation:style-name="a1703" draw:name="Title 1" svg:x="0.3937in" svg:y="0.32953in" svg:width="10.23622in" svg:height="1.04843in" presentation:class="title" presentation:placeholder="false">
          <draw:text-box>
            <text:p text:style-name="a1702" text:class-names="" text:cond-style-name=""><text:span text:style-name="a1701" text:class-names="">funny</text:span></text:p>
          </draw:text-box>
          <svg:title/>
          <svg:desc/>
        </draw:frame>
        <draw:frame draw:id="id256" presentation:style-name="a1711" draw:name="Text Placeholder 2" svg:x="0.3937in" svg:y="2.16535in" svg:width="10.23622in" svg:height="5.51181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used to describe someone who is amusing.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7" text:class-names="">Example sentence:</text:span><text:span text:style-name="a1708" text:class-names=""><text:s text:c="1"/>Salem is really funny! He's always entertaining us with jokes and stories</text:span></text:p>
              </text:list-item>
            </text:list>
          </draw:text-box>
          <svg:title/>
          <svg:desc/>
        </draw:frame>
        <draw:frame draw:id="id257" draw:style-name="a1712" draw:name="funny" svg:x="2.42076in" svg:y="0.52041in" svg:width="0.66667in" svg:height="0.66667in" style:rel-width="scale" style:rel-height="scale">
          <draw:plugin draw:mime-type="audio/mpeg" xlink:href="media/media7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58" draw:style-name="a1713" draw:name="Picture 4" svg:x="6.24193in" svg:y="4.46681in" svg:width="3.42003in" svg:height="3.42003in" style:rel-width="scale" style:rel-height="scale">
          <draw:image xlink:href="media/image10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5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57"/>
                </anim:par>
              </anim:par>
            </anim:par>
          </anim:seq>
        </anim:par>
        <presentation:notes draw:style-name="a1724">
          <draw:frame draw:id="id259" draw:style-name="a1717" draw:name="Slide Number Placeholder 6" svg:x="4.67953in" svg:y="11.10827in" svg:width="3.5878in" svg:height="0.58425in">
            <draw:text-box>
              <text:p text:style-name="a1716" text:class-names="" text:cond-style-name=""><text:span text:style-name="a1714" text:class-names=""><text:page-number style:num-format="1" text:fixed="false">14</text:page-number></text:span><text:span text:style-name="a1715" text:class-names=""/></text:p>
            </draw:text-box>
            <svg:title/>
            <svg:desc/>
          </draw:frame>
          <draw:frame draw:id="id260" draw:style-name="a1721" draw:name="Slide Number Placeholder 6" svg:x="4.67953in" svg:y="11.10827in" svg:width="3.5878in" svg:height="0.58425in">
            <draw:text-box>
              <text:p text:style-name="a1720" text:class-names="" text:cond-style-name=""><text:span text:style-name="a1718" text:class-names=""><text:page-number style:num-format="1" text:fixed="false">14</text:page-number></text:span><text:span text:style-name="a1719" text:class-names=""/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1" presentation:style-name="a1722" draw:name="Slide Image Placeholder 1">
            <svg:title/>
            <svg:desc/>
          </draw:page-thumbnail>
          <draw:frame draw:id="id262" presentation:style-name="a17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725" draw:master-page-name="Master2-Layout7-blank-Blank" presentation:presentation-page-layout-name="Master2-PPL7" draw:id="Slide-267">
        <draw:frame draw:id="id263" presentation:style-name="a1728" draw:name="Title 1" svg:x="0.3937in" svg:y="0.32953in" svg:width="10.23622in" svg:height="1.04843in" presentation:class="title" presentation:placeholder="false">
          <draw:text-box>
            <text:p text:style-name="a1727" text:class-names="" text:cond-style-name=""><text:span text:style-name="a1726" text:class-names="">generous</text:span></text:p>
          </draw:text-box>
          <svg:title/>
          <svg:desc/>
        </draw:frame>
        <draw:frame draw:id="id264" presentation:style-name="a1736" draw:name="Text Placeholder 2" svg:x="0.3937in" svg:y="2.16535in" svg:width="10.23622in" svg:height="5.51181in" presentation:class="outline" presentation:placeholder="false">
          <draw:text-box>
            <text:list text:style-name="a1731">
              <text:list-item>
                <text:p text:style-name="a1730" text:class-names="" text:cond-style-name=""><text:span text:style-name="a1729" text:class-names="">someone who shares their time or things with others.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2" text:class-names="">Example sentence:</text:span><text:span text:style-name="a1733" text:class-names=""><text:s text:c="1"/>My parents are very generous. They bought me a car for my birthday!</text:span></text:p>
              </text:list-item>
            </text:list>
          </draw:text-box>
          <svg:title/>
          <svg:desc/>
        </draw:frame>
        <draw:frame draw:id="id265" draw:style-name="a1737" draw:name="generous" svg:x="3.46914in" svg:y="0.52041in" svg:width="0.66667in" svg:height="0.66667in" style:rel-width="scale" style:rel-height="scale">
          <draw:plugin draw:mime-type="audio/mpeg" xlink:href="media/media8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66" draw:style-name="a1738" draw:name="Picture 5" svg:x="4.13581in" svg:y="4.8834in" svg:width="5.40076in" svg:height="2.9221in" style:rel-width="scale" style:rel-height="scale">
          <draw:image xlink:href="media/image1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6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65"/>
                </anim:par>
              </anim:par>
            </anim:par>
          </anim:seq>
        </anim:par>
        <presentation:notes draw:style-name="a1749">
          <draw:frame draw:id="id267" draw:style-name="a1742" draw:name="Slide Number Placeholder 6" svg:x="4.67953in" svg:y="11.10827in" svg:width="3.5878in" svg:height="0.58425in">
            <draw:text-box>
              <text:p text:style-name="a1741" text:class-names="" text:cond-style-name=""><text:span text:style-name="a1739" text:class-names=""><text:page-number style:num-format="1" text:fixed="false">15</text:page-number></text:span><text:span text:style-name="a1740" text:class-names=""/></text:p>
            </draw:text-box>
            <svg:title/>
            <svg:desc/>
          </draw:frame>
          <draw:frame draw:id="id268" draw:style-name="a1746" draw:name="Slide Number Placeholder 6" svg:x="4.67953in" svg:y="11.10827in" svg:width="3.5878in" svg:height="0.58425in">
            <draw:text-box>
              <text:p text:style-name="a1745" text:class-names="" text:cond-style-name=""><text:span text:style-name="a1743" text:class-names=""><text:page-number style:num-format="1" text:fixed="false">15</text:page-number></text:span><text:span text:style-name="a1744" text:class-names=""/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9" presentation:style-name="a1747" draw:name="Slide Image Placeholder 1">
            <svg:title/>
            <svg:desc/>
          </draw:page-thumbnail>
          <draw:frame draw:id="id270" presentation:style-name="a17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750" draw:master-page-name="Master2-Layout7-blank-Blank" presentation:presentation-page-layout-name="Master2-PPL7" draw:id="Slide-268">
        <draw:frame draw:id="id271" presentation:style-name="a1753" draw:name="Title 1" svg:x="0.3937in" svg:y="0.32953in" svg:width="10.23622in" svg:height="1.04843in" presentation:class="title" presentation:placeholder="false">
          <draw:text-box>
            <text:p text:style-name="a1752" text:class-names="" text:cond-style-name=""><text:span text:style-name="a1751" text:class-names="">grumpy</text:span></text:p>
          </draw:text-box>
          <svg:title/>
          <svg:desc/>
        </draw:frame>
        <draw:frame draw:id="id272" presentation:style-name="a1761" draw:name="Text Placeholder 2" svg:x="0.3937in" svg:y="2.16535in" svg:width="10.23622in" svg:height="5.51181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bad-tempered.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7" text:class-names="">Example sentence:</text:span><text:span text:style-name="a1758" text:class-names=""><text:s text:c="1"/>My boss is really grumpy. He isn't an easy person to get along with</text:span></text:p>
              </text:list-item>
            </text:list>
          </draw:text-box>
          <svg:title/>
          <svg:desc/>
        </draw:frame>
        <draw:frame draw:id="id273" draw:style-name="a1762" draw:name="grumpy" svg:x="2.90463in" svg:y="0.52041in" svg:width="0.66667in" svg:height="0.66667in" style:rel-width="scale" style:rel-height="scale">
          <draw:plugin draw:mime-type="audio/mpeg" xlink:href="media/media9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74" draw:style-name="a1763" draw:name="Picture 4" svg:x="7.3871in" svg:y="4.58065in" svg:width="2.36387in" svg:height="3.31305in" style:rel-width="scale" style:rel-height="scale">
          <draw:image xlink:href="media/image1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7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73"/>
                </anim:par>
              </anim:par>
            </anim:par>
          </anim:seq>
        </anim:par>
        <presentation:notes draw:style-name="a1774">
          <draw:frame draw:id="id275" draw:style-name="a1767" draw:name="Slide Number Placeholder 6" svg:x="4.67953in" svg:y="11.10827in" svg:width="3.5878in" svg:height="0.58425in">
            <draw:text-box>
              <text:p text:style-name="a1766" text:class-names="" text:cond-style-name=""><text:span text:style-name="a1764" text:class-names=""><text:page-number style:num-format="1" text:fixed="false">16</text:page-number></text:span><text:span text:style-name="a1765" text:class-names=""/></text:p>
            </draw:text-box>
            <svg:title/>
            <svg:desc/>
          </draw:frame>
          <draw:frame draw:id="id276" draw:style-name="a1771" draw:name="Slide Number Placeholder 6" svg:x="4.67953in" svg:y="11.10827in" svg:width="3.5878in" svg:height="0.58425in">
            <draw:text-box>
              <text:p text:style-name="a1770" text:class-names="" text:cond-style-name=""><text:span text:style-name="a1768" text:class-names=""><text:page-number style:num-format="1" text:fixed="false">16</text:page-number></text:span><text:span text:style-name="a1769" text:class-names=""/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7" presentation:style-name="a1772" draw:name="Slide Image Placeholder 1">
            <svg:title/>
            <svg:desc/>
          </draw:page-thumbnail>
          <draw:frame draw:id="id278" presentation:style-name="a17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775" draw:master-page-name="Master2-Layout7-blank-Blank" presentation:presentation-page-layout-name="Master2-PPL7" draw:id="Slide-269">
        <draw:frame draw:id="id279" presentation:style-name="a1778" draw:name="Title 1" svg:x="0.3937in" svg:y="0.32953in" svg:width="10.23622in" svg:height="1.04843in" presentation:class="title" presentation:placeholder="false">
          <draw:text-box>
            <text:p text:style-name="a1777" text:class-names="" text:cond-style-name=""><text:span text:style-name="a1776" text:class-names="">honest</text:span></text:p>
          </draw:text-box>
          <svg:title/>
          <svg:desc/>
        </draw:frame>
        <draw:frame draw:id="id280" presentation:style-name="a1786" draw:name="Text Placeholder 2" svg:x="0.3937in" svg:y="2.16535in" svg:width="10.23622in" svg:height="5.51181in" presentation:class="outline" presentation:placeholder="false">
          <draw:text-box>
            <text:list text:style-name="a1781">
              <text:list-item>
                <text:p text:style-name="a1780" text:class-names="" text:cond-style-name=""><text:span text:style-name="a1779" text:class-names="">someone who is truthful and who doesn't cheat or steal.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2" text:class-names="">Example sentence:</text:span><text:span text:style-name="a1783" text:class-names=""><text:s text:c="1"/>Amina is a very honest. She always tells the truth</text:span></text:p>
              </text:list-item>
            </text:list>
          </draw:text-box>
          <svg:title/>
          <svg:desc/>
        </draw:frame>
        <draw:frame draw:id="id281" draw:style-name="a1787" draw:name="honest" svg:x="2.62903in" svg:y="0.52041in" svg:width="0.92613in" svg:height="0.66667in" style:rel-width="scale" style:rel-height="scale">
          <draw:plugin draw:mime-type="audio/mpeg" xlink:href="media/media10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82" draw:style-name="a1788" draw:name="Picture 4" svg:x="5.72581in" svg:y="4.75839in" svg:width="4.51955in" svg:height="3.17709in" style:rel-width="scale" style:rel-height="scale">
          <draw:image xlink:href="media/image1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8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81"/>
                </anim:par>
              </anim:par>
            </anim:par>
          </anim:seq>
        </anim:par>
        <presentation:notes draw:style-name="a1799">
          <draw:frame draw:id="id283" draw:style-name="a1792" draw:name="Slide Number Placeholder 6" svg:x="4.67953in" svg:y="11.10827in" svg:width="3.5878in" svg:height="0.58425in">
            <draw:text-box>
              <text:p text:style-name="a1791" text:class-names="" text:cond-style-name=""><text:span text:style-name="a1789" text:class-names=""><text:page-number style:num-format="1" text:fixed="false">17</text:page-number></text:span><text:span text:style-name="a1790" text:class-names=""/></text:p>
            </draw:text-box>
            <svg:title/>
            <svg:desc/>
          </draw:frame>
          <draw:frame draw:id="id284" draw:style-name="a1796" draw:name="Slide Number Placeholder 6" svg:x="4.67953in" svg:y="11.10827in" svg:width="3.5878in" svg:height="0.58425in">
            <draw:text-box>
              <text:p text:style-name="a1795" text:class-names="" text:cond-style-name=""><text:span text:style-name="a1793" text:class-names=""><text:page-number style:num-format="1" text:fixed="false">17</text:page-number></text:span><text:span text:style-name="a1794" text:class-names=""/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85" presentation:style-name="a1797" draw:name="Slide Image Placeholder 1">
            <svg:title/>
            <svg:desc/>
          </draw:page-thumbnail>
          <draw:frame draw:id="id286" presentation:style-name="a17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00" draw:master-page-name="Master2-Layout7-blank-Blank" presentation:presentation-page-layout-name="Master2-PPL7" draw:id="Slide-270">
        <draw:frame draw:id="id287" presentation:style-name="a1803" draw:name="Title 1" svg:x="0.3937in" svg:y="0.32953in" svg:width="10.23622in" svg:height="1.04843in" presentation:class="title" presentation:placeholder="false">
          <draw:text-box>
            <text:p text:style-name="a1802" text:class-names="" text:cond-style-name=""><text:span text:style-name="a1801" text:class-names="">kind</text:span></text:p>
          </draw:text-box>
          <svg:title/>
          <svg:desc/>
        </draw:frame>
        <draw:frame draw:id="id288" presentation:style-name="a1811" draw:name="Text Placeholder 2" svg:x="0.3937in" svg:y="2.16535in" svg:width="10.23622in" svg:height="5.51181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someone who behaves in a caring way towards other people.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7" text:class-names="">Example sentence:<text:s text:c="1"/></text:span><text:span text:style-name="a1808" text:class-names="">Most of the people I've met here have been kind.</text:span></text:p>
              </text:list-item>
            </text:list>
          </draw:text-box>
          <svg:title/>
          <svg:desc/>
        </draw:frame>
        <draw:frame draw:id="id289" draw:style-name="a1812" draw:name="kind" svg:x="2.54979in" svg:y="0.52041in" svg:width="0.66667in" svg:height="0.66667in" style:rel-width="scale" style:rel-height="scale">
          <draw:plugin draw:mime-type="audio/mpeg" xlink:href="media/media11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90" draw:style-name="a1813" draw:name="Picture 4" svg:x="5.61164in" svg:y="4.82258in" svg:width="4.14642in" svg:height="2.85458in" style:rel-width="scale" style:rel-height="scale">
          <draw:image xlink:href="media/image1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89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89"/>
                </anim:par>
              </anim:par>
            </anim:par>
          </anim:seq>
        </anim:par>
        <presentation:notes draw:style-name="a1824">
          <draw:frame draw:id="id291" draw:style-name="a1817" draw:name="Slide Number Placeholder 6" svg:x="4.67953in" svg:y="11.10827in" svg:width="3.5878in" svg:height="0.58425in">
            <draw:text-box>
              <text:p text:style-name="a1816" text:class-names="" text:cond-style-name=""><text:span text:style-name="a1814" text:class-names=""><text:page-number style:num-format="1" text:fixed="false">18</text:page-number></text:span><text:span text:style-name="a1815" text:class-names=""/></text:p>
            </draw:text-box>
            <svg:title/>
            <svg:desc/>
          </draw:frame>
          <draw:frame draw:id="id292" draw:style-name="a1821" draw:name="Slide Number Placeholder 6" svg:x="4.67953in" svg:y="11.10827in" svg:width="3.5878in" svg:height="0.58425in">
            <draw:text-box>
              <text:p text:style-name="a1820" text:class-names="" text:cond-style-name=""><text:span text:style-name="a1818" text:class-names=""><text:page-number style:num-format="1" text:fixed="false">18</text:page-number></text:span><text:span text:style-name="a1819" text:class-names=""/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93" presentation:style-name="a1822" draw:name="Slide Image Placeholder 1">
            <svg:title/>
            <svg:desc/>
          </draw:page-thumbnail>
          <draw:frame draw:id="id294" presentation:style-name="a18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825" draw:master-page-name="Master2-Layout7-blank-Blank" presentation:presentation-page-layout-name="Master2-PPL7" draw:id="Slide-271">
        <draw:frame draw:id="id295" presentation:style-name="a1828" draw:name="Title 1" svg:x="0.3937in" svg:y="0.32953in" svg:width="10.23622in" svg:height="1.04843in" presentation:class="title" presentation:placeholder="false">
          <draw:text-box>
            <text:p text:style-name="a1827" text:class-names="" text:cond-style-name=""><text:span text:style-name="a1826" text:class-names="">lazy</text:span></text:p>
          </draw:text-box>
          <svg:title/>
          <svg:desc/>
        </draw:frame>
        <draw:frame draw:id="id296" presentation:style-name="a1836" draw:name="Text Placeholder 2" svg:x="0.3937in" svg:y="2.16535in" svg:width="10.23622in" svg:height="5.51181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<text:s text:c="1"/>an inactive person who avoids work.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2" text:class-names="">Example sentence:</text:span><text:span text:style-name="a1833" text:class-names=""><text:s text:c="1"/>Pete is very lazy. He rarely gets out of bed before mid-afternoon.</text:span></text:p>
              </text:list-item>
            </text:list>
          </draw:text-box>
          <svg:title/>
          <svg:desc/>
        </draw:frame>
        <draw:frame draw:id="id297" draw:style-name="a1837" draw:name="lazy" svg:x="2.22721in" svg:y="0.52041in" svg:width="0.66667in" svg:height="0.66667in" style:rel-width="scale" style:rel-height="scale">
          <draw:plugin draw:mime-type="audio/mpeg" xlink:href="media/media12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298" draw:style-name="a1838" draw:name="Picture 4" svg:x="4.14516in" svg:y="4.50688in" svg:width="6in" svg:height="3.375in" style:rel-width="scale" style:rel-height="scale">
          <draw:image xlink:href="media/image1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29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97"/>
                </anim:par>
              </anim:par>
            </anim:par>
          </anim:seq>
        </anim:par>
        <presentation:notes draw:style-name="a1849">
          <draw:frame draw:id="id299" draw:style-name="a1842" draw:name="Slide Number Placeholder 6" svg:x="4.67953in" svg:y="11.10827in" svg:width="3.5878in" svg:height="0.58425in">
            <draw:text-box>
              <text:p text:style-name="a1841" text:class-names="" text:cond-style-name=""><text:span text:style-name="a1839" text:class-names=""><text:page-number style:num-format="1" text:fixed="false">19</text:page-number></text:span><text:span text:style-name="a1840" text:class-names=""/></text:p>
            </draw:text-box>
            <svg:title/>
            <svg:desc/>
          </draw:frame>
          <draw:frame draw:id="id300" draw:style-name="a1846" draw:name="Slide Number Placeholder 6" svg:x="4.67953in" svg:y="11.10827in" svg:width="3.5878in" svg:height="0.58425in">
            <draw:text-box>
              <text:p text:style-name="a1845" text:class-names="" text:cond-style-name=""><text:span text:style-name="a1843" text:class-names=""><text:page-number style:num-format="1" text:fixed="false">19</text:page-number></text:span><text:span text:style-name="a1844" text:class-names=""/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01" presentation:style-name="a1847" draw:name="Slide Image Placeholder 1">
            <svg:title/>
            <svg:desc/>
          </draw:page-thumbnail>
          <draw:frame draw:id="id302" presentation:style-name="a18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850" draw:master-page-name="Master2-Layout7-blank-Blank" presentation:presentation-page-layout-name="Master2-PPL7" draw:id="Slide-272">
        <draw:frame draw:id="id303" presentation:style-name="a1853" draw:name="Title 1" svg:x="0.3937in" svg:y="0.32953in" svg:width="10.23622in" svg:height="1.04843in" presentation:class="title" presentation:placeholder="false">
          <draw:text-box>
            <text:p text:style-name="a1852" text:class-names="" text:cond-style-name=""><text:span text:style-name="a1851" text:class-names="">loud</text:span></text:p>
          </draw:text-box>
          <svg:title/>
          <svg:desc/>
        </draw:frame>
        <draw:frame draw:id="id304" presentation:style-name="a1863" draw:name="Text Placeholder 2" svg:x="0.3937in" svg:y="2.16535in" svg:width="10.23622in" svg:height="5.51181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someone who talks really loudly.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57" text:class-names="">Example sentence:</text:span><text:span text:style-name="a1858" text:class-names=""><text:s text:c="1"/>Rosita is really loud! When she talks, she drowns everybody else<text:s text:c="1"/></text:span><text:span text:style-name="a1859" text:class-names="">out !!</text:span><text:span text:style-name="a1860" text:class-names=""/></text:p>
              </text:list-item>
            </text:list>
          </draw:text-box>
          <svg:title/>
          <svg:desc/>
        </draw:frame>
        <draw:frame draw:id="id305" draw:style-name="a1864" draw:name="loud" svg:x="2.14656in" svg:y="0.52041in" svg:width="0.66667in" svg:height="0.66667in" style:rel-width="scale" style:rel-height="scale">
          <draw:plugin draw:mime-type="audio/mpeg" xlink:href="media/media13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06" draw:style-name="a1865" draw:name="Picture 4" svg:x="4.74876in" svg:y="4.41207in" svg:width="4.88027in" svg:height="3.41693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0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05"/>
                </anim:par>
              </anim:par>
            </anim:par>
          </anim:seq>
        </anim:par>
        <presentation:notes draw:style-name="a1876">
          <draw:frame draw:id="id307" draw:style-name="a1869" draw:name="Slide Number Placeholder 6" svg:x="4.67953in" svg:y="11.10827in" svg:width="3.5878in" svg:height="0.58425in">
            <draw:text-box>
              <text:p text:style-name="a1868" text:class-names="" text:cond-style-name=""><text:span text:style-name="a1866" text:class-names=""><text:page-number style:num-format="1" text:fixed="false">20</text:page-number></text:span><text:span text:style-name="a1867" text:class-names=""/></text:p>
            </draw:text-box>
            <svg:title/>
            <svg:desc/>
          </draw:frame>
          <draw:frame draw:id="id308" draw:style-name="a1873" draw:name="Slide Number Placeholder 6" svg:x="4.67953in" svg:y="11.10827in" svg:width="3.5878in" svg:height="0.58425in">
            <draw:text-box>
              <text:p text:style-name="a1872" text:class-names="" text:cond-style-name=""><text:span text:style-name="a1870" text:class-names=""><text:page-number style:num-format="1" text:fixed="false">20</text:page-number></text:span><text:span text:style-name="a1871" text:class-names=""/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09" presentation:style-name="a1874" draw:name="Slide Image Placeholder 1">
            <svg:title/>
            <svg:desc/>
          </draw:page-thumbnail>
          <draw:frame draw:id="id310" presentation:style-name="a18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877" draw:master-page-name="Master2-Layout7-blank-Blank" presentation:presentation-page-layout-name="Master2-PPL7" draw:id="Slide-273">
        <draw:frame draw:id="id311" presentation:style-name="a1880" draw:name="Title 1" svg:x="0.3937in" svg:y="0.32953in" svg:width="10.23622in" svg:height="1.04843in" presentation:class="title" presentation:placeholder="false">
          <draw:text-box>
            <text:p text:style-name="a1879" text:class-names="" text:cond-style-name=""><text:span text:style-name="a1878" text:class-names="">lucky</text:span></text:p>
          </draw:text-box>
          <svg:title/>
          <svg:desc/>
        </draw:frame>
        <draw:frame draw:id="id312" presentation:style-name="a1888" draw:name="Text Placeholder 2" svg:x="0.3937in" svg:y="2.16535in" svg:width="10.23622in" svg:height="5.51181in" presentation:class="outline" presentation:placeholder="false">
          <draw:text-box>
            <text:list text:style-name="a1883">
              <text:list-item>
                <text:p text:style-name="a1882" text:class-names="" text:cond-style-name=""><text:span text:style-name="a1881" text:class-names="">someone who often has good fortune.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4" text:class-names="">Example sentence:</text:span><text:span text:style-name="a1885" text:class-names=""><text:s text:c="1"/>My brother is very lucky. He's always winning prizes in competitions</text:span></text:p>
              </text:list-item>
            </text:list>
          </draw:text-box>
          <svg:title/>
          <svg:desc/>
        </draw:frame>
        <draw:frame draw:id="id313" draw:style-name="a1889" draw:name="lucky" svg:x="2.1143in" svg:y="0.52041in" svg:width="0.66667in" svg:height="0.66667in" style:rel-width="scale" style:rel-height="scale">
          <draw:plugin draw:mime-type="audio/mpeg" xlink:href="media/media14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14" draw:style-name="a1890" draw:name="Picture 4" svg:x="4.87808in" svg:y="4.37326in" svg:width="5.29934in" svg:height="3.52083in" style:rel-width="scale" style:rel-height="scale">
          <draw:image xlink:href="media/image1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1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13"/>
                </anim:par>
              </anim:par>
            </anim:par>
          </anim:seq>
        </anim:par>
        <presentation:notes draw:style-name="a1901">
          <draw:frame draw:id="id315" draw:style-name="a1894" draw:name="Slide Number Placeholder 6" svg:x="4.67953in" svg:y="11.10827in" svg:width="3.5878in" svg:height="0.58425in">
            <draw:text-box>
              <text:p text:style-name="a1893" text:class-names="" text:cond-style-name=""><text:span text:style-name="a1891" text:class-names=""><text:page-number style:num-format="1" text:fixed="false">21</text:page-number></text:span><text:span text:style-name="a1892" text:class-names=""/></text:p>
            </draw:text-box>
            <svg:title/>
            <svg:desc/>
          </draw:frame>
          <draw:frame draw:id="id316" draw:style-name="a1898" draw:name="Slide Number Placeholder 6" svg:x="4.67953in" svg:y="11.10827in" svg:width="3.5878in" svg:height="0.58425in">
            <draw:text-box>
              <text:p text:style-name="a1897" text:class-names="" text:cond-style-name=""><text:span text:style-name="a1895" text:class-names=""><text:page-number style:num-format="1" text:fixed="false">21</text:page-number></text:span><text:span text:style-name="a1896" text:class-names=""/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17" presentation:style-name="a1899" draw:name="Slide Image Placeholder 1">
            <svg:title/>
            <svg:desc/>
          </draw:page-thumbnail>
          <draw:frame draw:id="id318" presentation:style-name="a19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902" draw:master-page-name="Master2-Layout7-blank-Blank" presentation:presentation-page-layout-name="Master2-PPL7" draw:id="Slide-274">
        <draw:frame draw:id="id319" presentation:style-name="a1905" draw:name="Title 1" svg:x="0.3937in" svg:y="0.32953in" svg:width="10.23622in" svg:height="1.04843in" presentation:class="title" presentation:placeholder="false">
          <draw:text-box>
            <text:p text:style-name="a1904" text:class-names="" text:cond-style-name=""><text:span text:style-name="a1903" text:class-names="">mean</text:span></text:p>
          </draw:text-box>
          <svg:title/>
          <svg:desc/>
        </draw:frame>
        <draw:frame draw:id="id320" presentation:style-name="a1913" draw:name="Text Placeholder 2" svg:x="0.3937in" svg:y="2.16535in" svg:width="10.23622in" svg:height="5.51181in" presentation:class="outline" presentation:placeholder="false">
          <draw:text-box>
            <text:list text:style-name="a1908">
              <text:list-item>
                <text:p text:style-name="a1907" text:class-names="" text:cond-style-name=""><text:span text:style-name="a1906" text:class-names="">Someone who is a nasty person. 2) Someone who doesn't like spending money.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09" text:class-names="">Example sentence:</text:span><text:span text:style-name="a1910" text:class-names=""><text:s text:c="1"/>Phillip is very mean. He never pays for his share of things.</text:span></text:p>
              </text:list-item>
            </text:list>
          </draw:text-box>
          <svg:title/>
          <svg:desc/>
        </draw:frame>
        <draw:frame draw:id="id321" draw:style-name="a1914" draw:name="mean" svg:x="2.3885in" svg:y="0.52041in" svg:width="0.66667in" svg:height="0.66667in" style:rel-width="scale" style:rel-height="scale">
          <draw:plugin draw:mime-type="audio/mpeg" xlink:href="media/media15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22" draw:style-name="a1915" draw:name="Picture 4" svg:x="6.16129in" svg:y="4.80645in" svg:width="3.85484in" svg:height="3.08679in" style:rel-width="scale" style:rel-height="scale">
          <draw:image xlink:href="media/image18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2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21"/>
                </anim:par>
              </anim:par>
            </anim:par>
          </anim:seq>
        </anim:par>
        <presentation:notes draw:style-name="a1926">
          <draw:frame draw:id="id323" draw:style-name="a1919" draw:name="Slide Number Placeholder 6" svg:x="4.67953in" svg:y="11.10827in" svg:width="3.5878in" svg:height="0.58425in">
            <draw:text-box>
              <text:p text:style-name="a1918" text:class-names="" text:cond-style-name=""><text:span text:style-name="a1916" text:class-names=""><text:page-number style:num-format="1" text:fixed="false">22</text:page-number></text:span><text:span text:style-name="a1917" text:class-names=""/></text:p>
            </draw:text-box>
            <svg:title/>
            <svg:desc/>
          </draw:frame>
          <draw:frame draw:id="id324" draw:style-name="a1923" draw:name="Slide Number Placeholder 6" svg:x="4.67953in" svg:y="11.10827in" svg:width="3.5878in" svg:height="0.58425in">
            <draw:text-box>
              <text:p text:style-name="a1922" text:class-names="" text:cond-style-name=""><text:span text:style-name="a1920" text:class-names=""><text:page-number style:num-format="1" text:fixed="false">22</text:page-number></text:span><text:span text:style-name="a1921" text:class-names=""/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325" presentation:style-name="a1924" draw:name="Slide Image Placeholder 1">
            <svg:title/>
            <svg:desc/>
          </draw:page-thumbnail>
          <draw:frame draw:id="id326" presentation:style-name="a19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927" draw:master-page-name="Master2-Layout7-blank-Blank" presentation:presentation-page-layout-name="Master2-PPL7" draw:id="Slide-275">
        <draw:frame draw:id="id327" presentation:style-name="a1930" draw:name="Title 1" svg:x="0.3937in" svg:y="0.32953in" svg:width="10.23622in" svg:height="1.04843in" presentation:class="title" presentation:placeholder="false">
          <draw:text-box>
            <text:p text:style-name="a1929" text:class-names="" text:cond-style-name=""><text:span text:style-name="a1928" text:class-names="">moody</text:span></text:p>
          </draw:text-box>
          <svg:title/>
          <svg:desc/>
        </draw:frame>
        <draw:frame draw:id="id328" presentation:style-name="a1938" draw:name="Text Placeholder 2" svg:x="0.3937in" svg:y="2.16535in" svg:width="10.23622in" svg:height="5.51181in" presentation:class="outline" presentation:placeholder="false">
          <draw:text-box>
            <text:list text:style-name="a1933">
              <text:list-item>
                <text:p text:style-name="a1932" text:class-names="" text:cond-style-name=""><text:span text:style-name="a1931" text:class-names=""><text:s text:c="1"/>adjective used to describe someone who behaves differently every time you meet them.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4" text:class-names="">Example sentence:</text:span><text:span text:style-name="a1935" text:class-names=""><text:s text:c="1"/>Nina is very moody. Yesterday she said hello; today she just ignored me</text:span></text:p>
              </text:list-item>
            </text:list>
          </draw:text-box>
          <svg:title/>
          <svg:desc/>
        </draw:frame>
        <draw:frame draw:id="id329" draw:style-name="a1939" draw:name="moody" svg:x="2.59817in" svg:y="0.52041in" svg:width="0.66667in" svg:height="0.66667in" style:rel-width="scale" style:rel-height="scale">
          <draw:plugin draw:mime-type="audio/mpeg" xlink:href="media/media16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30" draw:style-name="a1940" draw:name="Picture 4" svg:x="4.06373in" svg:y="4.72468in" svg:width="6.11369in" svg:height="1.79145in" style:rel-width="scale" style:rel-height="scale">
          <draw:image xlink:href="media/image19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29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29"/>
                </anim:par>
              </anim:par>
            </anim:par>
          </anim:seq>
        </anim:par>
        <presentation:notes draw:style-name="a1951">
          <draw:frame draw:id="id331" draw:style-name="a1944" draw:name="Slide Number Placeholder 6" svg:x="4.67953in" svg:y="11.10827in" svg:width="3.5878in" svg:height="0.58425in">
            <draw:text-box>
              <text:p text:style-name="a1943" text:class-names="" text:cond-style-name=""><text:span text:style-name="a1941" text:class-names=""><text:page-number style:num-format="1" text:fixed="false">23</text:page-number></text:span><text:span text:style-name="a1942" text:class-names=""/></text:p>
            </draw:text-box>
            <svg:title/>
            <svg:desc/>
          </draw:frame>
          <draw:frame draw:id="id332" draw:style-name="a1948" draw:name="Slide Number Placeholder 6" svg:x="4.67953in" svg:y="11.10827in" svg:width="3.5878in" svg:height="0.58425in">
            <draw:text-box>
              <text:p text:style-name="a1947" text:class-names="" text:cond-style-name=""><text:span text:style-name="a1945" text:class-names=""><text:page-number style:num-format="1" text:fixed="false">23</text:page-number></text:span><text:span text:style-name="a1946" text:class-names=""/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333" presentation:style-name="a1949" draw:name="Slide Image Placeholder 1">
            <svg:title/>
            <svg:desc/>
          </draw:page-thumbnail>
          <draw:frame draw:id="id334" presentation:style-name="a19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952" draw:master-page-name="Master2-Layout7-blank-Blank" presentation:presentation-page-layout-name="Master2-PPL7" draw:id="Slide-276">
        <draw:frame draw:id="id335" presentation:style-name="a1955" draw:name="Title 1" svg:x="0.3937in" svg:y="0.32953in" svg:width="10.23622in" svg:height="1.04843in" presentation:class="title" presentation:placeholder="false">
          <draw:text-box>
            <text:p text:style-name="a1954" text:class-names="" text:cond-style-name=""><text:span text:style-name="a1953" text:class-names="">nasty</text:span></text:p>
          </draw:text-box>
          <svg:title/>
          <svg:desc/>
        </draw:frame>
        <draw:frame draw:id="id336" presentation:style-name="a1963" draw:name="Text Placeholder 2" svg:x="0.3937in" svg:y="2.16535in" svg:width="10.23622in" svg:height="5.51181in" presentation:class="outline" presentation:placeholder="false">
          <draw:text-box>
            <text:list text:style-name="a1958">
              <text:list-item>
                <text:p text:style-name="a1957" text:class-names="" text:cond-style-name=""><text:span text:style-name="a1956" text:class-names=""><text:s text:c="1"/>a mean, unpleasant person. (the opposite of nice)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59" text:class-names="">Example sentence:</text:span><text:span text:style-name="a1960" text:class-names=""><text:s text:c="1"/>I don't really know any nasty people. Most people I know are very nice</text:span></text:p>
              </text:list-item>
            </text:list>
          </draw:text-box>
          <svg:title/>
          <svg:desc/>
        </draw:frame>
        <draw:frame draw:id="id337" draw:style-name="a1964" draw:name="nasty" svg:x="2.40463in" svg:y="0.52041in" svg:width="0.66667in" svg:height="0.66667in" style:rel-width="scale" style:rel-height="scale">
          <draw:plugin draw:mime-type="audio/mpeg" xlink:href="media/media17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38" draw:style-name="a1965" draw:name="Picture 4" svg:x="6.45161in" svg:y="4.49832in" svg:width="3.46774in" svg:height="3.417in" style:rel-width="scale" style:rel-height="scale">
          <draw:image xlink:href="media/image20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3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37"/>
                </anim:par>
              </anim:par>
            </anim:par>
          </anim:seq>
        </anim:par>
        <presentation:notes draw:style-name="a1976">
          <draw:frame draw:id="id339" draw:style-name="a1969" draw:name="Slide Number Placeholder 6" svg:x="4.67953in" svg:y="11.10827in" svg:width="3.5878in" svg:height="0.58425in">
            <draw:text-box>
              <text:p text:style-name="a1968" text:class-names="" text:cond-style-name=""><text:span text:style-name="a1966" text:class-names=""><text:page-number style:num-format="1" text:fixed="false">24</text:page-number></text:span><text:span text:style-name="a1967" text:class-names=""/></text:p>
            </draw:text-box>
            <svg:title/>
            <svg:desc/>
          </draw:frame>
          <draw:frame draw:id="id340" draw:style-name="a1973" draw:name="Slide Number Placeholder 6" svg:x="4.67953in" svg:y="11.10827in" svg:width="3.5878in" svg:height="0.58425in">
            <draw:text-box>
              <text:p text:style-name="a1972" text:class-names="" text:cond-style-name=""><text:span text:style-name="a1970" text:class-names=""><text:page-number style:num-format="1" text:fixed="false">24</text:page-number></text:span><text:span text:style-name="a1971" text:class-names=""/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341" presentation:style-name="a1974" draw:name="Slide Image Placeholder 1">
            <svg:title/>
            <svg:desc/>
          </draw:page-thumbnail>
          <draw:frame draw:id="id342" presentation:style-name="a19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977" draw:master-page-name="Master2-Layout7-blank-Blank" presentation:presentation-page-layout-name="Master2-PPL7" draw:id="Slide-277">
        <draw:frame draw:id="id343" presentation:style-name="a1980" draw:name="Title 1" svg:x="0.3937in" svg:y="0.32953in" svg:width="10.23622in" svg:height="1.04843in" presentation:class="title" presentation:placeholder="false">
          <draw:text-box>
            <text:p text:style-name="a1979" text:class-names="" text:cond-style-name=""><text:span text:style-name="a1978" text:class-names="">neat</text:span></text:p>
          </draw:text-box>
          <svg:title/>
          <svg:desc/>
        </draw:frame>
        <draw:frame draw:id="id344" presentation:style-name="a1988" draw:name="Text Placeholder 2" svg:x="0.3937in" svg:y="2.16535in" svg:width="10.23622in" svg:height="5.51181in" presentation:class="outline" presentation:placeholder="false">
          <draw:text-box>
            <text:list text:style-name="a1983">
              <text:list-item>
                <text:p text:style-name="a1982" text:class-names="" text:cond-style-name=""><text:span text:style-name="a1981" text:class-names="">a person who is very tidy.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4" text:class-names="">Example sentence:</text:span><text:span text:style-name="a1985" text:class-names=""><text:s text:c="1"/>My flatmate Jorge is very neat and well organised. His room is always tidy</text:span></text:p>
              </text:list-item>
            </text:list>
          </draw:text-box>
          <svg:title/>
          <svg:desc/>
        </draw:frame>
        <draw:frame draw:id="id345" draw:style-name="a1989" draw:name="neat" svg:x="2.30785in" svg:y="0.52041in" svg:width="0.66667in" svg:height="0.66667in" style:rel-width="scale" style:rel-height="scale">
          <draw:plugin draw:mime-type="audio/mpeg" xlink:href="media/media18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46" draw:style-name="a1990" draw:name="Picture 4" svg:x="6.26009in" svg:y="4.33871in" svg:width="3.85281in" svg:height="3.47109in" style:rel-width="scale" style:rel-height="scale">
          <draw:image xlink:href="media/image2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4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45"/>
                </anim:par>
              </anim:par>
            </anim:par>
          </anim:seq>
        </anim:par>
        <presentation:notes draw:style-name="a2001">
          <draw:frame draw:id="id347" draw:style-name="a1994" draw:name="Slide Number Placeholder 6" svg:x="4.67953in" svg:y="11.10827in" svg:width="3.5878in" svg:height="0.58425in">
            <draw:text-box>
              <text:p text:style-name="a1993" text:class-names="" text:cond-style-name=""><text:span text:style-name="a1991" text:class-names=""><text:page-number style:num-format="1" text:fixed="false">25</text:page-number></text:span><text:span text:style-name="a1992" text:class-names=""/></text:p>
            </draw:text-box>
            <svg:title/>
            <svg:desc/>
          </draw:frame>
          <draw:frame draw:id="id348" draw:style-name="a1998" draw:name="Slide Number Placeholder 6" svg:x="4.67953in" svg:y="11.10827in" svg:width="3.5878in" svg:height="0.58425in">
            <draw:text-box>
              <text:p text:style-name="a1997" text:class-names="" text:cond-style-name=""><text:span text:style-name="a1995" text:class-names=""><text:page-number style:num-format="1" text:fixed="false">25</text:page-number></text:span><text:span text:style-name="a1996" text:class-names=""/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349" presentation:style-name="a1999" draw:name="Slide Image Placeholder 1">
            <svg:title/>
            <svg:desc/>
          </draw:page-thumbnail>
          <draw:frame draw:id="id350" presentation:style-name="a20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002" draw:master-page-name="Master2-Layout7-blank-Blank" presentation:presentation-page-layout-name="Master2-PPL7" draw:id="Slide-278">
        <draw:frame draw:id="id351" presentation:style-name="a2005" draw:name="Title 1" svg:x="0.3937in" svg:y="0.32953in" svg:width="10.23622in" svg:height="1.04843in" presentation:class="title" presentation:placeholder="false">
          <draw:text-box>
            <text:p text:style-name="a2004" text:class-names="" text:cond-style-name=""><text:span text:style-name="a2003" text:class-names="">nervous</text:span></text:p>
          </draw:text-box>
          <svg:title/>
          <svg:desc/>
        </draw:frame>
        <draw:frame draw:id="id352" presentation:style-name="a2013" draw:name="Text Placeholder 2" svg:x="0.3937in" svg:y="2.16535in" svg:width="10.23622in" svg:height="5.51181in" presentation:class="outline" presentation:placeholder="false">
          <draw:text-box>
            <text:list text:style-name="a2008">
              <text:list-item>
                <text:p text:style-name="a2007" text:class-names="" text:cond-style-name=""><text:span text:style-name="a2006" text:class-names="">someone who is easily startled by things.</text:span></text:p>
              </text:list-item>
            </text:list>
            <text:list text:style-name="a2012">
              <text:list-item>
                <text:p text:style-name="a2011" text:class-names="" text:cond-style-name=""><text:span text:style-name="a2009" text:class-names="">Example sentence:</text:span><text:span text:style-name="a2010" text:class-names=""><text:s text:c="1"/>Anna is a very nervous person. She gets scared easily</text:span></text:p>
              </text:list-item>
            </text:list>
          </draw:text-box>
          <svg:title/>
          <svg:desc/>
        </draw:frame>
        <draw:frame draw:id="id353" draw:style-name="a2014" draw:name="nervous" svg:x="3.21108in" svg:y="0.52041in" svg:width="0.66667in" svg:height="0.66667in" style:rel-width="scale" style:rel-height="scale">
          <draw:plugin draw:mime-type="audio/mpeg" xlink:href="media/media19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54" draw:style-name="a2015" draw:name="Picture 4" svg:x="5.3871in" svg:y="4.40322in" svg:width="4.72581in" svg:height="3.48387in" style:rel-width="scale" style:rel-height="scale">
          <draw:image xlink:href="media/image2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5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53"/>
                </anim:par>
              </anim:par>
            </anim:par>
          </anim:seq>
        </anim:par>
        <presentation:notes draw:style-name="a2026">
          <draw:frame draw:id="id355" draw:style-name="a2019" draw:name="Slide Number Placeholder 6" svg:x="4.67953in" svg:y="11.10827in" svg:width="3.5878in" svg:height="0.58425in">
            <draw:text-box>
              <text:p text:style-name="a2018" text:class-names="" text:cond-style-name=""><text:span text:style-name="a2016" text:class-names=""><text:page-number style:num-format="1" text:fixed="false">26</text:page-number></text:span><text:span text:style-name="a2017" text:class-names=""/></text:p>
            </draw:text-box>
            <svg:title/>
            <svg:desc/>
          </draw:frame>
          <draw:frame draw:id="id356" draw:style-name="a2023" draw:name="Slide Number Placeholder 6" svg:x="4.67953in" svg:y="11.10827in" svg:width="3.5878in" svg:height="0.58425in">
            <draw:text-box>
              <text:p text:style-name="a2022" text:class-names="" text:cond-style-name=""><text:span text:style-name="a2020" text:class-names=""><text:page-number style:num-format="1" text:fixed="false">26</text:page-number></text:span><text:span text:style-name="a2021" text:class-names=""/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357" presentation:style-name="a2024" draw:name="Slide Image Placeholder 1">
            <svg:title/>
            <svg:desc/>
          </draw:page-thumbnail>
          <draw:frame draw:id="id358" presentation:style-name="a20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027" draw:master-page-name="Master2-Layout7-blank-Blank" presentation:presentation-page-layout-name="Master2-PPL7" draw:id="Slide-279">
        <draw:frame draw:id="id359" presentation:style-name="a2030" draw:name="Title 1" svg:x="0.3937in" svg:y="0.32953in" svg:width="10.23622in" svg:height="1.04843in" presentation:class="title" presentation:placeholder="false">
          <draw:text-box>
            <text:p text:style-name="a2029" text:class-names="" text:cond-style-name=""><text:span text:style-name="a2028" text:class-names="">nice</text:span></text:p>
          </draw:text-box>
          <svg:title/>
          <svg:desc/>
        </draw:frame>
        <draw:frame draw:id="id360" presentation:style-name="a2038" draw:name="Text Placeholder 2" svg:x="0.3937in" svg:y="2.16535in" svg:width="10.23622in" svg:height="5.51181in" presentation:class="outline" presentation:placeholder="false">
          <draw:text-box>
            <text:list text:style-name="a2033">
              <text:list-item>
                <text:p text:style-name="a2032" text:class-names="" text:cond-style-name=""><text:span text:style-name="a2031" text:class-names="">someone who is friendly and kind. (the opposite of nasty)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34" text:class-names="">Example sentence:</text:span><text:span text:style-name="a2035" text:class-names=""><text:s text:c="1"/>My best friend Lin is a really nice person. She is always there for me</text:span></text:p>
              </text:list-item>
            </text:list>
          </draw:text-box>
          <svg:title/>
          <svg:desc/>
        </draw:frame>
        <draw:frame draw:id="id361" draw:style-name="a2039" draw:name="nice" svg:x="2.21108in" svg:y="0.52041in" svg:width="0.66667in" svg:height="0.66667in" style:rel-width="scale" style:rel-height="scale">
          <draw:plugin draw:mime-type="audio/mpeg" xlink:href="media/media20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62" draw:style-name="a2040" draw:name="Picture 4" svg:x="6.27419in" svg:y="4.46774in" svg:width="3.51613in" svg:height="3.40727in" style:rel-width="scale" style:rel-height="scale">
          <draw:image xlink:href="media/image2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6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61"/>
                </anim:par>
              </anim:par>
            </anim:par>
          </anim:seq>
        </anim:par>
        <presentation:notes draw:style-name="a2051">
          <draw:frame draw:id="id363" draw:style-name="a2044" draw:name="Slide Number Placeholder 6" svg:x="4.67953in" svg:y="11.10827in" svg:width="3.5878in" svg:height="0.58425in">
            <draw:text-box>
              <text:p text:style-name="a2043" text:class-names="" text:cond-style-name=""><text:span text:style-name="a2041" text:class-names=""><text:page-number style:num-format="1" text:fixed="false">27</text:page-number></text:span><text:span text:style-name="a2042" text:class-names=""/></text:p>
            </draw:text-box>
            <svg:title/>
            <svg:desc/>
          </draw:frame>
          <draw:frame draw:id="id364" draw:style-name="a2048" draw:name="Slide Number Placeholder 6" svg:x="4.67953in" svg:y="11.10827in" svg:width="3.5878in" svg:height="0.58425in">
            <draw:text-box>
              <text:p text:style-name="a2047" text:class-names="" text:cond-style-name=""><text:span text:style-name="a2045" text:class-names=""><text:page-number style:num-format="1" text:fixed="false">27</text:page-number></text:span><text:span text:style-name="a2046" text:class-names=""/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365" presentation:style-name="a2049" draw:name="Slide Image Placeholder 1">
            <svg:title/>
            <svg:desc/>
          </draw:page-thumbnail>
          <draw:frame draw:id="id366" presentation:style-name="a20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052" draw:master-page-name="Master2-Layout7-blank-Blank" presentation:presentation-page-layout-name="Master2-PPL7" draw:id="Slide-280">
        <draw:frame draw:id="id367" presentation:style-name="a2055" draw:name="Title 1" svg:x="0.3937in" svg:y="0.32953in" svg:width="10.23622in" svg:height="1.04843in" presentation:class="title" presentation:placeholder="false">
          <draw:text-box>
            <text:p text:style-name="a2054" text:class-names="" text:cond-style-name=""><text:span text:style-name="a2053" text:class-names="">polite</text:span></text:p>
          </draw:text-box>
          <svg:title/>
          <svg:desc/>
        </draw:frame>
        <draw:frame draw:id="id368" presentation:style-name="a2063" draw:name="Text Placeholder 2" svg:x="0.3937in" svg:y="2.16535in" svg:width="10.23622in" svg:height="5.51181in" presentation:class="outline" presentation:placeholder="false">
          <draw:text-box>
            <text:list text:style-name="a2058">
              <text:list-item>
                <text:p text:style-name="a2057" text:class-names="" text:cond-style-name=""><text:span text:style-name="a2056" text:class-names="">someone who has good manners.</text:span></text:p>
              </text:list-item>
            </text:list>
            <text:list text:style-name="a2062">
              <text:list-item>
                <text:p text:style-name="a2061" text:class-names="" text:cond-style-name=""><text:span text:style-name="a2059" text:class-names="">Example sentence:</text:span><text:span text:style-name="a2060" text:class-names=""><text:s text:c="1"/>Abdullah is a very polite boy. He always says please and thank you</text:span></text:p>
              </text:list-item>
            </text:list>
          </draw:text-box>
          <svg:title/>
          <svg:desc/>
        </draw:frame>
        <draw:frame draw:id="id369" draw:style-name="a2064" draw:name="polite" svg:x="2.74334in" svg:y="0.52041in" svg:width="0.66667in" svg:height="0.66667in" style:rel-width="scale" style:rel-height="scale">
          <draw:plugin draw:mime-type="audio/mpeg" xlink:href="media/media21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70" draw:style-name="a2065" draw:name="Picture 4" svg:x="4.5686in" svg:y="4.39309in" svg:width="5.5in" svg:height="3.41667in" style:rel-width="scale" style:rel-height="scale">
          <draw:image xlink:href="media/image2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69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69"/>
                </anim:par>
              </anim:par>
            </anim:par>
          </anim:seq>
        </anim:par>
        <presentation:notes draw:style-name="a2076">
          <draw:frame draw:id="id371" draw:style-name="a2069" draw:name="Slide Number Placeholder 6" svg:x="4.67953in" svg:y="11.10827in" svg:width="3.5878in" svg:height="0.58425in">
            <draw:text-box>
              <text:p text:style-name="a2068" text:class-names="" text:cond-style-name=""><text:span text:style-name="a2066" text:class-names=""><text:page-number style:num-format="1" text:fixed="false">28</text:page-number></text:span><text:span text:style-name="a2067" text:class-names=""/></text:p>
            </draw:text-box>
            <svg:title/>
            <svg:desc/>
          </draw:frame>
          <draw:frame draw:id="id372" draw:style-name="a2073" draw:name="Slide Number Placeholder 6" svg:x="4.67953in" svg:y="11.10827in" svg:width="3.5878in" svg:height="0.58425in">
            <draw:text-box>
              <text:p text:style-name="a2072" text:class-names="" text:cond-style-name=""><text:span text:style-name="a2070" text:class-names=""><text:page-number style:num-format="1" text:fixed="false">28</text:page-number></text:span><text:span text:style-name="a2071" text:class-names=""/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373" presentation:style-name="a2074" draw:name="Slide Image Placeholder 1">
            <svg:title/>
            <svg:desc/>
          </draw:page-thumbnail>
          <draw:frame draw:id="id374" presentation:style-name="a20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077" draw:master-page-name="Master2-Layout7-blank-Blank" presentation:presentation-page-layout-name="Master2-PPL7" draw:id="Slide-281">
        <draw:frame draw:id="id375" presentation:style-name="a2080" draw:name="Title 1" svg:x="0.3937in" svg:y="0.32953in" svg:width="10.23622in" svg:height="1.04843in" presentation:class="title" presentation:placeholder="false">
          <draw:text-box>
            <text:p text:style-name="a2079" text:class-names="" text:cond-style-name=""><text:span text:style-name="a2078" text:class-names="">popular</text:span></text:p>
          </draw:text-box>
          <svg:title/>
          <svg:desc/>
        </draw:frame>
        <draw:frame draw:id="id376" presentation:style-name="a2088" draw:name="Text Placeholder 2" svg:x="0.3937in" svg:y="2.16535in" svg:width="10.23622in" svg:height="5.51181in" presentation:class="outline" presentation:placeholder="false">
          <draw:text-box>
            <text:list text:style-name="a2083">
              <text:list-item>
                <text:p text:style-name="a2082" text:class-names="" text:cond-style-name=""><text:span text:style-name="a2081" text:class-names="">somebody who is liked by many people.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4" text:class-names="">Example sentence:</text:span><text:span text:style-name="a2085" text:class-names=""><text:s text:c="1"/>My cousin Ali is very popular. He has a lot of friends</text:span></text:p>
              </text:list-item>
            </text:list>
          </draw:text-box>
          <svg:title/>
          <svg:desc/>
        </draw:frame>
        <draw:frame draw:id="id377" draw:style-name="a2089" draw:name="popular" svg:x="2.80785in" svg:y="0.52041in" svg:width="0.66667in" svg:height="0.66667in" style:rel-width="scale" style:rel-height="scale">
          <draw:plugin draw:mime-type="audio/mpeg" xlink:href="media/media22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78" draw:style-name="a2090" draw:name="Picture 4" svg:x="5.17602in" svg:y="4.54839in" svg:width="4.90462in" svg:height="3.29032in" style:rel-width="scale" style:rel-height="scale">
          <draw:image xlink:href="media/image2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7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77"/>
                </anim:par>
              </anim:par>
            </anim:par>
          </anim:seq>
        </anim:par>
        <presentation:notes draw:style-name="a2101">
          <draw:frame draw:id="id379" draw:style-name="a2094" draw:name="Slide Number Placeholder 6" svg:x="4.67953in" svg:y="11.10827in" svg:width="3.5878in" svg:height="0.58425in">
            <draw:text-box>
              <text:p text:style-name="a2093" text:class-names="" text:cond-style-name=""><text:span text:style-name="a2091" text:class-names=""><text:page-number style:num-format="1" text:fixed="false">29</text:page-number></text:span><text:span text:style-name="a2092" text:class-names=""/></text:p>
            </draw:text-box>
            <svg:title/>
            <svg:desc/>
          </draw:frame>
          <draw:frame draw:id="id380" draw:style-name="a2098" draw:name="Slide Number Placeholder 6" svg:x="4.67953in" svg:y="11.10827in" svg:width="3.5878in" svg:height="0.58425in">
            <draw:text-box>
              <text:p text:style-name="a2097" text:class-names="" text:cond-style-name=""><text:span text:style-name="a2095" text:class-names=""><text:page-number style:num-format="1" text:fixed="false">29</text:page-number></text:span><text:span text:style-name="a2096" text:class-names=""/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381" presentation:style-name="a2099" draw:name="Slide Image Placeholder 1">
            <svg:title/>
            <svg:desc/>
          </draw:page-thumbnail>
          <draw:frame draw:id="id382" presentation:style-name="a21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102" draw:master-page-name="Master2-Layout7-blank-Blank" presentation:presentation-page-layout-name="Master2-PPL7" draw:id="Slide-282">
        <draw:frame draw:id="id383" presentation:style-name="a2105" draw:name="Title 1" svg:x="0.3937in" svg:y="0.32953in" svg:width="10.23622in" svg:height="1.04843in" presentation:class="title" presentation:placeholder="false">
          <draw:text-box>
            <text:p text:style-name="a2104" text:class-names="" text:cond-style-name=""><text:span text:style-name="a2103" text:class-names="">quiet</text:span></text:p>
          </draw:text-box>
          <svg:title/>
          <svg:desc/>
        </draw:frame>
        <draw:frame draw:id="id384" presentation:style-name="a2113" draw:name="Text Placeholder 2" svg:x="0.3937in" svg:y="2.16535in" svg:width="10.23622in" svg:height="5.51181in" presentation:class="outline" presentation:placeholder="false">
          <draw:text-box>
            <text:list text:style-name="a2108">
              <text:list-item>
                <text:p text:style-name="a2107" text:class-names="" text:cond-style-name=""><text:span text:style-name="a2106" text:class-names="">used to describe someone who doesn't talk very much.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09" text:class-names="">Example sentence:</text:span><text:span text:style-name="a2110" text:class-names=""><text:s text:c="1"/>Helen is a quiet person. She isn't very talkative</text:span></text:p>
              </text:list-item>
            </text:list>
          </draw:text-box>
          <svg:title/>
          <svg:desc/>
        </draw:frame>
        <draw:frame draw:id="id385" draw:style-name="a2114" draw:name="quiet" svg:x="2.40463in" svg:y="0.52041in" svg:width="0.66667in" svg:height="0.66667in" style:rel-width="scale" style:rel-height="scale">
          <draw:plugin draw:mime-type="audio/mpeg" xlink:href="media/media23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86" draw:style-name="a2115" draw:name="Picture 4" svg:x="5.91935in" svg:y="4.71327in" svg:width="4.26126in" svg:height="3.19594in" style:rel-width="scale" style:rel-height="scale">
          <draw:image xlink:href="media/image2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8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85"/>
                </anim:par>
              </anim:par>
            </anim:par>
          </anim:seq>
        </anim:par>
        <presentation:notes draw:style-name="a2126">
          <draw:frame draw:id="id387" draw:style-name="a2119" draw:name="Slide Number Placeholder 6" svg:x="4.67953in" svg:y="11.10827in" svg:width="3.5878in" svg:height="0.58425in">
            <draw:text-box>
              <text:p text:style-name="a2118" text:class-names="" text:cond-style-name=""><text:span text:style-name="a2116" text:class-names=""><text:page-number style:num-format="1" text:fixed="false">30</text:page-number></text:span><text:span text:style-name="a2117" text:class-names=""/></text:p>
            </draw:text-box>
            <svg:title/>
            <svg:desc/>
          </draw:frame>
          <draw:frame draw:id="id388" draw:style-name="a2123" draw:name="Slide Number Placeholder 6" svg:x="4.67953in" svg:y="11.10827in" svg:width="3.5878in" svg:height="0.58425in">
            <draw:text-box>
              <text:p text:style-name="a2122" text:class-names="" text:cond-style-name=""><text:span text:style-name="a2120" text:class-names=""><text:page-number style:num-format="1" text:fixed="false">30</text:page-number></text:span><text:span text:style-name="a2121" text:class-names=""/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389" presentation:style-name="a2124" draw:name="Slide Image Placeholder 1">
            <svg:title/>
            <svg:desc/>
          </draw:page-thumbnail>
          <draw:frame draw:id="id390" presentation:style-name="a21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127" draw:master-page-name="Master2-Layout7-blank-Blank" presentation:presentation-page-layout-name="Master2-PPL7" draw:id="Slide-283">
        <draw:frame draw:id="id391" presentation:style-name="a2130" draw:name="Title 1" svg:x="0.3937in" svg:y="0.32953in" svg:width="10.23622in" svg:height="1.04843in" presentation:class="title" presentation:placeholder="false">
          <draw:text-box>
            <text:p text:style-name="a2129" text:class-names="" text:cond-style-name=""><text:span text:style-name="a2128" text:class-names="">rude</text:span></text:p>
          </draw:text-box>
          <svg:title/>
          <svg:desc/>
        </draw:frame>
        <draw:frame draw:id="id392" presentation:style-name="a2138" draw:name="Text Placeholder 2" svg:x="0.3937in" svg:y="2.16535in" svg:width="10.23622in" svg:height="5.51181in" presentation:class="outline" presentation:placeholder="false">
          <draw:text-box>
            <text:list text:style-name="a2133">
              <text:list-item>
                <text:p text:style-name="a2132" text:class-names="" text:cond-style-name=""><text:span text:style-name="a2131" text:class-names="">bad mannered, impolite.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34" text:class-names="">Example sentence:</text:span><text:span text:style-name="a2135" text:class-names=""><text:s text:c="1"/>James is a very rude person. He always pushes in front of people in queues</text:span></text:p>
              </text:list-item>
            </text:list>
          </draw:text-box>
          <svg:title/>
          <svg:desc/>
        </draw:frame>
        <draw:frame draw:id="id393" draw:style-name="a2139" draw:name="rude" svg:x="2.45301in" svg:y="0.52041in" svg:width="0.66667in" svg:height="0.66667in" style:rel-width="scale" style:rel-height="scale">
          <draw:plugin draw:mime-type="audio/mpeg" xlink:href="media/media24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394" draw:style-name="a2140" draw:name="Picture 4" svg:x="5.1129in" svg:y="4.22537in" svg:width="5.03473in" svg:height="3.6456in" style:rel-width="scale" style:rel-height="scale">
          <draw:image xlink:href="media/image2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39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393"/>
                </anim:par>
              </anim:par>
            </anim:par>
          </anim:seq>
        </anim:par>
        <presentation:notes draw:style-name="a2151">
          <draw:frame draw:id="id395" draw:style-name="a2144" draw:name="Slide Number Placeholder 6" svg:x="4.67953in" svg:y="11.10827in" svg:width="3.5878in" svg:height="0.58425in">
            <draw:text-box>
              <text:p text:style-name="a2143" text:class-names="" text:cond-style-name=""><text:span text:style-name="a2141" text:class-names=""><text:page-number style:num-format="1" text:fixed="false">31</text:page-number></text:span><text:span text:style-name="a2142" text:class-names=""/></text:p>
            </draw:text-box>
            <svg:title/>
            <svg:desc/>
          </draw:frame>
          <draw:frame draw:id="id396" draw:style-name="a2148" draw:name="Slide Number Placeholder 6" svg:x="4.67953in" svg:y="11.10827in" svg:width="3.5878in" svg:height="0.58425in">
            <draw:text-box>
              <text:p text:style-name="a2147" text:class-names="" text:cond-style-name=""><text:span text:style-name="a2145" text:class-names=""><text:page-number style:num-format="1" text:fixed="false">31</text:page-number></text:span><text:span text:style-name="a2146" text:class-names=""/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397" presentation:style-name="a2149" draw:name="Slide Image Placeholder 1">
            <svg:title/>
            <svg:desc/>
          </draw:page-thumbnail>
          <draw:frame draw:id="id398" presentation:style-name="a21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152" draw:master-page-name="Master2-Layout7-blank-Blank" presentation:presentation-page-layout-name="Master2-PPL7" draw:id="Slide-284">
        <draw:frame draw:id="id399" presentation:style-name="a2155" draw:name="Title 1" svg:x="0.3937in" svg:y="0.32953in" svg:width="10.23622in" svg:height="1.04843in" presentation:class="title" presentation:placeholder="false">
          <draw:text-box>
            <text:p text:style-name="a2154" text:class-names="" text:cond-style-name=""><text:span text:style-name="a2153" text:class-names="">selfish</text:span></text:p>
          </draw:text-box>
          <svg:title/>
          <svg:desc/>
        </draw:frame>
        <draw:frame draw:id="id400" presentation:style-name="a2166" draw:name="Text Placeholder 2" svg:x="0.3937in" svg:y="2.16535in" svg:width="10.23622in" svg:height="5.51181in" presentation:class="outline" presentation:placeholder="false">
          <draw:text-box>
            <text:list text:style-name="a2161">
              <text:list-item>
                <text:p text:style-name="a2160" text:class-names="" text:cond-style-name=""><text:span text:style-name="a2156" text:class-names="">used to describe someone who only thinks<text:s text:c="1"/></text:span><text:span text:style-name="a2157" text:class-names="">about<text:s text:c="1"/></text:span><text:span text:style-name="a2158" text:class-names="">himself.</text:span><text:span text:style-name="a2159" text:class-names=""/></text:p>
              </text:list-item>
            </text:list>
            <text:list text:style-name="a2165">
              <text:list-item>
                <text:p text:style-name="a2164" text:class-names="" text:cond-style-name=""><text:span text:style-name="a2162" text:class-names="">Example sentence:</text:span><text:span text:style-name="a2163" text:class-names=""><text:s text:c="1"/>Jeremy is very selfish. He never helps out with the housework</text:span></text:p>
              </text:list-item>
            </text:list>
          </draw:text-box>
          <svg:title/>
          <svg:desc/>
        </draw:frame>
        <draw:frame draw:id="id401" draw:style-name="a2167" draw:name="selfish" svg:x="2.46914in" svg:y="0.52041in" svg:width="0.66667in" svg:height="0.66667in" style:rel-width="scale" style:rel-height="scale">
          <draw:plugin draw:mime-type="audio/mpeg" xlink:href="media/media25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02" draw:style-name="a2168" draw:name="Picture 4" svg:x="6.7561in" svg:y="4.73247in" svg:width="3.125in" svg:height="3.125in" style:rel-width="scale" style:rel-height="scale">
          <draw:image xlink:href="media/image28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0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01"/>
                </anim:par>
              </anim:par>
            </anim:par>
          </anim:seq>
        </anim:par>
        <presentation:notes draw:style-name="a2179">
          <draw:frame draw:id="id403" draw:style-name="a2172" draw:name="Slide Number Placeholder 6" svg:x="4.67953in" svg:y="11.10827in" svg:width="3.5878in" svg:height="0.58425in">
            <draw:text-box>
              <text:p text:style-name="a2171" text:class-names="" text:cond-style-name=""><text:span text:style-name="a2169" text:class-names=""><text:page-number style:num-format="1" text:fixed="false">32</text:page-number></text:span><text:span text:style-name="a2170" text:class-names=""/></text:p>
            </draw:text-box>
            <svg:title/>
            <svg:desc/>
          </draw:frame>
          <draw:frame draw:id="id404" draw:style-name="a2176" draw:name="Slide Number Placeholder 6" svg:x="4.67953in" svg:y="11.10827in" svg:width="3.5878in" svg:height="0.58425in">
            <draw:text-box>
              <text:p text:style-name="a2175" text:class-names="" text:cond-style-name=""><text:span text:style-name="a2173" text:class-names=""><text:page-number style:num-format="1" text:fixed="false">32</text:page-number></text:span><text:span text:style-name="a2174" text:class-names=""/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405" presentation:style-name="a2177" draw:name="Slide Image Placeholder 1">
            <svg:title/>
            <svg:desc/>
          </draw:page-thumbnail>
          <draw:frame draw:id="id406" presentation:style-name="a21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180" draw:master-page-name="Master2-Layout7-blank-Blank" presentation:presentation-page-layout-name="Master2-PPL7" draw:id="Slide-285">
        <draw:frame draw:id="id407" presentation:style-name="a2183" draw:name="Title 1" svg:x="0.3937in" svg:y="0.3134in" svg:width="1.12992in" svg:height="1.04843in" presentation:class="title" presentation:placeholder="false">
          <draw:text-box>
            <text:p text:style-name="a2182" text:class-names="" text:cond-style-name=""><text:span text:style-name="a2181" text:class-names="">shy</text:span></text:p>
          </draw:text-box>
          <svg:title/>
          <svg:desc/>
        </draw:frame>
        <draw:frame draw:id="id408" presentation:style-name="a2191" draw:name="Text Placeholder 2" svg:x="0.3937in" svg:y="2.16535in" svg:width="10.23622in" svg:height="5.51181in" presentation:class="outline" presentation:placeholder="false">
          <draw:text-box>
            <text:list text:style-name="a2186">
              <text:list-item>
                <text:p text:style-name="a2185" text:class-names="" text:cond-style-name=""><text:span text:style-name="a2184" text:class-names="">quiet and a little bit nervous around other people.</text:span></text:p>
              </text:list-item>
            </text:list>
            <text:list text:style-name="a2190">
              <text:list-item>
                <text:p text:style-name="a2189" text:class-names="" text:cond-style-name=""><text:span text:style-name="a2187" text:class-names="">Example sentence:</text:span><text:span text:style-name="a2188" text:class-names=""><text:s text:c="1"/>Claire is very shy. She doesn't speak much in class</text:span></text:p>
              </text:list-item>
            </text:list>
          </draw:text-box>
          <svg:title/>
          <svg:desc/>
        </draw:frame>
        <draw:frame draw:id="id409" draw:style-name="a2192" draw:name="shy" svg:x="2.16269in" svg:y="0.50428in" svg:width="0.66667in" svg:height="0.66667in" style:rel-width="scale" style:rel-height="scale">
          <draw:plugin draw:mime-type="audio/mpeg" xlink:href="media/media26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10" draw:style-name="a2193" draw:name="Picture 4" svg:x="4.82065in" svg:y="5.20968in" svg:width="5.06135in" svg:height="2.66129in" style:rel-width="scale" style:rel-height="scale">
          <draw:image xlink:href="media/image29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09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09"/>
                </anim:par>
              </anim:par>
            </anim:par>
          </anim:seq>
        </anim:par>
        <presentation:notes draw:style-name="a2204">
          <draw:frame draw:id="id411" draw:style-name="a2197" draw:name="Slide Number Placeholder 6" svg:x="4.67953in" svg:y="11.10827in" svg:width="3.5878in" svg:height="0.58425in">
            <draw:text-box>
              <text:p text:style-name="a2196" text:class-names="" text:cond-style-name=""><text:span text:style-name="a2194" text:class-names=""><text:page-number style:num-format="1" text:fixed="false">33</text:page-number></text:span><text:span text:style-name="a2195" text:class-names=""/></text:p>
            </draw:text-box>
            <svg:title/>
            <svg:desc/>
          </draw:frame>
          <draw:frame draw:id="id412" draw:style-name="a2201" draw:name="Slide Number Placeholder 6" svg:x="4.67953in" svg:y="11.10827in" svg:width="3.5878in" svg:height="0.58425in">
            <draw:text-box>
              <text:p text:style-name="a2200" text:class-names="" text:cond-style-name=""><text:span text:style-name="a2198" text:class-names=""><text:page-number style:num-format="1" text:fixed="false">33</text:page-number></text:span><text:span text:style-name="a2199" text:class-names=""/></text:p>
            </draw:text-box>
            <svg:title/>
            <svg:desc/>
          </draw:frame>
          <draw:page-thumbnail draw:page-number="33" svg:x="1.21007in" svg:y="0.88889in" svg:width="5.84549in" svg:height="4.38368in" presentation:class="page" draw:id="id413" presentation:style-name="a2202" draw:name="Slide Image Placeholder 1">
            <svg:title/>
            <svg:desc/>
          </draw:page-thumbnail>
          <draw:frame draw:id="id414" presentation:style-name="a22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205" draw:master-page-name="Master2-Layout7-blank-Blank" presentation:presentation-page-layout-name="Master2-PPL7" draw:id="Slide-286">
        <draw:frame draw:id="id415" presentation:style-name="a2208" draw:name="Title 1" svg:x="0.3937in" svg:y="0.32953in" svg:width="10.23622in" svg:height="1.04843in" presentation:class="title" presentation:placeholder="false">
          <draw:text-box>
            <text:p text:style-name="a2207" text:class-names="" text:cond-style-name=""><text:span text:style-name="a2206" text:class-names="">silly</text:span></text:p>
          </draw:text-box>
          <svg:title/>
          <svg:desc/>
        </draw:frame>
        <draw:frame draw:id="id416" presentation:style-name="a2216" draw:name="Text Placeholder 2" svg:x="0.3937in" svg:y="2.16535in" svg:width="10.23622in" svg:height="5.51181in" presentation:class="outline" presentation:placeholder="false">
          <draw:text-box>
            <text:list text:style-name="a2211">
              <text:list-item>
                <text:p text:style-name="a2210" text:class-names="" text:cond-style-name=""><text:span text:style-name="a2209" text:class-names="">someone who is a bit foolish, or who doesn't behave in a serious way.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2" text:class-names="">Example sentence:</text:span><text:span text:style-name="a2213" text:class-names=""><text:s text:c="1"/>Gina is a bit silly. She messes about in class when she should be working</text:span></text:p>
              </text:list-item>
            </text:list>
          </draw:text-box>
          <svg:title/>
          <svg:desc/>
        </draw:frame>
        <draw:frame draw:id="id417" draw:style-name="a2217" draw:name="silly" svg:x="2.06592in" svg:y="0.52041in" svg:width="0.66667in" svg:height="0.66667in" style:rel-width="scale" style:rel-height="scale">
          <draw:plugin draw:mime-type="audio/mpeg" xlink:href="media/media27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18" draw:style-name="a2218" draw:name="Picture 4" svg:x="6.19207in" svg:y="4.83871in" svg:width="2.82406in" svg:height="3.01957in" style:rel-width="scale" style:rel-height="scale">
          <draw:image xlink:href="media/image30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17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17"/>
                </anim:par>
              </anim:par>
            </anim:par>
          </anim:seq>
        </anim:par>
        <presentation:notes draw:style-name="a2229">
          <draw:frame draw:id="id419" draw:style-name="a2222" draw:name="Slide Number Placeholder 6" svg:x="4.67953in" svg:y="11.10827in" svg:width="3.5878in" svg:height="0.58425in">
            <draw:text-box>
              <text:p text:style-name="a2221" text:class-names="" text:cond-style-name=""><text:span text:style-name="a2219" text:class-names=""><text:page-number style:num-format="1" text:fixed="false">34</text:page-number></text:span><text:span text:style-name="a2220" text:class-names=""/></text:p>
            </draw:text-box>
            <svg:title/>
            <svg:desc/>
          </draw:frame>
          <draw:frame draw:id="id420" draw:style-name="a2226" draw:name="Slide Number Placeholder 6" svg:x="4.67953in" svg:y="11.10827in" svg:width="3.5878in" svg:height="0.58425in">
            <draw:text-box>
              <text:p text:style-name="a2225" text:class-names="" text:cond-style-name=""><text:span text:style-name="a2223" text:class-names=""><text:page-number style:num-format="1" text:fixed="false">34</text:page-number></text:span><text:span text:style-name="a2224" text:class-names=""/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421" presentation:style-name="a2227" draw:name="Slide Image Placeholder 1">
            <svg:title/>
            <svg:desc/>
          </draw:page-thumbnail>
          <draw:frame draw:id="id422" presentation:style-name="a22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230" draw:master-page-name="Master2-Layout7-blank-Blank" presentation:presentation-page-layout-name="Master2-PPL7" draw:id="Slide-287">
        <draw:frame draw:id="id423" presentation:style-name="a2233" draw:name="Title 1" svg:x="0.3937in" svg:y="0.32953in" svg:width="10.23622in" svg:height="1.04843in" presentation:class="title" presentation:placeholder="false">
          <draw:text-box>
            <text:p text:style-name="a2232" text:class-names="" text:cond-style-name=""><text:span text:style-name="a2231" text:class-names="">smart</text:span></text:p>
          </draw:text-box>
          <svg:title/>
          <svg:desc/>
        </draw:frame>
        <draw:frame draw:id="id424" presentation:style-name="a2248" draw:name="Text Placeholder 2" svg:x="0.3937in" svg:y="2.16535in" svg:width="10.23622in" svg:height="5.51181in" presentation:class="outline" presentation:placeholder="false">
          <draw:text-box>
            <text:list text:style-name="a2236">
              <text:list-item>
                <text:p text:style-name="a2235" text:class-names="" text:cond-style-name=""><text:span text:style-name="a2234" text:class-names="">smart - 1) someone who takes a lot of care over their appearance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7" text:class-names="">Example sentence:<text:s text:c="1"/></text:span><text:span text:style-name="a2238" text:class-names="">Anna is very smart. She is always neatly dressed.</text:span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>smart - 2) someone who is very clever</text:span></text:p>
              </text:list-item>
            </text:list>
            <text:list text:style-name="a2247">
              <text:list-item>
                <text:p text:style-name="a2246" text:class-names="" text:cond-style-name=""><text:span text:style-name="a2244" text:class-names="">Example sentence:</text:span><text:span text:style-name="a2245" text:class-names=""><text:s text:c="1"/>Chia is very smart. She is one of the most intelligent people I know.</text:span></text:p>
              </text:list-item>
            </text:list>
          </draw:text-box>
          <svg:title/>
          <svg:desc/>
        </draw:frame>
        <draw:frame draw:id="id425" draw:style-name="a2249" draw:name="smart" svg:x="2.54979in" svg:y="0.71129in" svg:width="0.66667in" svg:height="0.66667in" style:rel-width="scale" style:rel-height="scale">
          <draw:plugin draw:mime-type="audio/mpeg" xlink:href="media/media28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26" draw:style-name="a2250" draw:name="Picture 4" svg:x="7.66129in" svg:y="4.05139in" svg:width="2.71827in" svg:height="1.19055in" style:rel-width="scale" style:rel-height="scale">
          <draw:image xlink:href="media/image3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25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25"/>
                </anim:par>
              </anim:par>
            </anim:par>
          </anim:seq>
        </anim:par>
        <presentation:notes draw:style-name="a2261">
          <draw:frame draw:id="id427" draw:style-name="a2254" draw:name="Slide Number Placeholder 6" svg:x="4.67953in" svg:y="11.10827in" svg:width="3.5878in" svg:height="0.58425in">
            <draw:text-box>
              <text:p text:style-name="a2253" text:class-names="" text:cond-style-name=""><text:span text:style-name="a2251" text:class-names=""><text:page-number style:num-format="1" text:fixed="false">35</text:page-number></text:span><text:span text:style-name="a2252" text:class-names=""/></text:p>
            </draw:text-box>
            <svg:title/>
            <svg:desc/>
          </draw:frame>
          <draw:frame draw:id="id428" draw:style-name="a2258" draw:name="Slide Number Placeholder 6" svg:x="4.67953in" svg:y="11.10827in" svg:width="3.5878in" svg:height="0.58425in">
            <draw:text-box>
              <text:p text:style-name="a2257" text:class-names="" text:cond-style-name=""><text:span text:style-name="a2255" text:class-names=""><text:page-number style:num-format="1" text:fixed="false">35</text:page-number></text:span><text:span text:style-name="a2256" text:class-names=""/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429" presentation:style-name="a2259" draw:name="Slide Image Placeholder 1">
            <svg:title/>
            <svg:desc/>
          </draw:page-thumbnail>
          <draw:frame draw:id="id430" presentation:style-name="a22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262" draw:master-page-name="Master2-Layout7-blank-Blank" presentation:presentation-page-layout-name="Master2-PPL7" draw:id="Slide-288">
        <draw:frame draw:id="id431" presentation:style-name="a2265" draw:name="Title 1" svg:x="0.3937in" svg:y="0.32953in" svg:width="10.23622in" svg:height="1.04843in" presentation:class="title" presentation:placeholder="false">
          <draw:text-box>
            <text:p text:style-name="a2264" text:class-names="" text:cond-style-name=""><text:span text:style-name="a2263" text:class-names="">stupid</text:span></text:p>
          </draw:text-box>
          <svg:title/>
          <svg:desc/>
        </draw:frame>
        <draw:frame draw:id="id432" presentation:style-name="a2276" draw:name="Text Placeholder 2" svg:x="0.3937in" svg:y="2.16535in" svg:width="10.23622in" svg:height="5.51181in" presentation:class="outline" presentation:placeholder="false">
          <draw:text-box>
            <text:list text:style-name="a2271">
              <text:list-item>
                <text:p text:style-name="a2270" text:class-names="" text:cond-style-name=""><text:span text:style-name="a2266" text:class-names="">(</text:span><text:span text:style-name="a2267" text:class-names="">very negative and very impolite - sometimes used as an insult</text:span><text:span text:style-name="a2268" text:class-names="">)</text:span><text:span text:style-name="a2269" text:class-names=""><text:s text:c="1"/>someone who is not clever.</text:span></text:p>
              </text:list-item>
            </text:list>
            <text:list text:style-name="a2275">
              <text:list-item>
                <text:p text:style-name="a2274" text:class-names="" text:cond-style-name=""><text:span text:style-name="a2272" text:class-names="">Be careful when using this word!</text:span><text:span text:style-name="a2273" text:class-names=""><text:s text:c="1"/>Using neutral adjectives to describe people is much safer</text:span></text:p>
              </text:list-item>
            </text:list>
          </draw:text-box>
          <svg:title/>
          <svg:desc/>
        </draw:frame>
        <draw:frame draw:id="id433" draw:style-name="a2277" draw:name="stupid" svg:x="2.95301in" svg:y="0.52041in" svg:width="0.66667in" svg:height="0.66667in" style:rel-width="scale" style:rel-height="scale">
          <draw:plugin draw:mime-type="audio/mpeg" xlink:href="media/media29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34" draw:style-name="a2278" draw:name="Picture 4" svg:x="6.54839in" svg:y="4.70968in" svg:width="3.25806in" svg:height="3.15625in" style:rel-width="scale" style:rel-height="scale">
          <draw:image xlink:href="media/image32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33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33"/>
                </anim:par>
              </anim:par>
            </anim:par>
          </anim:seq>
        </anim:par>
        <presentation:notes draw:style-name="a2289">
          <draw:frame draw:id="id435" draw:style-name="a2282" draw:name="Slide Number Placeholder 6" svg:x="4.67953in" svg:y="11.10827in" svg:width="3.5878in" svg:height="0.58425in">
            <draw:text-box>
              <text:p text:style-name="a2281" text:class-names="" text:cond-style-name=""><text:span text:style-name="a2279" text:class-names=""><text:page-number style:num-format="1" text:fixed="false">36</text:page-number></text:span><text:span text:style-name="a2280" text:class-names=""/></text:p>
            </draw:text-box>
            <svg:title/>
            <svg:desc/>
          </draw:frame>
          <draw:frame draw:id="id436" draw:style-name="a2286" draw:name="Slide Number Placeholder 6" svg:x="4.67953in" svg:y="11.10827in" svg:width="3.5878in" svg:height="0.58425in">
            <draw:text-box>
              <text:p text:style-name="a2285" text:class-names="" text:cond-style-name=""><text:span text:style-name="a2283" text:class-names=""><text:page-number style:num-format="1" text:fixed="false">36</text:page-number></text:span><text:span text:style-name="a2284" text:class-names=""/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437" presentation:style-name="a2287" draw:name="Slide Image Placeholder 1">
            <svg:title/>
            <svg:desc/>
          </draw:page-thumbnail>
          <draw:frame draw:id="id438" presentation:style-name="a22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290" draw:master-page-name="Master2-Layout7-blank-Blank" presentation:presentation-page-layout-name="Master2-PPL7" draw:id="Slide-289">
        <draw:frame draw:id="id439" presentation:style-name="a2293" draw:name="Title 1" svg:x="0.3937in" svg:y="0.32953in" svg:width="10.23622in" svg:height="1.04843in" presentation:class="title" presentation:placeholder="false">
          <draw:text-box>
            <text:p text:style-name="a2292" text:class-names="" text:cond-style-name=""><text:span text:style-name="a2291" text:class-names="">tidy</text:span></text:p>
          </draw:text-box>
          <svg:title/>
          <svg:desc/>
        </draw:frame>
        <draw:frame draw:id="id440" presentation:style-name="a2301" draw:name="Text Placeholder 2" svg:x="0.3937in" svg:y="2.16535in" svg:width="10.23622in" svg:height="5.51181in" presentation:class="outline" presentation:placeholder="false">
          <draw:text-box>
            <text:list text:style-name="a2296">
              <text:list-item>
                <text:p text:style-name="a2295" text:class-names="" text:cond-style-name=""><text:span text:style-name="a2294" text:class-names=""><text:s text:c="1"/>someone who is very neat and well organised.</text:span></text:p>
              </text:list-item>
            </text:list>
            <text:list text:style-name="a2300">
              <text:list-item>
                <text:p text:style-name="a2299" text:class-names="" text:cond-style-name=""><text:span text:style-name="a2297" text:class-names="">Example sentence:</text:span><text:span text:style-name="a2298" text:class-names=""><text:s text:c="1"/>My sister is a very tidy person. I'm the opposite; I'm really untidy!</text:span></text:p>
              </text:list-item>
            </text:list>
          </draw:text-box>
          <svg:title/>
          <svg:desc/>
        </draw:frame>
        <draw:frame draw:id="id441" draw:style-name="a2302" draw:name="tidy" svg:x="2.40463in" svg:y="0.48815in" svg:width="0.66667in" svg:height="0.66667in" style:rel-width="scale" style:rel-height="scale">
          <draw:plugin draw:mime-type="audio/mpeg" xlink:href="media/media30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42" draw:style-name="a2303" draw:name="Picture 4" svg:x="4.90418in" svg:y="4.36794in" svg:width="4.53131in" svg:height="3.49558in" style:rel-width="scale" style:rel-height="scale">
          <draw:image xlink:href="media/image3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41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41"/>
                </anim:par>
              </anim:par>
            </anim:par>
          </anim:seq>
        </anim:par>
        <presentation:notes draw:style-name="a2314">
          <draw:frame draw:id="id443" draw:style-name="a2307" draw:name="Slide Number Placeholder 6" svg:x="4.67953in" svg:y="11.10827in" svg:width="3.5878in" svg:height="0.58425in">
            <draw:text-box>
              <text:p text:style-name="a2306" text:class-names="" text:cond-style-name=""><text:span text:style-name="a2304" text:class-names=""><text:page-number style:num-format="1" text:fixed="false">37</text:page-number></text:span><text:span text:style-name="a2305" text:class-names=""/></text:p>
            </draw:text-box>
            <svg:title/>
            <svg:desc/>
          </draw:frame>
          <draw:frame draw:id="id444" draw:style-name="a2311" draw:name="Slide Number Placeholder 6" svg:x="4.67953in" svg:y="11.10827in" svg:width="3.5878in" svg:height="0.58425in">
            <draw:text-box>
              <text:p text:style-name="a2310" text:class-names="" text:cond-style-name=""><text:span text:style-name="a2308" text:class-names=""><text:page-number style:num-format="1" text:fixed="false">37</text:page-number></text:span><text:span text:style-name="a2309" text:class-names=""/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445" presentation:style-name="a2312" draw:name="Slide Image Placeholder 1">
            <svg:title/>
            <svg:desc/>
          </draw:page-thumbnail>
          <draw:frame draw:id="id446" presentation:style-name="a23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315" draw:master-page-name="Master2-Layout7-blank-Blank" presentation:presentation-page-layout-name="Master2-PPL7" draw:id="Slide-290">
        <draw:frame draw:id="id447" presentation:style-name="a2318" draw:name="Title 1" svg:x="0.3937in" svg:y="0.32953in" svg:width="10.23622in" svg:height="1.04843in" presentation:class="title" presentation:placeholder="false">
          <draw:text-box>
            <text:p text:style-name="a2317" text:class-names="" text:cond-style-name=""><text:span text:style-name="a2316" text:class-names="">unlucky</text:span></text:p>
          </draw:text-box>
          <svg:title/>
          <svg:desc/>
        </draw:frame>
        <draw:frame draw:id="id448" presentation:style-name="a2326" draw:name="Text Placeholder 2" svg:x="0.3937in" svg:y="2.16535in" svg:width="10.23622in" svg:height="5.51181in" presentation:class="outline" presentation:placeholder="false">
          <draw:text-box>
            <text:list text:style-name="a2321">
              <text:list-item>
                <text:p text:style-name="a2320" text:class-names="" text:cond-style-name=""><text:span text:style-name="a2319" text:class-names="">someone who often suffers from bad fortune.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2" text:class-names="">Example sentence:</text:span><text:span text:style-name="a2323" text:class-names=""><text:s text:c="1"/>Sabrina is very unlucky. Things always seem to go wrong for her</text:span></text:p>
              </text:list-item>
            </text:list>
          </draw:text-box>
          <svg:title/>
          <svg:desc/>
        </draw:frame>
        <draw:frame draw:id="id449" draw:style-name="a2327" draw:name="Picture 3" svg:x="4.35288in" svg:y="4.91971in" svg:width="4.92402in" svg:height="2.75745in" style:rel-width="scale" style:rel-height="scale">
          <draw:image xlink:href="media/image34.jpg" xlink:type="simple" xlink:show="embed" xlink:actuate="onLoad"/>
          <svg:title/>
          <svg:desc/>
        </draw:frame>
        <presentation:notes draw:style-name="a2338">
          <draw:frame draw:id="id450" draw:style-name="a2331" draw:name="Slide Number Placeholder 6" svg:x="4.67953in" svg:y="11.10827in" svg:width="3.5878in" svg:height="0.58425in">
            <draw:text-box>
              <text:p text:style-name="a2330" text:class-names="" text:cond-style-name=""><text:span text:style-name="a2328" text:class-names=""><text:page-number style:num-format="1" text:fixed="false">38</text:page-number></text:span><text:span text:style-name="a2329" text:class-names=""/></text:p>
            </draw:text-box>
            <svg:title/>
            <svg:desc/>
          </draw:frame>
          <draw:frame draw:id="id451" draw:style-name="a2335" draw:name="Slide Number Placeholder 6" svg:x="4.67953in" svg:y="11.10827in" svg:width="3.5878in" svg:height="0.58425in">
            <draw:text-box>
              <text:p text:style-name="a2334" text:class-names="" text:cond-style-name=""><text:span text:style-name="a2332" text:class-names=""><text:page-number style:num-format="1" text:fixed="false">38</text:page-number></text:span><text:span text:style-name="a2333" text:class-names=""/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452" presentation:style-name="a2336" draw:name="Slide Image Placeholder 1">
            <svg:title/>
            <svg:desc/>
          </draw:page-thumbnail>
          <draw:frame draw:id="id453" presentation:style-name="a23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339" draw:master-page-name="Master2-Layout7-blank-Blank" presentation:presentation-page-layout-name="Master2-PPL7" draw:id="Slide-291">
        <draw:frame draw:id="id454" presentation:style-name="a2342" draw:name="Title 1" svg:x="0.3937in" svg:y="0.32953in" svg:width="10.23622in" svg:height="1.04843in" presentation:class="title" presentation:placeholder="false">
          <draw:text-box>
            <text:p text:style-name="a2341" text:class-names="" text:cond-style-name=""><text:span text:style-name="a2340" text:class-names="">untidy</text:span></text:p>
          </draw:text-box>
          <svg:title/>
          <svg:desc/>
        </draw:frame>
        <draw:frame draw:id="id455" presentation:style-name="a2350" draw:name="Text Placeholder 2" svg:x="0.3937in" svg:y="2.16535in" svg:width="10.23622in" svg:height="5.51181in" presentation:class="outline" presentation:placeholder="false">
          <draw:text-box>
            <text:list text:style-name="a2345">
              <text:list-item>
                <text:p text:style-name="a2344" text:class-names="" text:cond-style-name=""><text:span text:style-name="a2343" text:class-names="">someone who is very messy.</text:span></text:p>
              </text:list-item>
            </text:list>
            <text:list text:style-name="a2349">
              <text:list-item>
                <text:p text:style-name="a2348" text:class-names="" text:cond-style-name=""><text:span text:style-name="a2346" text:class-names="">Example sentence:</text:span><text:span text:style-name="a2347" text:class-names=""><text:s text:c="1"/>I'm a very messy person. I always forget to put things away!</text:span></text:p>
              </text:list-item>
            </text:list>
          </draw:text-box>
          <svg:title/>
          <svg:desc/>
        </draw:frame>
        <draw:frame draw:id="id456" draw:style-name="a2351" draw:name="untidy" svg:x="2.34011in" svg:y="0.52041in" svg:width="0.66667in" svg:height="0.66667in" style:rel-width="scale" style:rel-height="scale">
          <draw:plugin draw:mime-type="audio/mpeg" xlink:href="media/media31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57" draw:style-name="a2352" draw:name="Picture 4" svg:x="3.00678in" svg:y="4.25807in" svg:width="6.56368in" svg:height="3.60607in" style:rel-width="scale" style:rel-height="scale">
          <draw:image xlink:href="media/image3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56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56"/>
                </anim:par>
              </anim:par>
            </anim:par>
          </anim:seq>
        </anim:par>
        <presentation:notes draw:style-name="a2363">
          <draw:frame draw:id="id458" draw:style-name="a2356" draw:name="Slide Number Placeholder 6" svg:x="4.67953in" svg:y="11.10827in" svg:width="3.5878in" svg:height="0.58425in">
            <draw:text-box>
              <text:p text:style-name="a2355" text:class-names="" text:cond-style-name=""><text:span text:style-name="a2353" text:class-names=""><text:page-number style:num-format="1" text:fixed="false">39</text:page-number></text:span><text:span text:style-name="a2354" text:class-names=""/></text:p>
            </draw:text-box>
            <svg:title/>
            <svg:desc/>
          </draw:frame>
          <draw:frame draw:id="id459" draw:style-name="a2360" draw:name="Slide Number Placeholder 6" svg:x="4.67953in" svg:y="11.10827in" svg:width="3.5878in" svg:height="0.58425in">
            <draw:text-box>
              <text:p text:style-name="a2359" text:class-names="" text:cond-style-name=""><text:span text:style-name="a2357" text:class-names=""><text:page-number style:num-format="1" text:fixed="false">39</text:page-number></text:span><text:span text:style-name="a2358" text:class-names=""/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460" presentation:style-name="a2361" draw:name="Slide Image Placeholder 1">
            <svg:title/>
            <svg:desc/>
          </draw:page-thumbnail>
          <draw:frame draw:id="id461" presentation:style-name="a23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2364" draw:master-page-name="Master2-Layout7-blank-Blank" presentation:presentation-page-layout-name="Master2-PPL7" draw:id="Slide-292">
        <draw:frame draw:id="id462" presentation:style-name="a2367" draw:name="Title 1" svg:x="0.3937in" svg:y="0.32953in" svg:width="10.23622in" svg:height="1.04843in" presentation:class="title" presentation:placeholder="false">
          <draw:text-box>
            <text:p text:style-name="a2366" text:class-names="" text:cond-style-name=""><text:span text:style-name="a2365" text:class-names="">vain</text:span></text:p>
          </draw:text-box>
          <svg:title/>
          <svg:desc/>
        </draw:frame>
        <draw:frame draw:id="id463" presentation:style-name="a2381" draw:name="Text Placeholder 2" svg:x="0.3937in" svg:y="2.16535in" svg:width="10.23622in" svg:height="5.51181in" presentation:class="outline" presentation:placeholder="false">
          <draw:text-box>
            <text:list text:style-name="a2372">
              <text:list-item>
                <text:p text:style-name="a2371" text:class-names="" text:cond-style-name=""><text:span text:style-name="a2368" text:class-names=""><text:s text:c="1"/>(negative</text:span><text:span text:style-name="a2369" text:class-names="">)</text:span><text:span text:style-name="a2370" text:class-names=""><text:s text:c="1"/>someone who is a bit too fond of their looks.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3" text:class-names="">Example sentence:</text:span><text:span text:style-name="a2374" text:class-names=""><text:s text:c="1"/></text:span><text:span text:style-name="a2375" text:class-names="">Mark<text:s text:c="1"/></text:span><text:span text:style-name="a2376" text:class-names="">is really vain.<text:s text:c="1"/></text:span><text:span text:style-name="a2377" text:class-names="">He<text:s text:c="1"/></text:span><text:span text:style-name="a2378" text:class-names="">spends far too much time looking in the mirror!</text:span></text:p>
              </text:list-item>
            </text:list>
          </draw:text-box>
          <svg:title/>
          <svg:desc/>
        </draw:frame>
        <draw:frame draw:id="id464" draw:style-name="a2382" draw:name="vain" svg:x="2.0014in" svg:y="0.52041in" svg:width="0.66667in" svg:height="0.66667in" style:rel-width="scale" style:rel-height="scale">
          <draw:plugin draw:mime-type="audio/mpeg" xlink:href="media/media32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65" draw:style-name="a2383" draw:name="Picture 4" svg:x="7.33871in" svg:y="4.80001in" svg:width="2.37097in" svg:height="3.1107in" style:rel-width="scale" style:rel-height="scale">
          <draw:image xlink:href="media/image3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64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64"/>
                </anim:par>
              </anim:par>
            </anim:par>
          </anim:seq>
        </anim:par>
        <presentation:notes draw:style-name="a2394">
          <draw:frame draw:id="id466" draw:style-name="a2387" draw:name="Slide Number Placeholder 6" svg:x="4.67953in" svg:y="11.10827in" svg:width="3.5878in" svg:height="0.58425in">
            <draw:text-box>
              <text:p text:style-name="a2386" text:class-names="" text:cond-style-name=""><text:span text:style-name="a2384" text:class-names=""><text:page-number style:num-format="1" text:fixed="false">40</text:page-number></text:span><text:span text:style-name="a2385" text:class-names=""/></text:p>
            </draw:text-box>
            <svg:title/>
            <svg:desc/>
          </draw:frame>
          <draw:frame draw:id="id467" draw:style-name="a2391" draw:name="Slide Number Placeholder 6" svg:x="4.67953in" svg:y="11.10827in" svg:width="3.5878in" svg:height="0.58425in">
            <draw:text-box>
              <text:p text:style-name="a2390" text:class-names="" text:cond-style-name=""><text:span text:style-name="a2388" text:class-names=""><text:page-number style:num-format="1" text:fixed="false">40</text:page-number></text:span><text:span text:style-name="a2389" text:class-names=""/></text:p>
            </draw:text-box>
            <svg:title/>
            <svg:desc/>
          </draw:frame>
          <draw:page-thumbnail draw:page-number="40" svg:x="1.21007in" svg:y="0.88889in" svg:width="5.84549in" svg:height="4.38368in" presentation:class="page" draw:id="id468" presentation:style-name="a2392" draw:name="Slide Image Placeholder 1">
            <svg:title/>
            <svg:desc/>
          </draw:page-thumbnail>
          <draw:frame draw:id="id469" presentation:style-name="a23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2395" draw:master-page-name="Master2-Layout7-blank-Blank" presentation:presentation-page-layout-name="Master2-PPL7" draw:id="Slide-293">
        <draw:frame draw:id="id470" presentation:style-name="a2398" draw:name="Title 1" svg:x="0.3937in" svg:y="0.32953in" svg:width="10.23622in" svg:height="1.04843in" presentation:class="title" presentation:placeholder="false">
          <draw:text-box>
            <text:p text:style-name="a2397" text:class-names="" text:cond-style-name=""><text:span text:style-name="a2396" text:class-names="">wise</text:span></text:p>
          </draw:text-box>
          <svg:title/>
          <svg:desc/>
        </draw:frame>
        <draw:frame draw:id="id471" presentation:style-name="a2406" draw:name="Text Placeholder 2" svg:x="0.3937in" svg:y="2.16535in" svg:width="10.23622in" svg:height="5.51181in" presentation:class="outline" presentation:placeholder="false">
          <draw:text-box>
            <text:list text:style-name="a2401">
              <text:list-item>
                <text:p text:style-name="a2400" text:class-names="" text:cond-style-name=""><text:span text:style-name="a2399" text:class-names="">someone with a lot of common sense and knowledge.</text:span></text:p>
              </text:list-item>
            </text:list>
            <text:list text:style-name="a2405">
              <text:list-item>
                <text:p text:style-name="a2404" text:class-names="" text:cond-style-name=""><text:span text:style-name="a2402" text:class-names="">Example sentence:</text:span><text:span text:style-name="a2403" text:class-names=""><text:s text:c="1"/>My grandfather was a very wise man. He taught me many things.</text:span></text:p>
              </text:list-item>
            </text:list>
          </draw:text-box>
          <svg:title/>
          <svg:desc/>
        </draw:frame>
        <draw:frame draw:id="id472" draw:style-name="a2407" draw:name="wise" svg:x="1.92075in" svg:y="0.71129in" svg:width="0.66667in" svg:height="0.66667in" style:rel-width="scale" style:rel-height="scale">
          <draw:plugin draw:mime-type="audio/mpeg" xlink:href="media/media33.mp3" xlink:type="simple" xlink:show="embed" xlink:actuate="onLoad"/>
          <draw:image xlink:href="media/image1.png" xlink:type="simple" xlink:show="embed" xlink:actuate="onLoad"/>
          <svg:title/>
          <svg:desc/>
        </draw:frame>
        <draw:frame draw:id="id473" draw:style-name="a2408" draw:name="Picture 3" svg:x="6.72737in" svg:y="4.92125in" svg:width="3.17585in" svg:height="2.92529in" style:rel-width="scale" style:rel-height="scale">
          <draw:image xlink:href="media/image3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472.click" smil:dur="indefinite">
            <anim:par smil:begin="0.0s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472"/>
                </anim:par>
              </anim:par>
            </anim:par>
          </anim:seq>
        </anim:par>
        <presentation:notes draw:style-name="a2419">
          <draw:frame draw:id="id474" draw:style-name="a2412" draw:name="Slide Number Placeholder 6" svg:x="4.67953in" svg:y="11.10827in" svg:width="3.5878in" svg:height="0.58425in">
            <draw:text-box>
              <text:p text:style-name="a2411" text:class-names="" text:cond-style-name=""><text:span text:style-name="a2409" text:class-names=""><text:page-number style:num-format="1" text:fixed="false">41</text:page-number></text:span><text:span text:style-name="a2410" text:class-names=""/></text:p>
            </draw:text-box>
            <svg:title/>
            <svg:desc/>
          </draw:frame>
          <draw:frame draw:id="id475" draw:style-name="a2416" draw:name="Slide Number Placeholder 6" svg:x="4.67953in" svg:y="11.10827in" svg:width="3.5878in" svg:height="0.58425in">
            <draw:text-box>
              <text:p text:style-name="a2415" text:class-names="" text:cond-style-name=""><text:span text:style-name="a2413" text:class-names=""><text:page-number style:num-format="1" text:fixed="false">41</text:page-number></text:span><text:span text:style-name="a2414" text:class-names=""/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476" presentation:style-name="a2417" draw:name="Slide Image Placeholder 1">
            <svg:title/>
            <svg:desc/>
          </draw:page-thumbnail>
          <draw:frame draw:id="id477" presentation:style-name="a24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2420" draw:master-page-name="Master2-Layout7-blank-Blank" presentation:presentation-page-layout-name="Master2-PPL7" draw:id="Slide-294">
        <draw:frame draw:id="id478" presentation:style-name="a2423" draw:name="Title 1" svg:x="0.3937in" svg:y="0.32953in" svg:width="10.23622in" svg:height="1.04843in" presentation:class="title" presentation:placeholder="false">
          <draw:text-box>
            <text:p text:style-name="a2422" text:class-names="" text:cond-style-name=""><text:span text:style-name="a2421" text:class-names="">Sources</text:span></text:p>
          </draw:text-box>
          <svg:title/>
          <svg:desc/>
        </draw:frame>
        <draw:frame draw:id="id479" presentation:style-name="a2454" draw:name="Text Placeholder 2" svg:x="0.21057in" svg:y="2.10083in" svg:width="10.41935in" svg:height="5.51181in" presentation:class="outline" presentation:placeholder="false">
          <draw:text-box>
            <text:list text:style-name="a2428">
              <text:list-item>
                <text:p text:style-name="a2427" text:class-names="" text:cond-style-name=""><text:span text:style-name="a2424" text:class-names="">Words &amp; their meanings are from<text:s text:c="1"/></text:span><text:span text:style-name="a2425" text:class-names=""><text:a xlink:href="http://www.esolcourses.com/content/exercises/grammar/adjectives/personality/words-for-describing-personality.html" text:style-name="" text:visited-style-name="">here</text:a></text:span><text:span text:style-name="a2426" text:class-names=""/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>Pronunciations are from Google dictionary .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2" text:class-names="">Grammatical Points are from my own knowledge .</text:span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>Pictures are from different sources .</text:span></text:p>
              </text:list-item>
            </text:list>
            <text:list text:style-name="a2440">
              <text:list-item>
                <text:p text:style-name="a2439" text:class-names="" text:cond-style-name=""><text:span text:style-name="a2438" text:class-names=""/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/></text:p>
              </text:list-item>
            </text:list>
            <text:list text:style-name="a2450">
              <text:list-item>
                <text:p text:style-name="a2449" text:class-names="" text:cond-style-name=""><text:span text:style-name="a2444" text:class-names="">You can Always find this document and all other my works at<text:s text:c="1"/></text:span><text:span text:style-name="a2445" text:class-names=""><text:a xlink:href="https://github.com/amirrezafiroozi" text:style-name="" text:visited-style-name="">my<text:s text:c="1"/></text:a></text:span><text:span text:style-name="a2446" text:class-names=""><text:a xlink:href="https://github.com/amirrezafiroozi" text:style-name="" text:visited-style-name="">github</text:a></text:span><text:span text:style-name="a2447" text:class-names=""><text:a xlink:href="https://github.com/amirrezafiroozi" text:style-name="" text:visited-style-name=""><text:s text:c="1"/>page</text:a></text:span><text:span text:style-name="a2448" text:class-names=""/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/></text:p>
              </text:list-item>
            </text:list>
          </draw:text-box>
          <svg:title/>
          <svg:desc/>
        </draw:frame>
        <presentation:notes draw:style-name="a2465">
          <draw:frame draw:id="id480" draw:style-name="a2458" draw:name="Slide Number Placeholder 6" svg:x="4.67953in" svg:y="11.10827in" svg:width="3.5878in" svg:height="0.58425in">
            <draw:text-box>
              <text:p text:style-name="a2457" text:class-names="" text:cond-style-name=""><text:span text:style-name="a2455" text:class-names=""><text:page-number style:num-format="1" text:fixed="false">42</text:page-number></text:span><text:span text:style-name="a2456" text:class-names=""/></text:p>
            </draw:text-box>
            <svg:title/>
            <svg:desc/>
          </draw:frame>
          <draw:frame draw:id="id481" draw:style-name="a2462" draw:name="Slide Number Placeholder 6" svg:x="4.67953in" svg:y="11.10827in" svg:width="3.5878in" svg:height="0.58425in">
            <draw:text-box>
              <text:p text:style-name="a2461" text:class-names="" text:cond-style-name=""><text:span text:style-name="a2459" text:class-names=""><text:page-number style:num-format="1" text:fixed="false">42</text:page-number></text:span><text:span text:style-name="a2460" text:class-names=""/></text:p>
            </draw:text-box>
            <svg:title/>
            <svg:desc/>
          </draw:frame>
          <draw:page-thumbnail draw:page-number="42" svg:x="1.21007in" svg:y="0.88889in" svg:width="5.84549in" svg:height="4.38368in" presentation:class="page" draw:id="id482" presentation:style-name="a2463" draw:name="Slide Image Placeholder 1">
            <svg:title/>
            <svg:desc/>
          </draw:page-thumbnail>
          <draw:frame draw:id="id483" presentation:style-name="a24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Title and Content">
      <presentation:placeholder presentation:object="title" svg:x="0.3937in" svg:y="0.32953in" svg:width="10.23622in" svg:height="1.04843in"/>
      <presentation:placeholder presentation:object="titl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Two Content">
      <presentation:placeholder presentation:object="title" svg:x="0.3937in" svg:y="0.32953in" svg:width="10.23622in" svg:height="1.04843in"/>
      <presentation:placeholder presentation:object="title" svg:x="0.39409in" svg:y="2.16496in" svg:width="5.03464in" svg:height="5.5122in"/>
      <presentation:placeholder presentation:object="title" svg:x="5.59567in" svg:y="2.16496in" svg:width="5.03464in" svg:height="5.51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tle Only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Blank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2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Title and Vertical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cal Title and Text">
      <presentation:placeholder presentation:object="title" svg:x="8.07126in" svg:y="0.32992in" svg:width="2.55906in" svg:height="7.34724in"/>
      <presentation:placeholder presentation:object="outline" svg:x="0.39409in" svg:y="0.32992in" svg:width="7.51024in" svg:height="7.34724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571" draw:style="linear" draw:angle="0" draw:start-color="#f18c55" draw:end-color="#f67b28" draw:start-intensity="100%" draw:end-intensity="100%"/>
    <draw:marker draw:name="a1573" svg:viewBox="0 0 20 30" svg:d="m10 0-10 30h20z"/>
    <draw:marker draw:name="a157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3">
      <style:graphic-properties draw:fill="none" draw:stroke="non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draw:fill="none" draw:stroke="non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non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6">
      <style:graphic-properties draw:fill="none" draw:stroke="none"/>
    </style:style>
    <style:style style:family="paragraph" style:name="a342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4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non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draw:fill="none" draw:stroke="non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6">
      <style:graphic-properties draw:fill="none" draw:stroke="non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12">
      <style:graphic-properties draw:fill="none" draw:stroke="non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4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draw:fill="none" draw:stroke="non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1">
      <style:graphic-properties draw:fill="none" draw:stroke="non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9">
      <style:graphic-properties draw:fill="none" draw:stroke="non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1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draw:fill="none" draw:stroke="non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none" draw:stroke="non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3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886">
      <style:graphic-properties draw:fill="none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 PL New Sung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AR PL New Sung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 PL New Sung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New Sung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7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6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6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1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85" draw:name="Content Placeholder 2" svg:x="0.55118in" svg:y="1.93465in" svg:width="9.92087in" svg:height="4.79488in" presentation:class="title" presentation:placeholder="false">
        <draw:text-box>
          <text:p text:style-name="a84" text:class-names="" text:cond-style-name=""><text:span text:style-name="a8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8" presentation:style-name="a88" draw:name="Date Placeholder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Footer Placeholder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Slide Image Placeholder 1">
          <svg:title/>
          <svg:desc/>
        </draw:page-thumbnail>
        <draw:frame draw:id="id6" presentation:style-name="a98" draw:name="Notes Placeholder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Header Placeholder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Date Placeholder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Footer Placeholder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2">
      <draw:frame draw:id="id21" presentation:style-name="a115" draw:name="Titl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2" presentation:style-name="a119" draw:name="Text Placeholder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23" presentation:style-name="a122" draw:name="Date Placeholder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Footer Placeholder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lide Number Placeholder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Slide Image Placeholder 1">
          <svg:title/>
          <svg:desc/>
        </draw:page-thumbnail>
        <draw:frame draw:id="id6" presentation:style-name="a132" draw:name="Notes Placehold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Header Placeholder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Date Placeholder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Footer Placeholder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lide Number Placeholder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6">
      <draw:frame draw:id="id26" presentation:style-name="a149" draw:name="Titl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27" presentation:style-name="a152" draw:name="Content Placeholder 2" svg:x="0.55039in" svg:y="1.93386in" svg:width="4.87677in" svg:height="4.79528in" presentation:class="title" presentation:placeholder="false">
        <draw:text-box>
          <text:p text:style-name="a151" text:class-names="" text:cond-style-name=""><text:span text:style-name="a15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8" presentation:style-name="a155" draw:name="Content Placeholder 3" svg:x="5.5937in" svg:y="1.93386in" svg:width="4.87835in" svg:height="4.79528in" presentation:class="title" presentation:placeholder="false">
        <draw:text-box>
          <text:p text:style-name="a154" text:class-names="" text:cond-style-name=""><text:span text:style-name="a15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29" presentation:style-name="a158" draw:name="Date Placeholder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Footer Placeholder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Slide Image Placeholder 1">
          <svg:title/>
          <svg:desc/>
        </draw:page-thumbnail>
        <draw:frame draw:id="id6" presentation:style-name="a168" draw:name="Notes Placeholder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Header Placeholder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Date Placeholder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Footer Placeholder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2">
      <draw:frame draw:id="id32" presentation:style-name="a185" draw:name="Titl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3" presentation:style-name="a189" draw:name="Text Placeholder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" presentation:style-name="a196" draw:name="Text Placeholder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6" presentation:style-name="a199" draw:name="Content Placeholder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37" presentation:style-name="a202" draw:name="Date Placeholder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Footer Placeholder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lide Number Placeholder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26">
      <draw:frame draw:id="id40" presentation:style-name="a229" draw:name="Titl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1" presentation:style-name="a232" draw:name="Date Placeholder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Footer Placeholder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lide Number Placeholder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Slide Image Placeholder 1">
          <svg:title/>
          <svg:desc/>
        </draw:page-thumbnail>
        <draw:frame draw:id="id6" presentation:style-name="a242" draw:name="Notes Placeholder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Header Placeholder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Date Placeholder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Footer Placeholder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lide Number Placeholder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56">
      <draw:frame draw:id="id44" presentation:style-name="a259" draw:name="Date Placeholder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Footer Placeholder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lide Number Placeholder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82">
        <draw:page-thumbnail svg:x="1.21063in" svg:y="0.88858in" svg:width="5.84567in" svg:height="4.38425in" presentation:class="page" draw:id="id5" presentation:style-name="a266" draw:name="Slide Image Placeholder 1">
          <svg:title/>
          <svg:desc/>
        </draw:page-thumbnail>
        <draw:frame draw:id="id6" presentation:style-name="a269" draw:name="Notes Placeholder 2" svg:x="0.82677in" svg:y="5.55394in" svg:width="6.61378in" svg:height="5.26142in" presentation:class="notes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7" presentation:style-name="a272" draw:name="Header Placeholder 3" svg:x="0in" svg:y="0in" svg:width="3.5878in" svg:height="0.58425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8" presentation:style-name="a275" draw:name="Date Placeholder 4" svg:x="4.67953in" svg:y="0in" svg:width="3.5878in" svg:height="0.58425in" presentation:class="date-time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9" presentation:style-name="a278" draw:name="Footer Placeholder 5" svg:x="0in" svg:y="11.10827in" svg:width="3.5878in" svg:height="0.58425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0" presentation:style-name="a281" draw:name="Slide Number Placeholder 6" svg:x="4.67953in" svg:y="11.10827in" svg:width="3.5878in" svg:height="0.58425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83">
      <draw:frame draw:id="id47" presentation:style-name="a286" draw:name="Title 1" svg:x="0.75866in" svg:y="0.55039in" svg:width="3.55551in" svg:height="1.93071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48" presentation:style-name="a289" draw:name="Content Placeholder 2" svg:x="4.6874in" svg:y="1.19094in" svg:width="5.57992in" svg:height="5.8752in" presentation:class="title" presentation:placeholder="false">
        <draw:text-box>
          <text:p text:style-name="a288" text:class-names="" text:cond-style-name=""><text:span text:style-name="a28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49" presentation:style-name="a293" draw:name="Text Placeholder 3" svg:x="0.75866in" svg:y="2.48071in" svg:width="3.55551in" svg:height="4.593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</draw:text-box>
        <svg:title/>
        <svg:desc/>
      </draw:frame>
      <draw:frame draw:id="id50" presentation:style-name="a296" draw:name="Date Placeholder 4" svg:x="0.55118in" svg:y="7.53189in" svg:width="2.56811in" svg:height="0.57008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1" presentation:style-name="a299" draw:name="Footer Placeholder 5" svg:x="3.77008in" svg:y="7.53189in" svg:width="3.49409in" svg:height="0.57008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7.90394in" svg:y="7.53189in" svg:width="2.56811in" svg:height="0.57008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9">
        <draw:page-thumbnail svg:x="1.21063in" svg:y="0.88858in" svg:width="5.84567in" svg:height="4.38425in" presentation:class="page" draw:id="id5" presentation:style-name="a303" draw:name="Slide Image Placeholder 1">
          <svg:title/>
          <svg:desc/>
        </draw:page-thumbnail>
        <draw:frame draw:id="id6" presentation:style-name="a306" draw:name="Notes Placeholder 2" svg:x="0.82677in" svg:y="5.55394in" svg:width="6.61378in" svg:height="5.26142in" presentation:class="notes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7" presentation:style-name="a309" draw:name="Header Placeholder 3" svg:x="0in" svg:y="0in" svg:width="3.5878in" svg:height="0.58425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Date Placeholder 4" svg:x="4.67953in" svg:y="0in" svg:width="3.5878in" svg:height="0.58425in" presentation:class="date-time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Footer Placeholder 5" svg:x="0in" svg:y="11.10827in" svg:width="3.5878in" svg:height="0.5842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Slide Number Placeholder 6" svg:x="4.67953in" svg:y="11.10827in" svg:width="3.5878in" svg:height="0.58425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0">
      <draw:frame draw:id="id53" presentation:style-name="a323" draw:name="Title 1" svg:x="0.75866in" svg:y="0.55039in" svg:width="3.55551in" svg:height="1.93071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54" presentation:style-name="a326" draw:name="Picture Placeholder 2" svg:x="4.6874in" svg:y="1.19094in" svg:width="5.57992in" svg:height="5.8752in" presentation:class="titl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55" presentation:style-name="a330" draw:name="Text Placeholder 3" svg:x="0.75866in" svg:y="2.48071in" svg:width="3.55551in" svg:height="4.5937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</draw:text-box>
        <svg:title/>
        <svg:desc/>
      </draw:frame>
      <draw:frame draw:id="id56" presentation:style-name="a333" draw:name="Date Placeholder 4" svg:x="0.55118in" svg:y="7.53189in" svg:width="2.56811in" svg:height="0.57008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6" draw:name="Footer Placeholder 5" svg:x="3.77008in" svg:y="7.53189in" svg:width="3.49409in" svg:height="0.57008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8" presentation:style-name="a339" draw:name="Slide Number Placeholder 6" svg:x="7.90394in" svg:y="7.53189in" svg:width="2.56811in" svg:height="0.57008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5" presentation:style-name="a340" draw:name="Slide Image Placeholder 1">
          <svg:title/>
          <svg:desc/>
        </draw:page-thumbnail>
        <draw:frame draw:id="id6" presentation:style-name="a343" draw:name="Notes Placeholder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7" presentation:style-name="a346" draw:name="Header Placeholder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8" presentation:style-name="a349" draw:name="Date Placeholder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9" presentation:style-name="a352" draw:name="Footer Placeholder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0" presentation:style-name="a355" draw:name="Slide Number Placeholder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57">
      <draw:frame draw:id="id59" presentation:style-name="a360" draw:name="Title 1" svg:x="0.55118in" svg:y="0.32953in" svg:width="9.92087in" svg:height="1.38031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0" presentation:style-name="a376" draw:name="Vertical Text Placeholder 2" svg:x="0.55118in" svg:y="1.93465in" svg:width="9.92087in" svg:height="4.79488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79" draw:name="Date Placeholder 3" svg:x="0.55118in" svg:y="7.53189in" svg:width="2.56811in" svg:height="0.57008in" presentation:class="date-time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62" presentation:style-name="a382" draw:name="Footer Placeholder 4" svg:x="3.77008in" svg:y="7.53189in" svg:width="3.49409in" svg:height="0.57008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63" presentation:style-name="a385" draw:name="Slide Number Placeholder 5" svg:x="7.90394in" svg:y="7.53189in" svg:width="2.56811in" svg:height="0.57008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2">
        <draw:page-thumbnail svg:x="1.21063in" svg:y="0.88858in" svg:width="5.84567in" svg:height="4.38425in" presentation:class="page" draw:id="id5" presentation:style-name="a386" draw:name="Slide Image Placeholder 1">
          <svg:title/>
          <svg:desc/>
        </draw:page-thumbnail>
        <draw:frame draw:id="id6" presentation:style-name="a389" draw:name="Notes Placeholder 2" svg:x="0.82677in" svg:y="5.55394in" svg:width="6.61378in" svg:height="5.26142in" presentation:class="notes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7" presentation:style-name="a392" draw:name="Header Placeholder 3" svg:x="0in" svg:y="0in" svg:width="3.5878in" svg:height="0.58425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8" presentation:style-name="a395" draw:name="Date Placeholder 4" svg:x="4.67953in" svg:y="0in" svg:width="3.5878in" svg:height="0.58425in" presentation:class="date-time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9" presentation:style-name="a398" draw:name="Footer Placeholder 5" svg:x="0in" svg:y="11.10827in" svg:width="3.5878in" svg:height="0.5842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1" draw:name="Slide Number Placeholder 6" svg:x="4.67953in" svg:y="11.10827in" svg:width="3.5878in" svg:height="0.58425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3">
      <draw:frame draw:id="id64" presentation:style-name="a406" draw:name="Vertical Title 1" svg:x="7.99291in" svg:y="0.32992in" svg:width="2.47913in" svg:height="6.39921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65" presentation:style-name="a422" draw:name="Vertical Text Placeholder 2" svg:x="0.55039in" svg:y="0.32992in" svg:width="7.27598in" svg:height="6.399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ck to edit Master text styles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Second level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hird level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25" draw:name="Date Placeholder 3" svg:x="0.55118in" svg:y="7.53189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7" presentation:style-name="a428" draw:name="Footer Placeholder 4" svg:x="3.77008in" svg:y="7.53189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8" presentation:style-name="a431" draw:name="Slide Number Placeholder 5" svg:x="7.90394in" svg:y="7.53189in" svg:width="2.56811in" svg:height="0.57008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8">
        <draw:page-thumbnail svg:x="1.21063in" svg:y="0.88858in" svg:width="5.84567in" svg:height="4.38425in" presentation:class="page" draw:id="id5" presentation:style-name="a432" draw:name="Slide Image Placeholder 1">
          <svg:title/>
          <svg:desc/>
        </draw:page-thumbnail>
        <draw:frame draw:id="id6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449">
      <draw:custom-shape svg:x="0in" svg:y="7.87402in" svg:width="11.02362in" svg:height="0.3937in" draw:id="id69" draw:style-name="a452" draw:name="Freeform 1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0" draw:style-name="a455" draw:name="Freeform 2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1" presentation:style-name="a458" draw:name="Title Placeholder 3" svg:x="0.3937in" svg:y="0.32953in" svg:width="10.23622in" svg:height="1.04843in" presentation:class="title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72" presentation:style-name="a474" draw:name="Text Placeholder 4" svg:x="0.3937in" svg:y="2.16535in" svg:width="10.23622in" svg:height="5.5118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77" draw:name="Date Placeholder 5" svg:x="0.3937in" svg:y="7.87402in" svg:width="3.14961in" svg:height="0.393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74" presentation:style-name="a480" draw:name="Footer Placeholder 6" svg:x="3.74016in" svg:y="7.87402in" svg:width="3.54331in" svg:height="0.3937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custom-shape svg:x="10.1378in" svg:y="7.53937in" svg:width="0.59055in" svg:height="0.59055in" draw:id="id75" draw:style-name="a483" draw:name="Freeform 7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6" presentation:style-name="a486" draw:name="Slide Number Placeholder 8" svg:x="10.03937in" svg:y="7.44094in" svg:width="0.7874in" svg:height="0.7874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04">
      <draw:custom-shape svg:x="0in" svg:y="7.87402in" svg:width="11.02362in" svg:height="0.3937in" draw:id="id77" draw:layer="Master2-bg" draw:style-name="a507" draw:name="Freeform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8" draw:layer="Master2-bg" draw:style-name="a510" draw:name="Freeform 7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9" draw:layer="Master2-bg" draw:style-name="a513" draw:name="Freeform 8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0" presentation:style-name="a516" draw:name="Title 1" svg:x="1.37835in" svg:y="1.35236in" svg:width="8.26732in" svg:height="2.87835in" presentation:class="title" presentation:placeholder="false">
        <draw:text-box>
          <text:p text:style-name="a515" text:class-names="" text:cond-style-name=""><text:span text:style-name="a514" text:class-names="">Click to edit Master title style</text:span></text:p>
        </draw:text-box>
        <svg:title/>
        <svg:desc/>
      </draw:frame>
      <draw:frame draw:id="id81" presentation:style-name="a519" draw:name="Subtitle 2" svg:x="1.37835in" svg:y="4.34213in" svg:width="8.26732in" svg:height="1.99646in" presentation:class="subtitle" presentation:placeholder="false">
        <draw:text-box>
          <text:p text:style-name="a518" text:class-names="" text:cond-style-name=""><text:span text:style-name="a517" text:class-names="">Click to edit Master subtitle style</text:span></text:p>
        </draw:text-box>
        <svg:title/>
        <svg:desc/>
      </draw:frame>
      <draw:frame draw:id="id82" presentation:style-name="a522" draw:name="Date Placeholder 3" svg:x="0.3937in" svg:y="7.87402in" svg:width="3.14961in" svg:height="0.3937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83" presentation:style-name="a525" draw:name="Footer Placeholder 4" svg:x="3.74016in" svg:y="7.87402in" svg:width="3.54331in" svg:height="0.3937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84" presentation:style-name="a528" draw:name="Slide Number Placeholder 5" svg:x="10.03937in" svg:y="7.44094in" svg:width="0.7874in" svg:height="0.7874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45">
        <draw:page-thumbnail svg:x="1.21063in" svg:y="0.88858in" svg:width="5.84567in" svg:height="4.38425in" presentation:class="page" draw:id="id5" presentation:style-name="a529" draw:name="Slide Image Placeholder 1">
          <svg:title/>
          <svg:desc/>
        </draw:page-thumbnail>
        <draw:frame draw:id="id6" presentation:style-name="a532" draw:name="Notes Placeholder 2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7" presentation:style-name="a535" draw:name="Header Placeholder 3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8" presentation:style-name="a538" draw:name="Date Placeholder 4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9" presentation:style-name="a541" draw:name="Footer Placeholder 5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Slide Number Placeholder 6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46">
      <draw:custom-shape svg:x="0in" svg:y="7.87402in" svg:width="11.02362in" svg:height="0.3937in" draw:id="id85" draw:layer="Master2-bg" draw:style-name="a549" draw:name="Freeform 6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6" draw:layer="Master2-bg" draw:style-name="a552" draw:name="Freeform 7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7" draw:layer="Master2-bg" draw:style-name="a555" draw:name="Freeform 8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8" presentation:style-name="a558" draw:name="Title 1" svg:x="0.3937in" svg:y="0.32953in" svg:width="10.23622in" svg:height="1.04843in" presentation:class="title" presentation:placeholder="false">
        <draw:text-box>
          <text:p text:style-name="a557" text:class-names="" text:cond-style-name=""><text:span text:style-name="a556" text:class-names="">Click to edit Master title style</text:span></text:p>
        </draw:text-box>
        <svg:title/>
        <svg:desc/>
      </draw:frame>
      <draw:frame draw:id="id89" presentation:style-name="a561" draw:name="Content Placeholder 2" svg:x="0.3937in" svg:y="2.16535in" svg:width="10.23622in" svg:height="5.51181in" presentation:class="title" presentation:placeholder="false">
        <draw:text-box>
          <text:p text:style-name="a560" text:class-names="" text:cond-style-name=""><text:span text:style-name="a559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90" presentation:style-name="a564" draw:name="Date Placeholder 3" svg:x="0.3937in" svg:y="7.87402in" svg:width="3.14961in" svg:height="0.3937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91" presentation:style-name="a567" draw:name="Footer Placeholder 4" svg:x="3.74016in" svg:y="7.87402in" svg:width="3.54331in" svg:height="0.3937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92" presentation:style-name="a570" draw:name="Slide Number Placeholder 5" svg:x="10.03937in" svg:y="7.44094in" svg:width="0.7874in" svg:height="0.7874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7">
        <draw:page-thumbnail svg:x="1.21063in" svg:y="0.88858in" svg:width="5.84567in" svg:height="4.38425in" presentation:class="page" draw:id="id5" presentation:style-name="a571" draw:name="Slide Image Placeholder 1">
          <svg:title/>
          <svg:desc/>
        </draw:page-thumbnail>
        <draw:frame draw:id="id6" presentation:style-name="a574" draw:name="Notes Placeholder 2" svg:x="0.82677in" svg:y="5.55394in" svg:width="6.61378in" svg:height="5.26142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7" presentation:style-name="a577" draw:name="Header Placeholder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8" presentation:style-name="a580" draw:name="Date Placeholder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9" presentation:style-name="a583" draw:name="Footer Placeholder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0" presentation:style-name="a586" draw:name="Slide Number Placeholder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88">
      <draw:custom-shape svg:x="0in" svg:y="7.87402in" svg:width="11.02362in" svg:height="0.3937in" draw:id="id93" draw:layer="Master2-bg" draw:style-name="a591" draw:name="Freeform 6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4" draw:layer="Master2-bg" draw:style-name="a594" draw:name="Freeform 7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5" draw:layer="Master2-bg" draw:style-name="a597" draw:name="Freeform 8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6" presentation:style-name="a600" draw:name="Title 1" svg:x="0.75157in" svg:y="2.06063in" svg:width="9.50866in" svg:height="3.43937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97" presentation:style-name="a604" draw:name="Text Placeholder 2" svg:x="0.75157in" svg:y="5.53307in" svg:width="9.50866in" svg:height="1.8074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98" presentation:style-name="a607" draw:name="Date Placeholder 3" svg:x="0.3937in" svg:y="7.87402in" svg:width="3.14961in" svg:height="0.3937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99" presentation:style-name="a610" draw:name="Footer Placeholder 4" svg:x="3.74016in" svg:y="7.87402in" svg:width="3.54331in" svg:height="0.3937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0" presentation:style-name="a613" draw:name="Slide Number Placeholder 5" svg:x="10.03937in" svg:y="7.44094in" svg:width="0.7874in" svg:height="0.7874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0">
        <draw:page-thumbnail svg:x="1.21063in" svg:y="0.88858in" svg:width="5.84567in" svg:height="4.38425in" presentation:class="page" draw:id="id5" presentation:style-name="a614" draw:name="Slide Image Placeholder 1">
          <svg:title/>
          <svg:desc/>
        </draw:page-thumbnail>
        <draw:frame draw:id="id6" presentation:style-name="a617" draw:name="Notes Placeholder 2" svg:x="0.82677in" svg:y="5.55394in" svg:width="6.61378in" svg:height="5.26142in" presentation:class="notes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7" presentation:style-name="a620" draw:name="Header Placeholder 3" svg:x="0in" svg:y="0in" svg:width="3.5878in" svg:height="0.58425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8" presentation:style-name="a623" draw:name="Date Placeholder 4" svg:x="4.67953in" svg:y="0in" svg:width="3.5878in" svg:height="0.58425in" presentation:class="date-time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9" presentation:style-name="a626" draw:name="Footer Placeholder 5" svg:x="0in" svg:y="11.10827in" svg:width="3.5878in" svg:height="0.58425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0" presentation:style-name="a629" draw:name="Slide Number Placeholder 6" svg:x="4.67953in" svg:y="11.10827in" svg:width="3.5878in" svg:height="0.58425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31">
      <draw:custom-shape svg:x="0in" svg:y="7.87402in" svg:width="11.02362in" svg:height="0.3937in" draw:id="id101" draw:layer="Master2-bg" draw:style-name="a634" draw:name="Freeform 7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2" draw:layer="Master2-bg" draw:style-name="a637" draw:name="Freeform 8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3" draw:layer="Master2-bg" draw:style-name="a640" draw:name="Freeform 9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4" presentation:style-name="a643" draw:name="Title 1" svg:x="0.3937in" svg:y="0.32953in" svg:width="10.23622in" svg:height="1.04843in" presentation:class="title" presentation:placeholder="false">
        <draw:text-box>
          <text:p text:style-name="a642" text:class-names="" text:cond-style-name=""><text:span text:style-name="a641" text:class-names="">Click to edit Master title style</text:span></text:p>
        </draw:text-box>
        <svg:title/>
        <svg:desc/>
      </draw:frame>
      <draw:frame draw:id="id105" presentation:style-name="a646" draw:name="Content Placeholder 2" svg:x="0.39409in" svg:y="2.16496in" svg:width="5.03464in" svg:height="5.5122in" presentation:class="title" presentation:placeholder="false">
        <draw:text-box>
          <text:p text:style-name="a645" text:class-names="" text:cond-style-name=""><text:span text:style-name="a644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06" presentation:style-name="a649" draw:name="Content Placeholder 3" svg:x="5.59567in" svg:y="2.16496in" svg:width="5.03464in" svg:height="5.5122in" presentation:class="title" presentation:placeholder="false">
        <draw:text-box>
          <text:p text:style-name="a648" text:class-names="" text:cond-style-name=""><text:span text:style-name="a647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07" presentation:style-name="a652" draw:name="Date Placeholder 4" svg:x="0.3937in" svg:y="7.87402in" svg:width="3.14961in" svg:height="0.3937in" presentation:class="date-tim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108" presentation:style-name="a655" draw:name="Footer Placeholder 5" svg:x="3.74016in" svg:y="7.87402in" svg:width="3.54331in" svg:height="0.3937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109" presentation:style-name="a658" draw:name="Slide Number Placeholder 6" svg:x="10.03937in" svg:y="7.44094in" svg:width="0.7874in" svg:height="0.7874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5">
        <draw:page-thumbnail svg:x="1.21063in" svg:y="0.88858in" svg:width="5.84567in" svg:height="4.38425in" presentation:class="page" draw:id="id5" presentation:style-name="a659" draw:name="Slide Image Placeholder 1">
          <svg:title/>
          <svg:desc/>
        </draw:page-thumbnail>
        <draw:frame draw:id="id6" presentation:style-name="a662" draw:name="Notes Placeholder 2" svg:x="0.82677in" svg:y="5.55394in" svg:width="6.61378in" svg:height="5.26142in" presentation:class="notes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5" draw:name="Header Placeholder 3" svg:x="0in" svg:y="0in" svg:width="3.5878in" svg:height="0.58425in" presentation:class="head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Date Placeholder 4" svg:x="4.67953in" svg:y="0in" svg:width="3.5878in" svg:height="0.58425in" presentation:class="date-time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Footer Placeholder 5" svg:x="0in" svg:y="11.10827in" svg:width="3.5878in" svg:height="0.58425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Slide Number Placeholder 6" svg:x="4.67953in" svg:y="11.10827in" svg:width="3.5878in" svg:height="0.58425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676">
      <draw:custom-shape svg:x="0in" svg:y="7.87402in" svg:width="11.02362in" svg:height="0.3937in" draw:id="id110" draw:layer="Master2-bg" draw:style-name="a679" draw:name="Freeform 9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11" draw:layer="Master2-bg" draw:style-name="a682" draw:name="Freeform 10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12" draw:layer="Master2-bg" draw:style-name="a685" draw:name="Freeform 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3" presentation:style-name="a688" draw:name="Title 1" svg:x="0.75866in" svg:y="0.44094in" svg:width="9.50866in" svg:height="1.59724in" presentation:class="title" presentation:placeholder="false">
        <draw:text-box>
          <text:p text:style-name="a687" text:class-names="" text:cond-style-name=""><text:span text:style-name="a686" text:class-names="">Click to edit Master title style</text:span></text:p>
        </draw:text-box>
        <svg:title/>
        <svg:desc/>
      </draw:frame>
      <draw:frame draw:id="id114" presentation:style-name="a692" draw:name="Text Placeholder 2" svg:x="0.75866in" svg:y="2.02598in" svg:width="4.66496in" svg:height="0.99291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Click to edit Master text styles</text:span></text:p>
            </text:list-item>
          </text:list>
        </draw:text-box>
        <svg:title/>
        <svg:desc/>
      </draw:frame>
      <draw:frame draw:id="id115" presentation:style-name="a695" draw:name="Content Placeholder 3" svg:x="0.75866in" svg:y="3.01929in" svg:width="4.66496in" svg:height="4.44252in" presentation:class="title" presentation:placeholder="false">
        <draw:text-box>
          <text:p text:style-name="a694" text:class-names="" text:cond-style-name=""><text:span text:style-name="a693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16" presentation:style-name="a699" draw:name="Text Placeholder 4" svg:x="5.5815in" svg:y="2.02598in" svg:width="4.68583in" svg:height="0.9929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</draw:text-box>
        <svg:title/>
        <svg:desc/>
      </draw:frame>
      <draw:frame draw:id="id117" presentation:style-name="a702" draw:name="Content Placeholder 5" svg:x="5.5815in" svg:y="3.01929in" svg:width="4.68583in" svg:height="4.44252in" presentation:class="title" presentation:placeholder="false">
        <draw:text-box>
          <text:p text:style-name="a701" text:class-names="" text:cond-style-name=""><text:span text:style-name="a700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18" presentation:style-name="a705" draw:name="Date Placeholder 6" svg:x="0.3937in" svg:y="7.87402in" svg:width="3.14961in" svg:height="0.3937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19" presentation:style-name="a708" draw:name="Footer Placeholder 7" svg:x="3.74016in" svg:y="7.87402in" svg:width="3.54331in" svg:height="0.3937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20" presentation:style-name="a711" draw:name="Slide Number Placeholder 8" svg:x="10.03937in" svg:y="7.44094in" svg:width="0.7874in" svg:height="0.7874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page-thumbnail svg:x="1.21063in" svg:y="0.88858in" svg:width="5.84567in" svg:height="4.38425in" presentation:class="page" draw:id="id5" presentation:style-name="a712" draw:name="Slide Image Placeholder 1">
          <svg:title/>
          <svg:desc/>
        </draw:page-thumbnail>
        <draw:frame draw:id="id6" presentation:style-name="a715" draw:name="Notes Placeholder 2" svg:x="0.82677in" svg:y="5.55394in" svg:width="6.61378in" svg:height="5.26142in" presentation:class="notes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7" presentation:style-name="a718" draw:name="Header Placeholder 3" svg:x="0in" svg:y="0in" svg:width="3.5878in" svg:height="0.58425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8" presentation:style-name="a721" draw:name="Date Placeholder 4" svg:x="4.67953in" svg:y="0in" svg:width="3.5878in" svg:height="0.58425in" presentation:class="date-time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9" presentation:style-name="a724" draw:name="Footer Placeholder 5" svg:x="0in" svg:y="11.10827in" svg:width="3.5878in" svg:height="0.58425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Slide Number Placeholder 6" svg:x="4.67953in" svg:y="11.10827in" svg:width="3.5878in" svg:height="0.58425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29">
      <draw:custom-shape svg:x="0in" svg:y="7.87402in" svg:width="11.02362in" svg:height="0.3937in" draw:id="id121" draw:layer="Master2-bg" draw:style-name="a732" draw:name="Freeform 5">
        <svg:title/>
        <svg:desc/>
        <text:p text:style-name="a731" text:class-names="" text:cond-style-name=""><text:span text:style-name="a7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2" draw:layer="Master2-bg" draw:style-name="a735" draw:name="Freeform 6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23" draw:layer="Master2-bg" draw:style-name="a738" draw:name="Freeform 7">
        <svg:title/>
        <svg:desc/>
        <text:p text:style-name="a737" text:class-names="" text:cond-style-name=""><text:span text:style-name="a73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4" presentation:style-name="a741" draw:name="Title 1" svg:x="0.3937in" svg:y="0.32953in" svg:width="10.23622in" svg:height="1.04843in" presentation:class="title" presentation:placeholder="false">
        <draw:text-box>
          <text:p text:style-name="a740" text:class-names="" text:cond-style-name=""><text:span text:style-name="a739" text:class-names="">Click to edit Master title style</text:span></text:p>
        </draw:text-box>
        <svg:title/>
        <svg:desc/>
      </draw:frame>
      <draw:frame draw:id="id125" presentation:style-name="a744" draw:name="Date Placeholder 2" svg:x="0.3937in" svg:y="7.87402in" svg:width="3.14961in" svg:height="0.3937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26" presentation:style-name="a747" draw:name="Footer Placeholder 3" svg:x="3.74016in" svg:y="7.87402in" svg:width="3.54331in" svg:height="0.3937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27" presentation:style-name="a750" draw:name="Slide Number Placeholder 4" svg:x="10.03937in" svg:y="7.44094in" svg:width="0.7874in" svg:height="0.7874in" presentation:class="page-number" presentation:placeholder="false">
        <draw:text-box>
          <text:p text:style-name="a749" text:class-names="" text:cond-style-name=""><text:span text:style-name="a7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7">
        <draw:page-thumbnail svg:x="1.21063in" svg:y="0.88858in" svg:width="5.84567in" svg:height="4.38425in" presentation:class="page" draw:id="id5" presentation:style-name="a751" draw:name="Slide Image Placeholder 1">
          <svg:title/>
          <svg:desc/>
        </draw:page-thumbnail>
        <draw:frame draw:id="id6" presentation:style-name="a754" draw:name="Notes Placeholder 2" svg:x="0.82677in" svg:y="5.55394in" svg:width="6.61378in" svg:height="5.26142in" presentation:class="notes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7" draw:name="Header Placeholder 3" svg:x="0in" svg:y="0in" svg:width="3.5878in" svg:height="0.5842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8" presentation:style-name="a760" draw:name="Date Placeholder 4" svg:x="4.67953in" svg:y="0in" svg:width="3.5878in" svg:height="0.58425in" presentation:class="date-time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9" presentation:style-name="a763" draw:name="Footer Placeholder 5" svg:x="0in" svg:y="11.10827in" svg:width="3.5878in" svg:height="0.58425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67953in" svg:y="11.10827in" svg:width="3.5878in" svg:height="0.58425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768">
      <draw:custom-shape svg:x="0in" svg:y="7.87402in" svg:width="11.02362in" svg:height="0.3937in" draw:id="id128" draw:layer="Master2-bg" draw:style-name="a771" draw:name="Freeform 6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9" draw:layer="Master2-bg" draw:style-name="a774" draw:name="Freeform 7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0" draw:layer="Master2-bg" draw:style-name="a777" draw:name="Freeform 8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1" presentation:style-name="a780" draw:name="Date Placeholder 1" svg:x="0.3937in" svg:y="7.87402in" svg:width="3.14961in" svg:height="0.3937in" presentation:class="date-time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32" presentation:style-name="a783" draw:name="Footer Placeholder 2" svg:x="3.74016in" svg:y="7.87402in" svg:width="3.54331in" svg:height="0.3937in" presentation:class="footer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33" presentation:style-name="a786" draw:name="Slide Number Placeholder 3" svg:x="10.03937in" svg:y="7.44094in" svg:width="0.7874in" svg:height="0.7874in" presentation:class="page-number" presentation:placeholder="false">
        <draw:text-box>
          <text:p text:style-name="a785" text:class-names="" text:cond-style-name=""><text:span text:style-name="a784" text:class-names=""><text:page-number style:num-format="1" text:fixed="false">‹#›</text:page-number></text:span></text:p>
        </draw:text-box>
        <svg:title/>
        <svg:desc/>
      </draw:frame>
      <draw:frame draw:id="id134" presentation:style-name="a789" draw:name="Title 4" svg:x="0.55118in" svg:y="0.32953in" svg:width="9.92126in" svg:height="1.37992in" presentation:class="title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35" presentation:style-name="a793" draw:name="Text Placeholder 5" svg:x="0.55118in" svg:y="1.93425in" svg:width="9.92126in" svg:height="4.79449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/></text:p>
            </text:list-item>
          </text:list>
        </draw:text-box>
        <svg:title/>
        <svg:desc/>
      </draw:frame>
      <presentation:notes style:page-layout-name="pageLayout2" draw:style-name="a810">
        <draw:page-thumbnail svg:x="1.21063in" svg:y="0.88858in" svg:width="5.84567in" svg:height="4.38425in" presentation:class="page" draw:id="id5" presentation:style-name="a794" draw:name="Slide Image Placeholder 1">
          <svg:title/>
          <svg:desc/>
        </draw:page-thumbnail>
        <draw:frame draw:id="id6" presentation:style-name="a797" draw:name="Notes Placeholder 2" svg:x="0.82677in" svg:y="5.55394in" svg:width="6.61378in" svg:height="5.26142in" presentation:class="notes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" presentation:style-name="a800" draw:name="Header Placeholder 3" svg:x="0in" svg:y="0in" svg:width="3.5878in" svg:height="0.58425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8" presentation:style-name="a803" draw:name="Date Placeholder 4" svg:x="4.67953in" svg:y="0in" svg:width="3.5878in" svg:height="0.58425in" presentation:class="date-time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" presentation:style-name="a806" draw:name="Footer Placeholder 5" svg:x="0in" svg:y="11.10827in" svg:width="3.5878in" svg:height="0.58425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67953in" svg:y="11.10827in" svg:width="3.5878in" svg:height="0.58425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11">
      <draw:custom-shape svg:x="0in" svg:y="7.87402in" svg:width="11.02362in" svg:height="0.3937in" draw:id="id136" draw:layer="Master2-bg" draw:style-name="a814" draw:name="Freeform 7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37" draw:layer="Master2-bg" draw:style-name="a817" draw:name="Freeform 8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8" draw:layer="Master2-bg" draw:style-name="a820" draw:name="Freeform 9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9" presentation:style-name="a823" draw:name="Title 1" svg:x="0.75866in" svg:y="0.55039in" svg:width="3.55551in" svg:height="1.93071in" presentation:class="title" presentation:placeholder="false">
        <draw:text-box>
          <text:p text:style-name="a822" text:class-names="" text:cond-style-name=""><text:span text:style-name="a821" text:class-names="">Click to edit Master title style</text:span></text:p>
        </draw:text-box>
        <svg:title/>
        <svg:desc/>
      </draw:frame>
      <draw:frame draw:id="id140" presentation:style-name="a826" draw:name="Content Placeholder 2" svg:x="4.6874in" svg:y="1.19094in" svg:width="5.57992in" svg:height="5.8752in" presentation:class="title" presentation:placeholder="false">
        <draw:text-box>
          <text:p text:style-name="a825" text:class-names="" text:cond-style-name=""><text:span text:style-name="a824" text:class-names="">Click to edit Master text styles<text:line-break/>Second level<text:line-break/>Third level<text:line-break/>Fourth level<text:line-break/>Fifth level</text:span></text:p>
        </draw:text-box>
        <svg:title/>
        <svg:desc/>
      </draw:frame>
      <draw:frame draw:id="id141" presentation:style-name="a830" draw:name="Text Placeholder 3" svg:x="0.75866in" svg:y="2.48071in" svg:width="3.55551in" svg:height="4.5937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</draw:text-box>
        <svg:title/>
        <svg:desc/>
      </draw:frame>
      <draw:frame draw:id="id142" presentation:style-name="a833" draw:name="Date Placeholder 4" svg:x="0.3937in" svg:y="7.87402in" svg:width="3.14961in" svg:height="0.3937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43" presentation:style-name="a836" draw:name="Footer Placeholder 5" svg:x="3.74016in" svg:y="7.87402in" svg:width="3.54331in" svg:height="0.3937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44" presentation:style-name="a839" draw:name="Slide Number Placeholder 6" svg:x="10.03937in" svg:y="7.44094in" svg:width="0.7874in" svg:height="0.7874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56">
        <draw:page-thumbnail svg:x="1.21063in" svg:y="0.88858in" svg:width="5.84567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57">
      <draw:custom-shape svg:x="0in" svg:y="7.87402in" svg:width="11.02362in" svg:height="0.3937in" draw:id="id145" draw:layer="Master2-bg" draw:style-name="a860" draw:name="Freeform 7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46" draw:layer="Master2-bg" draw:style-name="a863" draw:name="Freeform 8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47" draw:layer="Master2-bg" draw:style-name="a866" draw:name="Freeform 9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8" presentation:style-name="a869" draw:name="Title 1" svg:x="0.75866in" svg:y="0.55039in" svg:width="3.55551in" svg:height="1.93071in" presentation:class="title" presentation:placeholder="false">
        <draw:text-box>
          <text:p text:style-name="a868" text:class-names="" text:cond-style-name=""><text:span text:style-name="a867" text:class-names="">Click to edit Master title style</text:span></text:p>
        </draw:text-box>
        <svg:title/>
        <svg:desc/>
      </draw:frame>
      <draw:frame draw:id="id149" presentation:style-name="a872" draw:name="Picture Placeholder 2" svg:x="4.6874in" svg:y="1.19094in" svg:width="5.57992in" svg:height="5.8752in" presentation:class="title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50" presentation:style-name="a876" draw:name="Text Placeholder 3" svg:x="0.75866in" svg:y="2.48071in" svg:width="3.55551in" svg:height="4.5937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ck to edit Master text styles</text:span></text:p>
            </text:list-item>
          </text:list>
        </draw:text-box>
        <svg:title/>
        <svg:desc/>
      </draw:frame>
      <draw:frame draw:id="id151" presentation:style-name="a879" draw:name="Date Placeholder 4" svg:x="0.3937in" svg:y="7.87402in" svg:width="3.14961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2" presentation:style-name="a882" draw:name="Footer Placeholder 5" svg:x="3.74016in" svg:y="7.87402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53" presentation:style-name="a885" draw:name="Slide Number Placeholder 6" svg:x="10.03937in" svg:y="7.44094in" svg:width="0.7874in" svg:height="0.7874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5" presentation:style-name="a886" draw:name="Slide Image Placeholder 1">
          <svg:title/>
          <svg:desc/>
        </draw:page-thumbnail>
        <draw:frame draw:id="id6" presentation:style-name="a889" draw:name="Notes Placeholder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7" presentation:style-name="a892" draw:name="Header Placeholder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Date Placeholder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Footer Placeholder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Slide Number Placeholder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3">
      <draw:custom-shape svg:x="0in" svg:y="7.87402in" svg:width="11.02362in" svg:height="0.3937in" draw:id="id154" draw:layer="Master2-bg" draw:style-name="a906" draw:name="Freeform 6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5" draw:layer="Master2-bg" draw:style-name="a909" draw:name="Freeform 7">
        <svg:title/>
        <svg:desc/>
        <text:p text:style-name="a908" text:class-names="" text:cond-style-name=""><text:span text:style-name="a90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56" draw:layer="Master2-bg" draw:style-name="a912" draw:name="Freeform 8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7" presentation:style-name="a915" draw:name="Title 1" svg:x="0.3937in" svg:y="0.32953in" svg:width="10.23622in" svg:height="1.04843in" presentation:class="title" presentation:placeholder="false">
        <draw:text-box>
          <text:p text:style-name="a914" text:class-names="" text:cond-style-name=""><text:span text:style-name="a913" text:class-names="">Click to edit Master title style</text:span></text:p>
        </draw:text-box>
        <svg:title/>
        <svg:desc/>
      </draw:frame>
      <draw:frame draw:id="id158" presentation:style-name="a931" draw:name="Vertical Text Placeholder 2" svg:x="0.3937in" svg:y="2.16535in" svg:width="10.23622in" svg:height="5.51181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ck to edit Master text styles</text:span></text:p>
            </text:list-item>
          </text:list>
          <text:list text:style-name="a921">
            <text:list-item>
              <text:list text:style-name="a921">
                <text:list-item>
                  <text:p text:style-name="a920" text:class-names="" text:cond-style-name=""><text:span text:style-name="a919" text:class-names="">Second level</text:span></text:p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p text:style-name="a923" text:class-names="" text:cond-style-name=""><text:span text:style-name="a922" text:class-names="">Third level</text:span></text:p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p text:style-name="a926" text:class-names="" text:cond-style-name=""><text:span text:style-name="a9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list text:style-name="a930">
                            <text:list-item>
                              <text:p text:style-name="a929" text:class-names="" text:cond-style-name=""><text:span text:style-name="a9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934" draw:name="Date Placeholder 3" svg:x="0.3937in" svg:y="7.87402in" svg:width="3.14961in" svg:height="0.3937in" presentation:class="date-time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60" presentation:style-name="a937" draw:name="Footer Placeholder 4" svg:x="3.74016in" svg:y="7.87402in" svg:width="3.54331in" svg:height="0.3937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61" presentation:style-name="a940" draw:name="Slide Number Placeholder 5" svg:x="10.03937in" svg:y="7.44094in" svg:width="0.7874in" svg:height="0.7874in" presentation:class="page-number" presentation:placeholder="false">
        <draw:text-box>
          <text:p text:style-name="a939" text:class-names="" text:cond-style-name=""><text:span text:style-name="a9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57">
        <draw:page-thumbnail svg:x="1.21063in" svg:y="0.88858in" svg:width="5.84567in" svg:height="4.38425in" presentation:class="page" draw:id="id5" presentation:style-name="a941" draw:name="Slide Image Placeholder 1">
          <svg:title/>
          <svg:desc/>
        </draw:page-thumbnail>
        <draw:frame draw:id="id6" presentation:style-name="a944" draw:name="Notes Placeholder 2" svg:x="0.82677in" svg:y="5.55394in" svg:width="6.61378in" svg:height="5.26142in" presentation:class="notes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7" presentation:style-name="a947" draw:name="Header Placeholder 3" svg:x="0in" svg:y="0in" svg:width="3.5878in" svg:height="0.58425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8" presentation:style-name="a950" draw:name="Date Placeholder 4" svg:x="4.67953in" svg:y="0in" svg:width="3.5878in" svg:height="0.58425in" presentation:class="date-time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3" draw:name="Footer Placeholder 5" svg:x="0in" svg:y="11.10827in" svg:width="3.5878in" svg:height="0.58425in" presentation:class="foot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0" presentation:style-name="a956" draw:name="Slide Number Placeholder 6" svg:x="4.67953in" svg:y="11.10827in" svg:width="3.5878in" svg:height="0.58425in" presentation:class="page-number" presentation:placeholder="false">
          <draw:text-box>
            <text:p text:style-name="a955" text:class-names="" text:cond-style-name=""><text:span text:style-name="a95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58">
      <draw:custom-shape svg:x="0in" svg:y="7.87402in" svg:width="11.02362in" svg:height="0.3937in" draw:id="id162" draw:layer="Master2-bg" draw:style-name="a961" draw:name="Freeform 6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63" draw:layer="Master2-bg" draw:style-name="a964" draw:name="Freeform 7">
        <svg:title/>
        <svg:desc/>
        <text:p text:style-name="a963" text:class-names="" text:cond-style-name=""><text:span text:style-name="a9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4" draw:layer="Master2-bg" draw:style-name="a967" draw:name="Freeform 8">
        <svg:title/>
        <svg:desc/>
        <text:p text:style-name="a966" text:class-names="" text:cond-style-name=""><text:span text:style-name="a96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65" presentation:style-name="a970" draw:name="Vertical Title 1" svg:x="8.07126in" svg:y="0.32992in" svg:width="2.55906in" svg:height="7.34724in" presentation:class="title" presentation:placeholder="false">
        <draw:text-box>
          <text:p text:style-name="a969" text:class-names="" text:cond-style-name=""><text:span text:style-name="a968" text:class-names="">Click to edit Master title style</text:span></text:p>
        </draw:text-box>
        <svg:title/>
        <svg:desc/>
      </draw:frame>
      <draw:frame draw:id="id166" presentation:style-name="a986" draw:name="Vertical Text Placeholder 2" svg:x="0.39409in" svg:y="0.32992in" svg:width="7.51024in" svg:height="7.34724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ck to edit Master text styles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Second level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hird level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list text:style-name="a985">
                            <text:list-item>
                              <text:p text:style-name="a984" text:class-names="" text:cond-style-name=""><text:span text:style-name="a9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989" draw:name="Date Placeholder 3" svg:x="0.3937in" svg:y="7.87402in" svg:width="3.14961in" svg:height="0.3937in" presentation:class="date-time" presentation:placeholder="false">
        <draw:text-box>
          <text:p text:style-name="a988" text:class-names="" text:cond-style-name=""><text:span text:style-name="a987" text:class-names=""/></text:p>
        </draw:text-box>
        <svg:title/>
        <svg:desc/>
      </draw:frame>
      <draw:frame draw:id="id168" presentation:style-name="a992" draw:name="Footer Placeholder 4" svg:x="3.74016in" svg:y="7.87402in" svg:width="3.54331in" svg:height="0.3937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69" presentation:style-name="a995" draw:name="Slide Number Placeholder 5" svg:x="10.03937in" svg:y="7.44094in" svg:width="0.7874in" svg:height="0.7874in" presentation:class="page-number" presentation:placeholder="false">
        <draw:text-box>
          <text:p text:style-name="a994" text:class-names="" text:cond-style-name=""><text:span text:style-name="a99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2">
        <draw:page-thumbnail svg:x="1.21063in" svg:y="0.88858in" svg:width="5.84567in" svg:height="4.38425in" presentation:class="page" draw:id="id5" presentation:style-name="a996" draw:name="Slide Image Placeholder 1">
          <svg:title/>
          <svg:desc/>
        </draw:page-thumbnail>
        <draw:frame draw:id="id6" presentation:style-name="a999" draw:name="Notes Placeholder 2" svg:x="0.82677in" svg:y="5.55394in" svg:width="6.61378in" svg:height="5.26142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Header Placeholder 3" svg:x="0in" svg:y="0in" svg:width="3.5878in" svg:height="0.58425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Date Placeholder 4" svg:x="4.67953in" svg:y="0in" svg:width="3.5878in" svg:height="0.58425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Footer Placeholder 5" svg:x="0in" svg:y="11.10827in" svg:width="3.5878in" svg:height="0.58425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lide Number Placeholder 6" svg:x="4.67953in" svg:y="11.10827in" svg:width="3.5878in" svg:height="0.58425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1013">
      <draw:frame draw:id="id170" presentation:style-name="a1016" draw:name="Header Placeholder 1" svg:x="0in" svg:y="0in" svg:width="3.5878in" svg:height="0.58425in" presentation:class="head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71" presentation:style-name="a1019" draw:name="Date Placeholder 2" svg:x="4.67953in" svg:y="0in" svg:width="3.5878in" svg:height="0.58425in" presentation:class="date-time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72" presentation:style-name="a1022" draw:name="Footer Placeholder 3" svg:x="0in" svg:y="11.10827in" svg:width="3.5878in" svg:height="0.58425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73" presentation:style-name="a1026" draw:name="Slide Number Placeholder 4" svg:x="4.67953in" svg:y="11.10827in" svg:width="3.5878in" svg:height="0.58425in" presentation:class="page-number" presentation:placeholder="false">
        <draw:text-box>
          <text:p text:style-name="a1025" text:class-names="" text:cond-style-name=""><text:span text:style-name="a1023" text:class-names=""><text:page-number style:num-format="1" text:fixed="false">‹#›</text:page-number></text:span><text:span text:style-name="a1024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 the name of who created the world</dc:title>
    <meta:initial-creator>Asus</meta:initial-creator>
    <dc:creator>Asus</dc:creator>
    <meta:creation-date>2016-10-03T15:53:22Z</meta:creation-date>
    <dc:date>2016-10-14T11:00:39Z</dc:date>
    <meta:editing-cycles>35</meta:editing-cycles>
    <meta:editing-duration>PT18085S</meta:editing-duration>
    <meta:document-statistic meta:paragraph-count="293" meta:word-count="1427"/>
  </office:meta>
</office:document-meta>
</file>